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1.0506095256555099" table:style-name="ce1">
            <text:p>1,050609526</text:p>
          </table:table-cell>
          <table:table-cell office:value-type="float" office:value="1.0478822869749" table:style-name="ce1">
            <text:p>1,047882287</text:p>
          </table:table-cell>
          <table:table-cell office:value-type="float" office:value="0.223185584045726" table:style-name="ce1">
            <text:p>0,223185584</text:p>
          </table:table-cell>
          <table:table-cell office:value-type="float" office:value="0.88437384212911896" table:style-name="ce1">
            <text:p>0,88437384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154191404135401" table:style-name="ce1">
            <text:p>1,11541914</text:p>
          </table:table-cell>
          <table:table-cell office:value-type="float" office:value="1.0096997384387201" table:style-name="ce1">
            <text:p>1,009699738</text:p>
          </table:table-cell>
          <table:table-cell office:value-type="float" office:value="4.2848021756629598E-3" table:style-name="ce1">
            <text:p>0,004284802</text:p>
          </table:table-cell>
          <table:table-cell office:value-type="float" office:value="0.83946339990315599" table:style-name="ce1">
            <text:p>0,8394634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1.27423809940166" table:style-name="ce1">
            <text:p>1,274238099</text:p>
          </table:table-cell>
          <table:table-cell office:value-type="float" office:value="0.96550997828288299" table:style-name="ce1">
            <text:p>0,965509978</text:p>
          </table:table-cell>
          <table:table-cell office:value-type="float" office:value="6.7482788292769803E-3" table:style-name="ce1">
            <text:p>0,006748279</text:p>
          </table:table-cell>
          <table:table-cell office:value-type="float" office:value="0.84666948452021595" table:style-name="ce1">
            <text:p>0,846669485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3224408706555399" table:style-name="ce1">
            <text:p>1,322440871</text:p>
          </table:table-cell>
          <table:table-cell office:value-type="float" office:value="0.96389025352277402" table:style-name="ce1">
            <text:p>0,963890254</text:p>
          </table:table-cell>
          <table:table-cell office:value-type="float" office:value="1.21531769535541E-2" table:style-name="ce1">
            <text:p>0,012153177</text:p>
          </table:table-cell>
          <table:table-cell office:value-type="float" office:value="0.86462958030138903" table:style-name="ce1">
            <text:p>0,86462958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1.3799222359819501" table:style-name="ce1">
            <text:p>1,379922236</text:p>
          </table:table-cell>
          <table:table-cell office:value-type="float" office:value="0.92078377144518497" table:style-name="ce1">
            <text:p>0,920783771</text:p>
          </table:table-cell>
          <table:table-cell office:value-type="float" office:value="-6.6516667060806195E-2" table:style-name="ce1">
            <text:p>-0,066516667</text:p>
          </table:table-cell>
          <table:table-cell office:value-type="float" office:value="0.81466089568427902" table:style-name="ce1">
            <text:p>0,81466089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4111776053190299" table:style-name="ce1">
            <text:p>1,411177605</text:p>
          </table:table-cell>
          <table:table-cell office:value-type="float" office:value="0.904758709131392" table:style-name="ce1">
            <text:p>0,904758709</text:p>
          </table:table-cell>
          <table:table-cell office:value-type="float" office:value="-0.25247267341441998" table:style-name="ce1">
            <text:p>-0,252472673</text:p>
          </table:table-cell>
          <table:table-cell office:value-type="float" office:value="0.76793401629396996" table:style-name="ce1">
            <text:p>0,767934016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1.39332426861305" table:style-name="ce1">
            <text:p>1,393324269</text:p>
          </table:table-cell>
          <table:table-cell office:value-type="float" office:value="0.92715287144377101" table:style-name="ce1">
            <text:p>0,927152871</text:p>
          </table:table-cell>
          <table:table-cell office:value-type="float" office:value="3.92948036742959E-2" table:style-name="ce1">
            <text:p>0,039294804</text:p>
          </table:table-cell>
          <table:table-cell office:value-type="float" office:value="0.84475907353925805" table:style-name="ce1">
            <text:p>0,844759074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25229439927027" table:style-name="ce1">
            <text:p>1,252294399</text:p>
          </table:table-cell>
          <table:table-cell office:value-type="float" office:value="0.97258026112185203" table:style-name="ce1">
            <text:p>0,972580261</text:p>
          </table:table-cell>
          <table:table-cell office:value-type="float" office:value="2.4297060699703301E-2" table:style-name="ce1">
            <text:p>0,024297061</text:p>
          </table:table-cell>
          <table:table-cell office:value-type="float" office:value="0.859212663153886" table:style-name="ce1">
            <text:p>0,859212663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1.3305079172344201" table:style-name="ce1">
            <text:p>1,330507917</text:p>
          </table:table-cell>
          <table:table-cell office:value-type="float" office:value="0.93072329237257501" table:style-name="ce1">
            <text:p>0,930723292</text:p>
          </table:table-cell>
          <table:table-cell office:value-type="float" office:value="-0.18475370196170399" table:style-name="ce1">
            <text:p>-0,184753702</text:p>
          </table:table-cell>
          <table:table-cell office:value-type="float" office:value="0.78856344542242496" table:style-name="ce1">
            <text:p>0,78856344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39838046618659" table:style-name="ce1">
            <text:p>1,398380466</text:p>
          </table:table-cell>
          <table:table-cell office:value-type="float" office:value="0.92315230239266199" table:style-name="ce1">
            <text:p>0,923152302</text:p>
          </table:table-cell>
          <table:table-cell office:value-type="float" office:value="-0.17969988760400399" table:style-name="ce1">
            <text:p>-0,179699888</text:p>
          </table:table-cell>
          <table:table-cell office:value-type="float" office:value="0.79283271494932595" table:style-name="ce1">
            <text:p>0,792832715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1.3985106114144701" table:style-name="ce1">
            <text:p>1,398510611</text:p>
          </table:table-cell>
          <table:table-cell office:value-type="float" office:value="0.91539440296324603" table:style-name="ce1">
            <text:p>0,915394403</text:p>
          </table:table-cell>
          <table:table-cell office:value-type="float" office:value="-0.160984613043614" table:style-name="ce1">
            <text:p>-0,160984613</text:p>
          </table:table-cell>
          <table:table-cell office:value-type="float" office:value="0.79534308216866001" table:style-name="ce1">
            <text:p>0,79534308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35368045553657" table:style-name="ce1">
            <text:p>1,353680456</text:p>
          </table:table-cell>
          <table:table-cell office:value-type="float" office:value="0.94177324611283098" table:style-name="ce1">
            <text:p>0,941773246</text:p>
          </table:table-cell>
          <table:table-cell office:value-type="float" office:value="4.2949589260898001E-2" table:style-name="ce1">
            <text:p>0,042949589</text:p>
          </table:table-cell>
          <table:table-cell office:value-type="float" office:value="0.85104988067459897" table:style-name="ce1">
            <text:p>0,851049881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1.46139201695623" table:style-name="ce1">
            <text:p>1,461392017</text:p>
          </table:table-cell>
          <table:table-cell office:value-type="float" office:value="0.89887561028102003" table:style-name="ce1">
            <text:p>0,89887561</text:p>
          </table:table-cell>
          <table:table-cell office:value-type="float" office:value="-0.22832556278903901" table:style-name="ce1">
            <text:p>-0,228325563</text:p>
          </table:table-cell>
          <table:table-cell office:value-type="float" office:value="0.77477113882321302" table:style-name="ce1">
            <text:p>0,77477113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3617499305271401" table:style-name="ce1">
            <text:p>1,361749931</text:p>
          </table:table-cell>
          <table:table-cell office:value-type="float" office:value="0.92139987226061704" table:style-name="ce1">
            <text:p>0,921399872</text:p>
          </table:table-cell>
          <table:table-cell office:value-type="float" office:value="-0.139536514619366" table:style-name="ce1">
            <text:p>-0,139536515</text:p>
          </table:table-cell>
          <table:table-cell office:value-type="float" office:value="0.79582917176219004" table:style-name="ce1">
            <text:p>0,795829172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1.3633358039887999" table:style-name="ce1">
            <text:p>1,363335804</text:p>
          </table:table-cell>
          <table:table-cell office:value-type="float" office:value="0.93671183582586304" table:style-name="ce1">
            <text:p>0,936711836</text:p>
          </table:table-cell>
          <table:table-cell office:value-type="float" office:value="-8.6785107410082094E-2" table:style-name="ce1">
            <text:p>-0,086785107</text:p>
          </table:table-cell>
          <table:table-cell office:value-type="float" office:value="0.82344622228191899" table:style-name="ce1">
            <text:p>0,82344622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2491436302478101" table:style-name="ce1">
            <text:p>1,24914363</text:p>
          </table:table-cell>
          <table:table-cell office:value-type="float" office:value="0.96589647466872297" table:style-name="ce1">
            <text:p>0,965896475</text:p>
          </table:table-cell>
          <table:table-cell office:value-type="float" office:value="0.10676349139347199" table:style-name="ce1">
            <text:p>0,106763491</text:p>
          </table:table-cell>
          <table:table-cell office:value-type="float" office:value="0.85882289089409802" table:style-name="ce1">
            <text:p>0,858822891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1.34532817373083" table:style-name="ce1">
            <text:p>1,345328174</text:p>
          </table:table-cell>
          <table:table-cell office:value-type="float" office:value="0.94418578772513295" table:style-name="ce1">
            <text:p>0,944185788</text:p>
          </table:table-cell>
          <table:table-cell office:value-type="float" office:value="-0.10346820035144901" table:style-name="ce1">
            <text:p>-0,1034682</text:p>
          </table:table-cell>
          <table:table-cell office:value-type="float" office:value="0.82738666859180598" table:style-name="ce1">
            <text:p>0,827386669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3282954358934" table:style-name="ce1">
            <text:p>1,328295436</text:p>
          </table:table-cell>
          <table:table-cell office:value-type="float" office:value="0.94516136712508403" table:style-name="ce1">
            <text:p>0,945161367</text:p>
          </table:table-cell>
          <table:table-cell office:value-type="float" office:value="-0.111401623629409" table:style-name="ce1">
            <text:p>-0,111401624</text:p>
          </table:table-cell>
          <table:table-cell office:value-type="float" office:value="0.81676429818649399" table:style-name="ce1">
            <text:p>0,816764298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1.3506444570203999" table:style-name="ce1">
            <text:p>1,350644457</text:p>
          </table:table-cell>
          <table:table-cell office:value-type="float" office:value="0.94131081246972204" table:style-name="ce1">
            <text:p>0,941310812</text:p>
          </table:table-cell>
          <table:table-cell office:value-type="float" office:value="-3.2374292613424498E-2" table:style-name="ce1">
            <text:p>-0,032374293</text:p>
          </table:table-cell>
          <table:table-cell office:value-type="float" office:value="0.84052080306793298" table:style-name="ce1">
            <text:p>0,840520803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3620025865202701" table:style-name="ce1">
            <text:p>1,362002587</text:p>
          </table:table-cell>
          <table:table-cell office:value-type="float" office:value="0.94369500387791505" table:style-name="ce1">
            <text:p>0,943695004</text:p>
          </table:table-cell>
          <table:table-cell office:value-type="float" office:value="8.5533747393009604E-2" table:style-name="ce1">
            <text:p>0,085533747</text:p>
          </table:table-cell>
          <table:table-cell office:value-type="float" office:value="0.86274122818351495" table:style-name="ce1">
            <text:p>0,862741228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1.33153387731345" table:style-name="ce1">
            <text:p>1,331533877</text:p>
          </table:table-cell>
          <table:table-cell office:value-type="float" office:value="0.94761980885862995" table:style-name="ce1">
            <text:p>0,947619809</text:p>
          </table:table-cell>
          <table:table-cell office:value-type="float" office:value="-4.5908853010956797E-2" table:style-name="ce1">
            <text:p>-0,045908853</text:p>
          </table:table-cell>
          <table:table-cell office:value-type="float" office:value="0.83564387397430795" table:style-name="ce1">
            <text:p>0,835643874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7535058426489" table:style-name="ce1">
            <text:p>1,275350584</text:p>
          </table:table-cell>
          <table:table-cell office:value-type="float" office:value="0.96213944972382803" table:style-name="ce1">
            <text:p>0,96213945</text:p>
          </table:table-cell>
          <table:table-cell office:value-type="float" office:value="-0.107560684762217" table:style-name="ce1">
            <text:p>-0,107560685</text:p>
          </table:table-cell>
          <table:table-cell office:value-type="float" office:value="0.82270408048155097" table:style-name="ce1">
            <text:p>0,82270408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1.33105178166615" table:style-name="ce1">
            <text:p>1,331051782</text:p>
          </table:table-cell>
          <table:table-cell office:value-type="float" office:value="0.94373932132848204" table:style-name="ce1">
            <text:p>0,943739321</text:p>
          </table:table-cell>
          <table:table-cell office:value-type="float" office:value="4.4532863304429099E-2" table:style-name="ce1">
            <text:p>0,044532863</text:p>
          </table:table-cell>
          <table:table-cell office:value-type="float" office:value="0.84767875227217904" table:style-name="ce1">
            <text:p>0,84767875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3746042825457601" table:style-name="ce1">
            <text:p>1,374604283</text:p>
          </table:table-cell>
          <table:table-cell office:value-type="float" office:value="0.92017637231322802" table:style-name="ce1">
            <text:p>0,920176372</text:p>
          </table:table-cell>
          <table:table-cell office:value-type="float" office:value="-0.18074431952108699" table:style-name="ce1">
            <text:p>-0,18074432</text:p>
          </table:table-cell>
          <table:table-cell office:value-type="float" office:value="0.78783179403975101" table:style-name="ce1">
            <text:p>0,787831794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1.2546985766387899" table:style-name="ce1">
            <text:p>1,254698577</text:p>
          </table:table-cell>
          <table:table-cell office:value-type="float" office:value="0.96117172689459196" table:style-name="ce1">
            <text:p>0,961171727</text:p>
          </table:table-cell>
          <table:table-cell office:value-type="float" office:value="-4.7088638426592097E-2" table:style-name="ce1">
            <text:p>-0,047088638</text:p>
          </table:table-cell>
          <table:table-cell office:value-type="float" office:value="0.82259682393894396" table:style-name="ce1">
            <text:p>0,82259682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4034019687857999" table:style-name="ce1">
            <text:p>1,403401969</text:p>
          </table:table-cell>
          <table:table-cell office:value-type="float" office:value="0.91425423133089401" table:style-name="ce1">
            <text:p>0,914254231</text:p>
          </table:table-cell>
          <table:table-cell office:value-type="float" office:value="-0.16818269599736299" table:style-name="ce1">
            <text:p>-0,168182696</text:p>
          </table:table-cell>
          <table:table-cell office:value-type="float" office:value="0.79282925027301099" table:style-name="ce1">
            <text:p>0,79282925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1.3667182455887299" table:style-name="ce1">
            <text:p>1,366718246</text:p>
          </table:table-cell>
          <table:table-cell office:value-type="float" office:value="0.92256710877050196" table:style-name="ce1">
            <text:p>0,922567109</text:p>
          </table:table-cell>
          <table:table-cell office:value-type="float" office:value="-0.126764145457646" table:style-name="ce1">
            <text:p>-0,126764145</text:p>
          </table:table-cell>
          <table:table-cell office:value-type="float" office:value="0.79799793549382003" table:style-name="ce1">
            <text:p>0,79799793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24165764322547" table:style-name="ce1">
            <text:p>1,241657643</text:p>
          </table:table-cell>
          <table:table-cell office:value-type="float" office:value="0.982951946968186" table:style-name="ce1">
            <text:p>0,982951947</text:p>
          </table:table-cell>
          <table:table-cell office:value-type="float" office:value="0.30854914379084197" table:style-name="ce1">
            <text:p>0,308549144</text:p>
          </table:table-cell>
          <table:table-cell office:value-type="float" office:value="0.90926900156684598" table:style-name="ce1">
            <text:p>0,909269002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1.36348053348158" table:style-name="ce1">
            <text:p>1,363480533</text:p>
          </table:table-cell>
          <table:table-cell office:value-type="float" office:value="0.93932209294233204" table:style-name="ce1">
            <text:p>0,939322093</text:p>
          </table:table-cell>
          <table:table-cell office:value-type="float" office:value="5.6275186139656902E-2" table:style-name="ce1">
            <text:p>0,056275186</text:p>
          </table:table-cell>
          <table:table-cell office:value-type="float" office:value="0.85828224343660298" table:style-name="ce1">
            <text:p>0,858282243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3329351961279099" table:style-name="ce1">
            <text:p>1,332935196</text:p>
          </table:table-cell>
          <table:table-cell office:value-type="float" office:value="0.95989610488395904" table:style-name="ce1">
            <text:p>0,959896105</text:p>
          </table:table-cell>
          <table:table-cell office:value-type="float" office:value="0.16784547138707601" table:style-name="ce1">
            <text:p>0,167845471</text:p>
          </table:table-cell>
          <table:table-cell office:value-type="float" office:value="0.89175636920743895" table:style-name="ce1">
            <text:p>0,891756369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1.3072569375298499" table:style-name="ce1">
            <text:p>1,307256938</text:p>
          </table:table-cell>
          <table:table-cell office:value-type="float" office:value="0.95582528078774598" table:style-name="ce1">
            <text:p>0,955825281</text:p>
          </table:table-cell>
          <table:table-cell office:value-type="float" office:value="-7.8436591333717498E-2" table:style-name="ce1">
            <text:p>-0,078436591</text:p>
          </table:table-cell>
          <table:table-cell office:value-type="float" office:value="0.833548592345561" table:style-name="ce1">
            <text:p>0,833548592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30442389450276" table:style-name="ce1">
            <text:p>1,304423895</text:p>
          </table:table-cell>
          <table:table-cell office:value-type="float" office:value="0.96050094530808505" table:style-name="ce1">
            <text:p>0,960500945</text:p>
          </table:table-cell>
          <table:table-cell office:value-type="float" office:value="-1.78015568727696E-3" table:style-name="ce1">
            <text:p>-0,001780156</text:p>
          </table:table-cell>
          <table:table-cell office:value-type="float" office:value="0.85282153115187698" table:style-name="ce1">
            <text:p>0,852821531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1.2589031745245101" table:style-name="ce1">
            <text:p>1,258903175</text:p>
          </table:table-cell>
          <table:table-cell office:value-type="float" office:value="0.97474287587549602" table:style-name="ce1">
            <text:p>0,974742876</text:p>
          </table:table-cell>
          <table:table-cell office:value-type="float" office:value="0.112611907478658" table:style-name="ce1">
            <text:p>0,112611907</text:p>
          </table:table-cell>
          <table:table-cell office:value-type="float" office:value="0.87248184301927001" table:style-name="ce1">
            <text:p>0,872481843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2932171591019499" table:style-name="ce1">
            <text:p>1,293217159</text:p>
          </table:table-cell>
          <table:table-cell office:value-type="float" office:value="0.95078936854459795" table:style-name="ce1">
            <text:p>0,950789369</text:p>
          </table:table-cell>
          <table:table-cell office:value-type="float" office:value="-4.2682869698216198E-2" table:style-name="ce1">
            <text:p>-0,04268287</text:p>
          </table:table-cell>
          <table:table-cell office:value-type="float" office:value="0.82425908507989398" table:style-name="ce1">
            <text:p>0,824259085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1.2141511730855601" table:style-name="ce1">
            <text:p>1,214151173</text:p>
          </table:table-cell>
          <table:table-cell office:value-type="float" office:value="0.98309552816203305" table:style-name="ce1">
            <text:p>0,983095528</text:p>
          </table:table-cell>
          <table:table-cell office:value-type="float" office:value="4.9703638827757898E-2" table:style-name="ce1">
            <text:p>0,049703639</text:p>
          </table:table-cell>
          <table:table-cell office:value-type="float" office:value="0.85636581265960598" table:style-name="ce1">
            <text:p>0,856365813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2918935272082399" table:style-name="ce1">
            <text:p>1,291893527</text:p>
          </table:table-cell>
          <table:table-cell office:value-type="float" office:value="0.96216529967117304" table:style-name="ce1">
            <text:p>0,9621653</text:p>
          </table:table-cell>
          <table:table-cell office:value-type="float" office:value="2.9981903808570898E-2" table:style-name="ce1">
            <text:p>0,029981904</text:p>
          </table:table-cell>
          <table:table-cell office:value-type="float" office:value="0.85747922828720002" table:style-name="ce1">
            <text:p>0,857479228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1.2325406246478401" table:style-name="ce1">
            <text:p>1,232540625</text:p>
          </table:table-cell>
          <table:table-cell office:value-type="float" office:value="0.98913743222306705" table:style-name="ce1">
            <text:p>0,989137432</text:p>
          </table:table-cell>
          <table:table-cell office:value-type="float" office:value="0.32107992392831303" table:style-name="ce1">
            <text:p>0,321079924</text:p>
          </table:table-cell>
          <table:table-cell office:value-type="float" office:value="0.92043667288822695" table:style-name="ce1">
            <text:p>0,92043667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3119365488483701" table:style-name="ce1">
            <text:p>1,311936549</text:p>
          </table:table-cell>
          <table:table-cell office:value-type="float" office:value="0.96427014380702902" table:style-name="ce1">
            <text:p>0,964270144</text:p>
          </table:table-cell>
          <table:table-cell office:value-type="float" office:value="4.1392707680340202E-2" table:style-name="ce1">
            <text:p>0,041392708</text:p>
          </table:table-cell>
          <table:table-cell office:value-type="float" office:value="0.868687770768516" table:style-name="ce1">
            <text:p>0,868687771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1.3166710202749701" table:style-name="ce1">
            <text:p>1,31667102</text:p>
          </table:table-cell>
          <table:table-cell office:value-type="float" office:value="0.95202751221488102" table:style-name="ce1">
            <text:p>0,952027512</text:p>
          </table:table-cell>
          <table:table-cell office:value-type="float" office:value="0.1081580711563" table:style-name="ce1">
            <text:p>0,108158071</text:p>
          </table:table-cell>
          <table:table-cell office:value-type="float" office:value="0.86299778712699104" table:style-name="ce1">
            <text:p>0,862997787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3032144501784999" table:style-name="ce1">
            <text:p>1,30321445</text:p>
          </table:table-cell>
          <table:table-cell office:value-type="float" office:value="0.94008630341070998" table:style-name="ce1">
            <text:p>0,940086303</text:p>
          </table:table-cell>
          <table:table-cell office:value-type="float" office:value="-0.120091402028089" table:style-name="ce1">
            <text:p>-0,120091402</text:p>
          </table:table-cell>
          <table:table-cell office:value-type="float" office:value="0.79926574921132498" table:style-name="ce1">
            <text:p>0,799265749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1.2743669322978901" table:style-name="ce1">
            <text:p>1,274366932</text:p>
          </table:table-cell>
          <table:table-cell office:value-type="float" office:value="0.97634225871326796" table:style-name="ce1">
            <text:p>0,976342259</text:p>
          </table:table-cell>
          <table:table-cell office:value-type="float" office:value="0.46878448921564497" table:style-name="ce1">
            <text:p>0,468784489</text:p>
          </table:table-cell>
          <table:table-cell office:value-type="float" office:value="0.93442976314914195" table:style-name="ce1">
            <text:p>0,934429763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2909637986979201" table:style-name="ce1">
            <text:p>1,290963799</text:p>
          </table:table-cell>
          <table:table-cell office:value-type="float" office:value="0.96398525044499705" table:style-name="ce1">
            <text:p>0,96398525</text:p>
          </table:table-cell>
          <table:table-cell office:value-type="float" office:value="0.35134695245952102" table:style-name="ce1">
            <text:p>0,351346952</text:p>
          </table:table-cell>
          <table:table-cell office:value-type="float" office:value="0.91475781859330596" table:style-name="ce1">
            <text:p>0,914757819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1.2949039407468099" table:style-name="ce1">
            <text:p>1,294903941</text:p>
          </table:table-cell>
          <table:table-cell office:value-type="float" office:value="0.96377776218695899" table:style-name="ce1">
            <text:p>0,963777762</text:p>
          </table:table-cell>
          <table:table-cell office:value-type="float" office:value="0.21698220996269399" table:style-name="ce1">
            <text:p>0,21698221</text:p>
          </table:table-cell>
          <table:table-cell office:value-type="float" office:value="0.89557832242122104" table:style-name="ce1">
            <text:p>0,895578322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2595363344402299" table:style-name="ce1">
            <text:p>1,259536334</text:p>
          </table:table-cell>
          <table:table-cell office:value-type="float" office:value="0.96208832654741105" table:style-name="ce1">
            <text:p>0,962088327</text:p>
          </table:table-cell>
          <table:table-cell office:value-type="float" office:value="-8.6509213091323601E-4" table:style-name="ce1">
            <text:p>-0,000865092</text:p>
          </table:table-cell>
          <table:table-cell office:value-type="float" office:value="0.83760400320480299" table:style-name="ce1">
            <text:p>0,837604003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1.204828690439" table:style-name="ce1">
            <text:p>1,20482869</text:p>
          </table:table-cell>
          <table:table-cell office:value-type="float" office:value="1.00938902476905" table:style-name="ce1">
            <text:p>1,009389025</text:p>
          </table:table-cell>
          <table:table-cell office:value-type="float" office:value="0.57073791186238398" table:style-name="ce1">
            <text:p>0,570737912</text:p>
          </table:table-cell>
          <table:table-cell office:value-type="float" office:value="0.981796339376242" table:style-name="ce1">
            <text:p>0,981796339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1923233426559301" table:style-name="ce1">
            <text:p>1,192323343</text:p>
          </table:table-cell>
          <table:table-cell office:value-type="float" office:value="1.0113026744992699" table:style-name="ce1">
            <text:p>1,011302674</text:p>
          </table:table-cell>
          <table:table-cell office:value-type="float" office:value="0.46991356235492998" table:style-name="ce1">
            <text:p>0,469913562</text:p>
          </table:table-cell>
          <table:table-cell office:value-type="float" office:value="0.957809431261338" table:style-name="ce1">
            <text:p>0,957809431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1.27885061584821" table:style-name="ce1">
            <text:p>1,278850616</text:p>
          </table:table-cell>
          <table:table-cell office:value-type="float" office:value="0.97420873009168696" table:style-name="ce1">
            <text:p>0,97420873</text:p>
          </table:table-cell>
          <table:table-cell office:value-type="float" office:value="0.22760110747641499" table:style-name="ce1">
            <text:p>0,227601107</text:p>
          </table:table-cell>
          <table:table-cell office:value-type="float" office:value="0.90556591033012701" table:style-name="ce1">
            <text:p>0,90556591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2307399519556801" table:style-name="ce1">
            <text:p>1,230739952</text:p>
          </table:table-cell>
          <table:table-cell office:value-type="float" office:value="0.99617949062830502" table:style-name="ce1">
            <text:p>0,996179491</text:p>
          </table:table-cell>
          <table:table-cell office:value-type="float" office:value="0.33845818415816598" table:style-name="ce1">
            <text:p>0,338458184</text:p>
          </table:table-cell>
          <table:table-cell office:value-type="float" office:value="0.93404907358858302" table:style-name="ce1">
            <text:p>0,934049074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1.3160845507943999" table:style-name="ce1">
            <text:p>1,316084551</text:p>
          </table:table-cell>
          <table:table-cell office:value-type="float" office:value="0.95035434494686699" table:style-name="ce1">
            <text:p>0,950354345</text:p>
          </table:table-cell>
          <table:table-cell office:value-type="float" office:value="-5.9038532521307197E-3" table:style-name="ce1">
            <text:p>-0,005903853</text:p>
          </table:table-cell>
          <table:table-cell office:value-type="float" office:value="0.84210140344748596" table:style-name="ce1">
            <text:p>0,84210140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2143923279023701" table:style-name="ce1">
            <text:p>1,214392328</text:p>
          </table:table-cell>
          <table:table-cell office:value-type="float" office:value="0.98986046934441896" table:style-name="ce1">
            <text:p>0,989860469</text:p>
          </table:table-cell>
          <table:table-cell office:value-type="float" office:value="0.22609289646727901" table:style-name="ce1">
            <text:p>0,226092896</text:p>
          </table:table-cell>
          <table:table-cell office:value-type="float" office:value="0.90114307544863803" table:style-name="ce1">
            <text:p>0,901143075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1.1898727293920299" table:style-name="ce1">
            <text:p>1,189872729</text:p>
          </table:table-cell>
          <table:table-cell office:value-type="float" office:value="1.0034925424157" table:style-name="ce1">
            <text:p>1,003492542</text:p>
          </table:table-cell>
          <table:table-cell office:value-type="float" office:value="0.38709834168996199" table:style-name="ce1">
            <text:p>0,387098342</text:p>
          </table:table-cell>
          <table:table-cell office:value-type="float" office:value="0.92746919198067002" table:style-name="ce1">
            <text:p>0,927469192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30223917889096" table:style-name="ce1">
            <text:p>1,302239179</text:p>
          </table:table-cell>
          <table:table-cell office:value-type="float" office:value="0.96737211642417398" table:style-name="ce1">
            <text:p>0,967372116</text:p>
          </table:table-cell>
          <table:table-cell office:value-type="float" office:value="0.27236611245801001" table:style-name="ce1">
            <text:p>0,272366112</text:p>
          </table:table-cell>
          <table:table-cell office:value-type="float" office:value="0.91065809452383395" table:style-name="ce1">
            <text:p>0,910658095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1.26885326739515" table:style-name="ce1">
            <text:p>1,268853267</text:p>
          </table:table-cell>
          <table:table-cell office:value-type="float" office:value="0.96312197687394496" table:style-name="ce1">
            <text:p>0,963121977</text:p>
          </table:table-cell>
          <table:table-cell office:value-type="float" office:value="3.7075063086630798E-2" table:style-name="ce1">
            <text:p>0,037075063</text:p>
          </table:table-cell>
          <table:table-cell office:value-type="float" office:value="0.852095689988845" table:style-name="ce1">
            <text:p>0,85209569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2544625317058899" table:style-name="ce1">
            <text:p>1,254462532</text:p>
          </table:table-cell>
          <table:table-cell office:value-type="float" office:value="0.97485470065296898" table:style-name="ce1">
            <text:p>0,974854701</text:p>
          </table:table-cell>
          <table:table-cell office:value-type="float" office:value="0.25111269522178498" table:style-name="ce1">
            <text:p>0,251112695</text:p>
          </table:table-cell>
          <table:table-cell office:value-type="float" office:value="0.89837241299196402" table:style-name="ce1">
            <text:p>0,898372413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1.28507015234757" table:style-name="ce1">
            <text:p>1,285070152</text:p>
          </table:table-cell>
          <table:table-cell office:value-type="float" office:value="0.96261675405741098" table:style-name="ce1">
            <text:p>0,962616754</text:p>
          </table:table-cell>
          <table:table-cell office:value-type="float" office:value="0.240306835528385" table:style-name="ce1">
            <text:p>0,240306836</text:p>
          </table:table-cell>
          <table:table-cell office:value-type="float" office:value="0.88961271940047904" table:style-name="ce1">
            <text:p>0,889612719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3902222137666" table:style-name="ce1">
            <text:p>1,239022221</text:p>
          </table:table-cell>
          <table:table-cell office:value-type="float" office:value="0.98059769345951098" table:style-name="ce1">
            <text:p>0,980597693</text:p>
          </table:table-cell>
          <table:table-cell office:value-type="float" office:value="0.123626595976248" table:style-name="ce1">
            <text:p>0,123626596</text:p>
          </table:table-cell>
          <table:table-cell office:value-type="float" office:value="0.88064447891227104" table:style-name="ce1">
            <text:p>0,880644479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1.2432229238805801" table:style-name="ce1">
            <text:p>1,243222924</text:p>
          </table:table-cell>
          <table:table-cell office:value-type="float" office:value="1.00011480756542" table:style-name="ce1">
            <text:p>1,000114808</text:p>
          </table:table-cell>
          <table:table-cell office:value-type="float" office:value="0.97316267912602705" table:style-name="ce1">
            <text:p>0,973162679</text:p>
          </table:table-cell>
          <table:table-cell office:value-type="float" office:value="1.03716381643624" table:style-name="ce1">
            <text:p>1,037163816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2528441136701101" table:style-name="ce1">
            <text:p>1,252844114</text:p>
          </table:table-cell>
          <table:table-cell office:value-type="float" office:value="0.99378255288804296" table:style-name="ce1">
            <text:p>0,993782553</text:p>
          </table:table-cell>
          <table:table-cell office:value-type="float" office:value="0.67162325626374597" table:style-name="ce1">
            <text:p>0,671623256</text:p>
          </table:table-cell>
          <table:table-cell office:value-type="float" office:value="0.99478643370019204" table:style-name="ce1">
            <text:p>0,994786434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1.17853653799906" table:style-name="ce1">
            <text:p>1,178536538</text:p>
          </table:table-cell>
          <table:table-cell office:value-type="float" office:value="1.0174723310515501" table:style-name="ce1">
            <text:p>1,017472331</text:p>
          </table:table-cell>
          <table:table-cell office:value-type="float" office:value="0.85795845994546605" table:style-name="ce1">
            <text:p>0,85795846</text:p>
          </table:table-cell>
          <table:table-cell office:value-type="float" office:value="1.01575260956808" table:style-name="ce1">
            <text:p>1,01575261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2893818199176199" table:style-name="ce1">
            <text:p>1,28938182</text:p>
          </table:table-cell>
          <table:table-cell office:value-type="float" office:value="0.97607972054325598" table:style-name="ce1">
            <text:p>0,976079721</text:p>
          </table:table-cell>
          <table:table-cell office:value-type="float" office:value="0.53358900747094795" table:style-name="ce1">
            <text:p>0,533589007</text:p>
          </table:table-cell>
          <table:table-cell office:value-type="float" office:value="0.96206123067175098" table:style-name="ce1">
            <text:p>0,962061231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1.1855641506294099" table:style-name="ce1">
            <text:p>1,185564151</text:p>
          </table:table-cell>
          <table:table-cell office:value-type="float" office:value="0.99772057915525103" table:style-name="ce1">
            <text:p>0,997720579</text:p>
          </table:table-cell>
          <table:table-cell office:value-type="float" office:value="0.208306523061557" table:style-name="ce1">
            <text:p>0,208306523</text:p>
          </table:table-cell>
          <table:table-cell office:value-type="float" office:value="0.89471233267165595" table:style-name="ce1">
            <text:p>0,894712333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2638892114349101" table:style-name="ce1">
            <text:p>1,263889211</text:p>
          </table:table-cell>
          <table:table-cell office:value-type="float" office:value="0.97189446053001805" table:style-name="ce1">
            <text:p>0,971894461</text:p>
          </table:table-cell>
          <table:table-cell office:value-type="float" office:value="0.45887989351810399" table:style-name="ce1">
            <text:p>0,458879894</text:p>
          </table:table-cell>
          <table:table-cell office:value-type="float" office:value="0.92847393378909104" table:style-name="ce1">
            <text:p>0,928473934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1.2048225531282699" table:style-name="ce1">
            <text:p>1,204822553</text:p>
          </table:table-cell>
          <table:table-cell office:value-type="float" office:value="1.00652317096476" table:style-name="ce1">
            <text:p>1,006523171</text:p>
          </table:table-cell>
          <table:table-cell office:value-type="float" office:value="0.76990560758563198" table:style-name="ce1">
            <text:p>0,769905608</text:p>
          </table:table-cell>
          <table:table-cell office:value-type="float" office:value="1.0021530052582199" table:style-name="ce1">
            <text:p>1,002153005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24452918694077" table:style-name="ce1">
            <text:p>1,244529187</text:p>
          </table:table-cell>
          <table:table-cell office:value-type="float" office:value="0.99183042254938203" table:style-name="ce1">
            <text:p>0,991830423</text:p>
          </table:table-cell>
          <table:table-cell office:value-type="float" office:value="0.49663479504003299" table:style-name="ce1">
            <text:p>0,496634795</text:p>
          </table:table-cell>
          <table:table-cell office:value-type="float" office:value="0.95556458003549305" table:style-name="ce1">
            <text:p>0,95556458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1.3091756135352599" table:style-name="ce1">
            <text:p>1,309175614</text:p>
          </table:table-cell>
          <table:table-cell office:value-type="float" office:value="0.98308899353095303" table:style-name="ce1">
            <text:p>0,983088994</text:p>
          </table:table-cell>
          <table:table-cell office:value-type="float" office:value="0.80783342546422898" table:style-name="ce1">
            <text:p>0,807833425</text:p>
          </table:table-cell>
          <table:table-cell office:value-type="float" office:value="1.02444155582545" table:style-name="ce1">
            <text:p>1,024441556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2498030271792699" table:style-name="ce1">
            <text:p>1,249803027</text:p>
          </table:table-cell>
          <table:table-cell office:value-type="float" office:value="0.99934699528363202" table:style-name="ce1">
            <text:p>0,999346995</text:p>
          </table:table-cell>
          <table:table-cell office:value-type="float" office:value="0.92567600345063905" table:style-name="ce1">
            <text:p>0,925676003</text:p>
          </table:table-cell>
          <table:table-cell office:value-type="float" office:value="1.0339872657351501" table:style-name="ce1">
            <text:p>1,033987266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1.2124585413737301" table:style-name="ce1">
            <text:p>1,212458541</text:p>
          </table:table-cell>
          <table:table-cell office:value-type="float" office:value="0.99317510193603398" table:style-name="ce1">
            <text:p>0,993175102</text:p>
          </table:table-cell>
          <table:table-cell office:value-type="float" office:value="0.41301302925238798" table:style-name="ce1">
            <text:p>0,413013029</text:p>
          </table:table-cell>
          <table:table-cell office:value-type="float" office:value="0.93474779840807898" table:style-name="ce1">
            <text:p>0,934747798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22522295541614" table:style-name="ce1">
            <text:p>1,225222955</text:p>
          </table:table-cell>
          <table:table-cell office:value-type="float" office:value="0.98771112073154099" table:style-name="ce1">
            <text:p>0,987711121</text:p>
          </table:table-cell>
          <table:table-cell office:value-type="float" office:value="0.352641125702504" table:style-name="ce1">
            <text:p>0,352641126</text:p>
          </table:table-cell>
          <table:table-cell office:value-type="float" office:value="0.91830979586984496" table:style-name="ce1">
            <text:p>0,918309796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1.3598977099971701" table:style-name="ce1">
            <text:p>1,35989771</text:p>
          </table:table-cell>
          <table:table-cell office:value-type="float" office:value="0.97961047281010305" table:style-name="ce1">
            <text:p>0,979610473</text:p>
          </table:table-cell>
          <table:table-cell office:value-type="float" office:value="1.0870418146831999" table:style-name="ce1">
            <text:p>1,087041815</text:p>
          </table:table-cell>
          <table:table-cell office:value-type="float" office:value="1.0835372437147499" table:style-name="ce1">
            <text:p>1,083537244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2525170484513399" table:style-name="ce1">
            <text:p>1,252517048</text:p>
          </table:table-cell>
          <table:table-cell office:value-type="float" office:value="1.0017512423112001" table:style-name="ce1">
            <text:p>1,001751242</text:p>
          </table:table-cell>
          <table:table-cell office:value-type="float" office:value="0.76135189758272104" table:style-name="ce1">
            <text:p>0,761351898</text:p>
          </table:table-cell>
          <table:table-cell office:value-type="float" office:value="1.0230730612421099" table:style-name="ce1">
            <text:p>1,023073061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1.24580052311197" table:style-name="ce1">
            <text:p>1,245800523</text:p>
          </table:table-cell>
          <table:table-cell office:value-type="float" office:value="0.98316673211641903" table:style-name="ce1">
            <text:p>0,983166732</text:p>
          </table:table-cell>
          <table:table-cell office:value-type="float" office:value="0.33278528548986402" table:style-name="ce1">
            <text:p>0,332785285</text:p>
          </table:table-cell>
          <table:table-cell office:value-type="float" office:value="0.91946884633256198" table:style-name="ce1">
            <text:p>0,919468846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22575101259914" table:style-name="ce1">
            <text:p>1,225751013</text:p>
          </table:table-cell>
          <table:table-cell office:value-type="float" office:value="0.99406881494977595" table:style-name="ce1">
            <text:p>0,994068815</text:p>
          </table:table-cell>
          <table:table-cell office:value-type="float" office:value="0.45470790437064801" table:style-name="ce1">
            <text:p>0,454707904</text:p>
          </table:table-cell>
          <table:table-cell office:value-type="float" office:value="0.95027816915244201" table:style-name="ce1">
            <text:p>0,950278169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1.2683156379253" table:style-name="ce1">
            <text:p>1,268315638</text:p>
          </table:table-cell>
          <table:table-cell office:value-type="float" office:value="1.0153224388661699" table:style-name="ce1">
            <text:p>1,015322439</text:p>
          </table:table-cell>
          <table:table-cell office:value-type="float" office:value="1.27012513507414" table:style-name="ce1">
            <text:p>1,270125135</text:p>
          </table:table-cell>
          <table:table-cell office:value-type="float" office:value="1.1261666373228001" table:style-name="ce1">
            <text:p>1,12616663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3166337249720399" table:style-name="ce1">
            <text:p>1,316633725</text:p>
          </table:table-cell>
          <table:table-cell office:value-type="float" office:value="0.98916638470029095" table:style-name="ce1">
            <text:p>0,989166385</text:p>
          </table:table-cell>
          <table:table-cell office:value-type="float" office:value="0.87348547137178101" table:style-name="ce1">
            <text:p>0,873485471</text:p>
          </table:table-cell>
          <table:table-cell office:value-type="float" office:value="1.0477890818145701" table:style-name="ce1">
            <text:p>1,047789082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1.3432198870941301" table:style-name="ce1">
            <text:p>1,343219887</text:p>
          </table:table-cell>
          <table:table-cell office:value-type="float" office:value="0.98399313548556999" table:style-name="ce1">
            <text:p>0,983993135</text:p>
          </table:table-cell>
          <table:table-cell office:value-type="float" office:value="0.85786460177586699" table:style-name="ce1">
            <text:p>0,857864602</text:p>
          </table:table-cell>
          <table:table-cell office:value-type="float" office:value="1.0515117406158301" table:style-name="ce1">
            <text:p>1,051511741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2995957895697401" table:style-name="ce1">
            <text:p>1,29959579</text:p>
          </table:table-cell>
          <table:table-cell office:value-type="float" office:value="0.984186413152495" table:style-name="ce1">
            <text:p>0,984186413</text:p>
          </table:table-cell>
          <table:table-cell office:value-type="float" office:value="0.65313578843752995" table:style-name="ce1">
            <text:p>0,653135788</text:p>
          </table:table-cell>
          <table:table-cell office:value-type="float" office:value="1.0025670369074999" table:style-name="ce1">
            <text:p>1,002567037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1.2602005096300299" table:style-name="ce1">
            <text:p>1,26020051</text:p>
          </table:table-cell>
          <table:table-cell office:value-type="float" office:value="0.98229076632188495" table:style-name="ce1">
            <text:p>0,982290766</text:p>
          </table:table-cell>
          <table:table-cell office:value-type="float" office:value="0.58283336501915595" table:style-name="ce1">
            <text:p>0,582833365</text:p>
          </table:table-cell>
          <table:table-cell office:value-type="float" office:value="0.96756045238618005" table:style-name="ce1">
            <text:p>0,967560452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2391814681125199" table:style-name="ce1">
            <text:p>1,239181468</text:p>
          </table:table-cell>
          <table:table-cell office:value-type="float" office:value="0.99848156599497995" table:style-name="ce1">
            <text:p>0,998481566</text:p>
          </table:table-cell>
          <table:table-cell office:value-type="float" office:value="0.59170904538227198" table:style-name="ce1">
            <text:p>0,591709045</text:p>
          </table:table-cell>
          <table:table-cell office:value-type="float" office:value="0.98328960564163204" table:style-name="ce1">
            <text:p>0,983289606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1.32924369973378" table:style-name="ce1">
            <text:p>1,3292437</text:p>
          </table:table-cell>
          <table:table-cell office:value-type="float" office:value="0.97282335769307404" table:style-name="ce1">
            <text:p>0,972823358</text:p>
          </table:table-cell>
          <table:table-cell office:value-type="float" office:value="0.72208417363803001" table:style-name="ce1">
            <text:p>0,722084174</text:p>
          </table:table-cell>
          <table:table-cell office:value-type="float" office:value="1.0054385098232099" table:style-name="ce1">
            <text:p>1,0054385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2977827740508301" table:style-name="ce1">
            <text:p>1,297782774</text:p>
          </table:table-cell>
          <table:table-cell office:value-type="float" office:value="0.99195660648407602" table:style-name="ce1">
            <text:p>0,991956606</text:p>
          </table:table-cell>
          <table:table-cell office:value-type="float" office:value="1.0129591328988401" table:style-name="ce1">
            <text:p>1,012959133</text:p>
          </table:table-cell>
          <table:table-cell office:value-type="float" office:value="1.0585416971152199" table:style-name="ce1">
            <text:p>1,058541697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1.3355954907341301" table:style-name="ce1">
            <text:p>1,335595491</text:p>
          </table:table-cell>
          <table:table-cell office:value-type="float" office:value="0.97320581255628402" table:style-name="ce1">
            <text:p>0,973205813</text:p>
          </table:table-cell>
          <table:table-cell office:value-type="float" office:value="0.76580233402889597" table:style-name="ce1">
            <text:p>0,765802334</text:p>
          </table:table-cell>
          <table:table-cell office:value-type="float" office:value="1.0141933785669801" table:style-name="ce1">
            <text:p>1,014193379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3536299326993699" table:style-name="ce1">
            <text:p>1,353629933</text:p>
          </table:table-cell>
          <table:table-cell office:value-type="float" office:value="0.97315161839123698" table:style-name="ce1">
            <text:p>0,973151618</text:p>
          </table:table-cell>
          <table:table-cell office:value-type="float" office:value="0.90516156564657102" table:style-name="ce1">
            <text:p>0,905161566</text:p>
          </table:table-cell>
          <table:table-cell office:value-type="float" office:value="1.0423497408156399" table:style-name="ce1">
            <text:p>1,042349741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1.23017110304604" table:style-name="ce1">
            <text:p>1,230171103</text:p>
          </table:table-cell>
          <table:table-cell office:value-type="float" office:value="1.01245193977751" table:style-name="ce1">
            <text:p>1,01245194</text:p>
          </table:table-cell>
          <table:table-cell office:value-type="float" office:value="1.1244992726991101" table:style-name="ce1">
            <text:p>1,124499273</text:p>
          </table:table-cell>
          <table:table-cell office:value-type="float" office:value="1.0816559315696701" table:style-name="ce1">
            <text:p>1,081655932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3473400427645601" table:style-name="ce1">
            <text:p>1,347340043</text:p>
          </table:table-cell>
          <table:table-cell office:value-type="float" office:value="0.99629787697062899" table:style-name="ce1">
            <text:p>0,996297877</text:p>
          </table:table-cell>
          <table:table-cell office:value-type="float" office:value="1.14131300792167" table:style-name="ce1">
            <text:p>1,141313008</text:p>
          </table:table-cell>
          <table:table-cell office:value-type="float" office:value="1.1151164346426601" table:style-name="ce1">
            <text:p>1,115116435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1.2572334824159901" table:style-name="ce1">
            <text:p>1,257233482</text:p>
          </table:table-cell>
          <table:table-cell office:value-type="float" office:value="0.99574557659916596" table:style-name="ce1">
            <text:p>0,995745577</text:p>
          </table:table-cell>
          <table:table-cell office:value-type="float" office:value="0.91208839667276997" table:style-name="ce1">
            <text:p>0,912088397</text:p>
          </table:table-cell>
          <table:table-cell office:value-type="float" office:value="1.0390282744486099" table:style-name="ce1">
            <text:p>1,039028274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31551283928824" table:style-name="ce1">
            <text:p>1,315512839</text:p>
          </table:table-cell>
          <table:table-cell office:value-type="float" office:value="0.98401990267251005" table:style-name="ce1">
            <text:p>0,984019903</text:p>
          </table:table-cell>
          <table:table-cell office:value-type="float" office:value="1.0320491818758" table:style-name="ce1">
            <text:p>1,032049182</text:p>
          </table:table-cell>
          <table:table-cell office:value-type="float" office:value="1.0648683577337601" table:style-name="ce1">
            <text:p>1,064868358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1.3676647204510699" table:style-name="ce1">
            <text:p>1,36766472</text:p>
          </table:table-cell>
          <table:table-cell office:value-type="float" office:value="0.98809057526518196" table:style-name="ce1">
            <text:p>0,988090575</text:p>
          </table:table-cell>
          <table:table-cell office:value-type="float" office:value="1.25141326017369" table:style-name="ce1">
            <text:p>1,25141326</text:p>
          </table:table-cell>
          <table:table-cell office:value-type="float" office:value="1.1263760623035499" table:style-name="ce1">
            <text:p>1,126376062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38120937936194" table:style-name="ce1">
            <text:p>1,381209379</text:p>
          </table:table-cell>
          <table:table-cell office:value-type="float" office:value="0.99463371370740605" table:style-name="ce1">
            <text:p>0,994633714</text:p>
          </table:table-cell>
          <table:table-cell office:value-type="float" office:value="1.4486078084326" table:style-name="ce1">
            <text:p>1,448607808</text:p>
          </table:table-cell>
          <table:table-cell office:value-type="float" office:value="1.17427817475489" table:style-name="ce1">
            <text:p>1,174278175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1.4115613550638799" table:style-name="ce1">
            <text:p>1,411561355</text:p>
          </table:table-cell>
          <table:table-cell office:value-type="float" office:value="0.99423270429354704" table:style-name="ce1">
            <text:p>0,994232704</text:p>
          </table:table-cell>
          <table:table-cell office:value-type="float" office:value="1.26297660847538" table:style-name="ce1">
            <text:p>1,262976608</text:p>
          </table:table-cell>
          <table:table-cell office:value-type="float" office:value="1.16178535547377" table:style-name="ce1">
            <text:p>1,161785355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3397021899698101" table:style-name="ce1">
            <text:p>1,33970219</text:p>
          </table:table-cell>
          <table:table-cell office:value-type="float" office:value="0.986113146068061" table:style-name="ce1">
            <text:p>0,986113146</text:p>
          </table:table-cell>
          <table:table-cell office:value-type="float" office:value="0.78513569255739202" table:style-name="ce1">
            <text:p>0,785135693</text:p>
          </table:table-cell>
          <table:table-cell office:value-type="float" office:value="1.0391150576635" table:style-name="ce1">
            <text:p>1,039115058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1.4552610292938699" table:style-name="ce1">
            <text:p>1,455261029</text:p>
          </table:table-cell>
          <table:table-cell office:value-type="float" office:value="0.98470942819514395" table:style-name="ce1">
            <text:p>0,984709428</text:p>
          </table:table-cell>
          <table:table-cell office:value-type="float" office:value="1.26636506441134" table:style-name="ce1">
            <text:p>1,266365064</text:p>
          </table:table-cell>
          <table:table-cell office:value-type="float" office:value="1.1528839548557701" table:style-name="ce1">
            <text:p>1,15288395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39358609697563" table:style-name="ce1">
            <text:p>1,393586097</text:p>
          </table:table-cell>
          <table:table-cell office:value-type="float" office:value="0.98607118683531303" table:style-name="ce1">
            <text:p>0,986071187</text:p>
          </table:table-cell>
          <table:table-cell office:value-type="float" office:value="1.17522931656235" table:style-name="ce1">
            <text:p>1,175229317</text:p>
          </table:table-cell>
          <table:table-cell office:value-type="float" office:value="1.12530114052993" table:style-name="ce1">
            <text:p>1,125301141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1.32140685389077" table:style-name="ce1">
            <text:p>1,321406854</text:p>
          </table:table-cell>
          <table:table-cell office:value-type="float" office:value="1.0009999940246099" table:style-name="ce1">
            <text:p>1,000999994</text:p>
          </table:table-cell>
          <table:table-cell office:value-type="float" office:value="1.23381933056112" table:style-name="ce1">
            <text:p>1,233819331</text:p>
          </table:table-cell>
          <table:table-cell office:value-type="float" office:value="1.1285060291787701" table:style-name="ce1">
            <text:p>1,12850602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4033774102808501" table:style-name="ce1">
            <text:p>1,40337741</text:p>
          </table:table-cell>
          <table:table-cell office:value-type="float" office:value="0.99030688423169699" table:style-name="ce1">
            <text:p>0,990306884</text:p>
          </table:table-cell>
          <table:table-cell office:value-type="float" office:value="1.20844571312858" table:style-name="ce1">
            <text:p>1,208445713</text:p>
          </table:table-cell>
          <table:table-cell office:value-type="float" office:value="1.1416532936763499" table:style-name="ce1">
            <text:p>1,141653294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1.4822277651021201" table:style-name="ce1">
            <text:p>1,482227765</text:p>
          </table:table-cell>
          <table:table-cell office:value-type="float" office:value="0.97196980633051799" table:style-name="ce1">
            <text:p>0,971969806</text:p>
          </table:table-cell>
          <table:table-cell office:value-type="float" office:value="1.18494389450742" table:style-name="ce1">
            <text:p>1,184943895</text:p>
          </table:table-cell>
          <table:table-cell office:value-type="float" office:value="1.13875670136185" table:style-name="ce1">
            <text:p>1,138756701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4942347598035099" table:style-name="ce1">
            <text:p>1,49423476</text:p>
          </table:table-cell>
          <table:table-cell office:value-type="float" office:value="0.97758980983579602" table:style-name="ce1">
            <text:p>0,97758981</text:p>
          </table:table-cell>
          <table:table-cell office:value-type="float" office:value="1.2537785167815101" table:style-name="ce1">
            <text:p>1,253778517</text:p>
          </table:table-cell>
          <table:table-cell office:value-type="float" office:value="1.1599410853965" table:style-name="ce1">
            <text:p>1,159941085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1.49794490968274" table:style-name="ce1">
            <text:p>1,49794491</text:p>
          </table:table-cell>
          <table:table-cell office:value-type="float" office:value="0.97953894324851198" table:style-name="ce1">
            <text:p>0,979538943</text:p>
          </table:table-cell>
          <table:table-cell office:value-type="float" office:value="1.5293477945073299" table:style-name="ce1">
            <text:p>1,529347795</text:p>
          </table:table-cell>
          <table:table-cell office:value-type="float" office:value="1.2075062240197201" table:style-name="ce1">
            <text:p>1,207506224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4000380810245201" table:style-name="ce1">
            <text:p>1,400038081</text:p>
          </table:table-cell>
          <table:table-cell office:value-type="float" office:value="0.98469108070591804" table:style-name="ce1">
            <text:p>0,984691081</text:p>
          </table:table-cell>
          <table:table-cell office:value-type="float" office:value="1.2566941302426899" table:style-name="ce1">
            <text:p>1,25669413</text:p>
          </table:table-cell>
          <table:table-cell office:value-type="float" office:value="1.1364783286264799" table:style-name="ce1">
            <text:p>1,136478329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1.4887790168507999" table:style-name="ce1">
            <text:p>1,488779017</text:p>
          </table:table-cell>
          <table:table-cell office:value-type="float" office:value="0.96622477296227205" table:style-name="ce1">
            <text:p>0,966224773</text:p>
          </table:table-cell>
          <table:table-cell office:value-type="float" office:value="1.2301796732572801" table:style-name="ce1">
            <text:p>1,230179673</text:p>
          </table:table-cell>
          <table:table-cell office:value-type="float" office:value="1.1374318158352399" table:style-name="ce1">
            <text:p>1,137431816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4186758876596499" table:style-name="ce1">
            <text:p>1,418675888</text:p>
          </table:table-cell>
          <table:table-cell office:value-type="float" office:value="0.96944434733373697" table:style-name="ce1">
            <text:p>0,969444347</text:p>
          </table:table-cell>
          <table:table-cell office:value-type="float" office:value="0.92937380663715496" table:style-name="ce1">
            <text:p>0,929373807</text:p>
          </table:table-cell>
          <table:table-cell office:value-type="float" office:value="1.0734298081693701" table:style-name="ce1">
            <text:p>1,073429808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1.66863126579308" table:style-name="ce1">
            <text:p>1,668631266</text:p>
          </table:table-cell>
          <table:table-cell office:value-type="float" office:value="0.94796427046515097" table:style-name="ce1">
            <text:p>0,94796427</text:p>
          </table:table-cell>
          <table:table-cell office:value-type="float" office:value="0.920547826972685" table:style-name="ce1">
            <text:p>0,920547827</text:p>
          </table:table-cell>
          <table:table-cell office:value-type="float" office:value="1.10947777739112" table:style-name="ce1">
            <text:p>1,109477777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45774318967633" table:style-name="ce1">
            <text:p>1,45774319</text:p>
          </table:table-cell>
          <table:table-cell office:value-type="float" office:value="0.97460010541025799" table:style-name="ce1">
            <text:p>0,974600105</text:p>
          </table:table-cell>
          <table:table-cell office:value-type="float" office:value="1.08963323596864" table:style-name="ce1">
            <text:p>1,089633236</text:p>
          </table:table-cell>
          <table:table-cell office:value-type="float" office:value="1.11935372515989" table:style-name="ce1">
            <text:p>1,119353725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1.4333372984433801" table:style-name="ce1">
            <text:p>1,433337298</text:p>
          </table:table-cell>
          <table:table-cell office:value-type="float" office:value="0.98899651011574297" table:style-name="ce1">
            <text:p>0,98899651</text:p>
          </table:table-cell>
          <table:table-cell office:value-type="float" office:value="1.3423430340793301" table:style-name="ce1">
            <text:p>1,342343034</text:p>
          </table:table-cell>
          <table:table-cell office:value-type="float" office:value="1.1664570764197799" table:style-name="ce1">
            <text:p>1,166457076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4396005948931201" table:style-name="ce1">
            <text:p>1,439600595</text:p>
          </table:table-cell>
          <table:table-cell office:value-type="float" office:value="0.98493242167760198" table:style-name="ce1">
            <text:p>0,984932422</text:p>
          </table:table-cell>
          <table:table-cell office:value-type="float" office:value="1.30023211044929" table:style-name="ce1">
            <text:p>1,30023211</text:p>
          </table:table-cell>
          <table:table-cell office:value-type="float" office:value="1.15950781885903" table:style-name="ce1">
            <text:p>1,159507819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1.74031653880827" table:style-name="ce1">
            <text:p>1,740316539</text:p>
          </table:table-cell>
          <table:table-cell office:value-type="float" office:value="0.92772168473160899" table:style-name="ce1">
            <text:p>0,927721685</text:p>
          </table:table-cell>
          <table:table-cell office:value-type="float" office:value="0.91633123065954103" table:style-name="ce1">
            <text:p>0,916331231</text:p>
          </table:table-cell>
          <table:table-cell office:value-type="float" office:value="1.09791787184578" table:style-name="ce1">
            <text:p>1,097917872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.57084934967551" table:style-name="ce1">
            <text:p>1,57084935</text:p>
          </table:table-cell>
          <table:table-cell office:value-type="float" office:value="0.95093672208478996" table:style-name="ce1">
            <text:p>0,950936722</text:p>
          </table:table-cell>
          <table:table-cell office:value-type="float" office:value="0.99907794125479399" table:style-name="ce1">
            <text:p>0,999077941</text:p>
          </table:table-cell>
          <table:table-cell office:value-type="float" office:value="1.1007510308133901" table:style-name="ce1">
            <text:p>1,100751031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1.54494676236078" table:style-name="ce1">
            <text:p>1,544946762</text:p>
          </table:table-cell>
          <table:table-cell office:value-type="float" office:value="0.97196828796408297" table:style-name="ce1">
            <text:p>0,971968288</text:p>
          </table:table-cell>
          <table:table-cell office:value-type="float" office:value="1.11165578557165" table:style-name="ce1">
            <text:p>1,111655786</text:p>
          </table:table-cell>
          <table:table-cell office:value-type="float" office:value="1.14871289020045" table:style-name="ce1">
            <text:p>1,14871289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57995213347834" table:style-name="ce1">
            <text:p>1,579952133</text:p>
          </table:table-cell>
          <table:table-cell office:value-type="float" office:value="0.96779100932318096" table:style-name="ce1">
            <text:p>0,967791009</text:p>
          </table:table-cell>
          <table:table-cell office:value-type="float" office:value="1.19111871514108" table:style-name="ce1">
            <text:p>1,191118715</text:p>
          </table:table-cell>
          <table:table-cell office:value-type="float" office:value="1.1606069063193201" table:style-name="ce1">
            <text:p>1,160606906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1.75993111851465" table:style-name="ce1">
            <text:p>1,759931119</text:p>
          </table:table-cell>
          <table:table-cell office:value-type="float" office:value="0.92953740913722804" table:style-name="ce1">
            <text:p>0,929537409</text:p>
          </table:table-cell>
          <table:table-cell office:value-type="float" office:value="1.0371013701373899" table:style-name="ce1">
            <text:p>1,03710137</text:p>
          </table:table-cell>
          <table:table-cell office:value-type="float" office:value="1.1291695491003599" table:style-name="ce1">
            <text:p>1,129169549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69228557253242" table:style-name="ce1">
            <text:p>1,692285573</text:p>
          </table:table-cell>
          <table:table-cell office:value-type="float" office:value="0.95102733680004103" table:style-name="ce1">
            <text:p>0,951027337</text:p>
          </table:table-cell>
          <table:table-cell office:value-type="float" office:value="1.184624881825" table:style-name="ce1">
            <text:p>1,184624882</text:p>
          </table:table-cell>
          <table:table-cell office:value-type="float" office:value="1.1678696411117599" table:style-name="ce1">
            <text:p>1,167869641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1.6248539355389799" table:style-name="ce1">
            <text:p>1,624853936</text:p>
          </table:table-cell>
          <table:table-cell office:value-type="float" office:value="0.99180384391897003" table:style-name="ce1">
            <text:p>0,991803844</text:p>
          </table:table-cell>
          <table:table-cell office:value-type="float" office:value="1.8807078471118299" table:style-name="ce1">
            <text:p>1,880707847</text:p>
          </table:table-cell>
          <table:table-cell office:value-type="float" office:value="1.3163443648348001" table:style-name="ce1">
            <text:p>1,316344365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69962276232333" table:style-name="ce1">
            <text:p>1,699622762</text:p>
          </table:table-cell>
          <table:table-cell office:value-type="float" office:value="0.95737442849481103" table:style-name="ce1">
            <text:p>0,957374428</text:p>
          </table:table-cell>
          <table:table-cell office:value-type="float" office:value="1.24663726701373" table:style-name="ce1">
            <text:p>1,246637267</text:p>
          </table:table-cell>
          <table:table-cell office:value-type="float" office:value="1.1849631887112899" table:style-name="ce1">
            <text:p>1,184963189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1.6550877486962801" table:style-name="ce1">
            <text:p>1,655087749</text:p>
          </table:table-cell>
          <table:table-cell office:value-type="float" office:value="0.92942226202587097" table:style-name="ce1">
            <text:p>0,929422262</text:p>
          </table:table-cell>
          <table:table-cell office:value-type="float" office:value="0.92710839042246096" table:style-name="ce1">
            <text:p>0,92710839</text:p>
          </table:table-cell>
          <table:table-cell office:value-type="float" office:value="1.08837388955902" table:style-name="ce1">
            <text:p>1,08837389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8565278477287801" table:style-name="ce1">
            <text:p>1,856527848</text:p>
          </table:table-cell>
          <table:table-cell office:value-type="float" office:value="0.93253063359799504" table:style-name="ce1">
            <text:p>0,932530634</text:p>
          </table:table-cell>
          <table:table-cell office:value-type="float" office:value="1.07501393221816" table:style-name="ce1">
            <text:p>1,075013932</text:p>
          </table:table-cell>
          <table:table-cell office:value-type="float" office:value="1.15815029584705" table:style-name="ce1">
            <text:p>1,158150296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1.75097211672399" table:style-name="ce1">
            <text:p>1,750972117</text:p>
          </table:table-cell>
          <table:table-cell office:value-type="float" office:value="0.94122234740928401" table:style-name="ce1">
            <text:p>0,941222347</text:p>
          </table:table-cell>
          <table:table-cell office:value-type="float" office:value="0.99726354700497799" table:style-name="ce1">
            <text:p>0,997263547</text:p>
          </table:table-cell>
          <table:table-cell office:value-type="float" office:value="1.1279552429861099" table:style-name="ce1">
            <text:p>1,127955243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6118735330943399" table:style-name="ce1">
            <text:p>1,611873533</text:p>
          </table:table-cell>
          <table:table-cell office:value-type="float" office:value="0.95923932438876902" table:style-name="ce1">
            <text:p>0,959239324</text:p>
          </table:table-cell>
          <table:table-cell office:value-type="float" office:value="1.1596825342482799" table:style-name="ce1">
            <text:p>1,159682534</text:p>
          </table:table-cell>
          <table:table-cell office:value-type="float" office:value="1.15615982266256" table:style-name="ce1">
            <text:p>1,156159823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1.87287414336701" table:style-name="ce1">
            <text:p>1,872874143</text:p>
          </table:table-cell>
          <table:table-cell office:value-type="float" office:value="0.91033122452436299" table:style-name="ce1">
            <text:p>0,910331225</text:p>
          </table:table-cell>
          <table:table-cell office:value-type="float" office:value="0.84451539591258395" table:style-name="ce1">
            <text:p>0,844515396</text:p>
          </table:table-cell>
          <table:table-cell office:value-type="float" office:value="1.0923314490029099" table:style-name="ce1">
            <text:p>1,09233144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85966687588048" table:style-name="ce1">
            <text:p>1,859666876</text:p>
          </table:table-cell>
          <table:table-cell office:value-type="float" office:value="0.91752538866135303" table:style-name="ce1">
            <text:p>0,917525389</text:p>
          </table:table-cell>
          <table:table-cell office:value-type="float" office:value="0.86263316442203497" table:style-name="ce1">
            <text:p>0,862633164</text:p>
          </table:table-cell>
          <table:table-cell office:value-type="float" office:value="1.1003638676980201" table:style-name="ce1">
            <text:p>1,100363868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2.03390723829903" table:style-name="ce1">
            <text:p>2,033907238</text:p>
          </table:table-cell>
          <table:table-cell office:value-type="float" office:value="0.88248210673651195" table:style-name="ce1">
            <text:p>0,882482107</text:p>
          </table:table-cell>
          <table:table-cell office:value-type="float" office:value="0.589126016855543" table:style-name="ce1">
            <text:p>0,589126017</text:p>
          </table:table-cell>
          <table:table-cell office:value-type="float" office:value="1.0332275482268001" table:style-name="ce1">
            <text:p>1,03322754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7851957702486201" table:style-name="ce1">
            <text:p>1,78519577</text:p>
          </table:table-cell>
          <table:table-cell office:value-type="float" office:value="0.93651383121314102" table:style-name="ce1">
            <text:p>0,936513831</text:p>
          </table:table-cell>
          <table:table-cell office:value-type="float" office:value="1.0262323971355001" table:style-name="ce1">
            <text:p>1,026232397</text:p>
          </table:table-cell>
          <table:table-cell office:value-type="float" office:value="1.1446602882519401" table:style-name="ce1">
            <text:p>1,144660288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1.8990331729432" table:style-name="ce1">
            <text:p>1,899033173</text:p>
          </table:table-cell>
          <table:table-cell office:value-type="float" office:value="0.91442938894716197" table:style-name="ce1">
            <text:p>0,914429389</text:p>
          </table:table-cell>
          <table:table-cell office:value-type="float" office:value="0.909052733214746" table:style-name="ce1">
            <text:p>0,909052733</text:p>
          </table:table-cell>
          <table:table-cell office:value-type="float" office:value="1.11126027521144" table:style-name="ce1">
            <text:p>1,11126027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96480858802377" table:style-name="ce1">
            <text:p>1,964808588</text:p>
          </table:table-cell>
          <table:table-cell office:value-type="float" office:value="0.89394487654297905" table:style-name="ce1">
            <text:p>0,893944877</text:p>
          </table:table-cell>
          <table:table-cell office:value-type="float" office:value="0.74644417498901505" table:style-name="ce1">
            <text:p>0,746444175</text:p>
          </table:table-cell>
          <table:table-cell office:value-type="float" office:value="1.0638630039385499" table:style-name="ce1">
            <text:p>1,063863004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1.78608740956075" table:style-name="ce1">
            <text:p>1,78608741</text:p>
          </table:table-cell>
          <table:table-cell office:value-type="float" office:value="0.91181094740450797" table:style-name="ce1">
            <text:p>0,911810947</text:p>
          </table:table-cell>
          <table:table-cell office:value-type="float" office:value="0.63251029898348898" table:style-name="ce1">
            <text:p>0,632510299</text:p>
          </table:table-cell>
          <table:table-cell office:value-type="float" office:value="1.0411261094492399" table:style-name="ce1">
            <text:p>1,041126109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8181781077952901" table:style-name="ce1">
            <text:p>1,818178108</text:p>
          </table:table-cell>
          <table:table-cell office:value-type="float" office:value="0.91722506748233701" table:style-name="ce1">
            <text:p>0,917225067</text:p>
          </table:table-cell>
          <table:table-cell office:value-type="float" office:value="0.89679210244415497" table:style-name="ce1">
            <text:p>0,896792102</text:p>
          </table:table-cell>
          <table:table-cell office:value-type="float" office:value="1.09828006107231" table:style-name="ce1">
            <text:p>1,098280061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1.9791641270054501" table:style-name="ce1">
            <text:p>1,979164127</text:p>
          </table:table-cell>
          <table:table-cell office:value-type="float" office:value="0.88397804120824996" table:style-name="ce1">
            <text:p>0,883978041</text:p>
          </table:table-cell>
          <table:table-cell office:value-type="float" office:value="0.68146173791349496" table:style-name="ce1">
            <text:p>0,681461738</text:p>
          </table:table-cell>
          <table:table-cell office:value-type="float" office:value="1.0439439046479899" table:style-name="ce1">
            <text:p>1,043943905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1178055311158399" table:style-name="ce1">
            <text:p>2,117805531</text:p>
          </table:table-cell>
          <table:table-cell office:value-type="float" office:value="0.87638000987292797" table:style-name="ce1">
            <text:p>0,87638001</text:p>
          </table:table-cell>
          <table:table-cell office:value-type="float" office:value="0.66902168256132499" table:style-name="ce1">
            <text:p>0,669021683</text:p>
          </table:table-cell>
          <table:table-cell office:value-type="float" office:value="1.0513199355069001" table:style-name="ce1">
            <text:p>1,051319936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1.9408109167726899" table:style-name="ce1">
            <text:p>1,940810917</text:p>
          </table:table-cell>
          <table:table-cell office:value-type="float" office:value="0.89953306081358197" table:style-name="ce1">
            <text:p>0,899533061</text:p>
          </table:table-cell>
          <table:table-cell office:value-type="float" office:value="0.85032629952654404" table:style-name="ce1">
            <text:p>0,8503263</text:p>
          </table:table-cell>
          <table:table-cell office:value-type="float" office:value="1.0853602813223799" table:style-name="ce1">
            <text:p>1,085360281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.1260680386342701" table:style-name="ce1">
            <text:p>2,126068039</text:p>
          </table:table-cell>
          <table:table-cell office:value-type="float" office:value="0.86565019316619496" table:style-name="ce1">
            <text:p>0,865650193</text:p>
          </table:table-cell>
          <table:table-cell office:value-type="float" office:value="0.58119666329869502" table:style-name="ce1">
            <text:p>0,581196663</text:p>
          </table:table-cell>
          <table:table-cell office:value-type="float" office:value="1.0244579850537101" table:style-name="ce1">
            <text:p>1,024457985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1.9459797461147299" table:style-name="ce1">
            <text:p>1,945979746</text:p>
          </table:table-cell>
          <table:table-cell office:value-type="float" office:value="0.88598558783441195" table:style-name="ce1">
            <text:p>0,885985588</text:p>
          </table:table-cell>
          <table:table-cell office:value-type="float" office:value="0.69456667079015699" table:style-name="ce1">
            <text:p>0,694566671</text:p>
          </table:table-cell>
          <table:table-cell office:value-type="float" office:value="1.0426095581782899" table:style-name="ce1">
            <text:p>1,042609558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.93459846099382" table:style-name="ce1">
            <text:p>1,934598461</text:p>
          </table:table-cell>
          <table:table-cell office:value-type="float" office:value="0.91198098080601597" table:style-name="ce1">
            <text:p>0,911980981</text:p>
          </table:table-cell>
          <table:table-cell office:value-type="float" office:value="0.90902757800014" table:style-name="ce1">
            <text:p>0,909027578</text:p>
          </table:table-cell>
          <table:table-cell office:value-type="float" office:value="1.1127382889291899" table:style-name="ce1">
            <text:p>1,112738289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2.0263367562442101" table:style-name="ce1">
            <text:p>2,026336756</text:p>
          </table:table-cell>
          <table:table-cell office:value-type="float" office:value="0.87470154359479102" table:style-name="ce1">
            <text:p>0,874701544</text:p>
          </table:table-cell>
          <table:table-cell office:value-type="float" office:value="0.60603066737132905" table:style-name="ce1">
            <text:p>0,606030667</text:p>
          </table:table-cell>
          <table:table-cell office:value-type="float" office:value="1.02803123594351" table:style-name="ce1">
            <text:p>1,028031236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.3667624341448801" table:style-name="ce1">
            <text:p>2,366762434</text:p>
          </table:table-cell>
          <table:table-cell office:value-type="float" office:value="0.81877495056374405" table:style-name="ce1">
            <text:p>0,818774951</text:p>
          </table:table-cell>
          <table:table-cell office:value-type="float" office:value="0.23421464051996599" table:style-name="ce1">
            <text:p>0,234214641</text:p>
          </table:table-cell>
          <table:table-cell office:value-type="float" office:value="0.92301029026472603" table:style-name="ce1">
            <text:p>0,92301029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2.1188800288773701" table:style-name="ce1">
            <text:p>2,118880029</text:p>
          </table:table-cell>
          <table:table-cell office:value-type="float" office:value="0.86092211636459604" table:style-name="ce1">
            <text:p>0,860922116</text:p>
          </table:table-cell>
          <table:table-cell office:value-type="float" office:value="0.58000891247027797" table:style-name="ce1">
            <text:p>0,580008912</text:p>
          </table:table-cell>
          <table:table-cell office:value-type="float" office:value="1.01892126921943" table:style-name="ce1">
            <text:p>1,018921269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1246643478766098" table:style-name="ce1">
            <text:p>2,124664348</text:p>
          </table:table-cell>
          <table:table-cell office:value-type="float" office:value="0.856412159806625" table:style-name="ce1">
            <text:p>0,85641216</text:p>
          </table:table-cell>
          <table:table-cell office:value-type="float" office:value="0.45329546674342802" table:style-name="ce1">
            <text:p>0,453295467</text:p>
          </table:table-cell>
          <table:table-cell office:value-type="float" office:value="0.98096092369663201" table:style-name="ce1">
            <text:p>0,980960924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2.24276428632102" table:style-name="ce1">
            <text:p>2,242764286</text:p>
          </table:table-cell>
          <table:table-cell office:value-type="float" office:value="0.85646168138122403" table:style-name="ce1">
            <text:p>0,856461681</text:p>
          </table:table-cell>
          <table:table-cell office:value-type="float" office:value="0.62860345906624204" table:style-name="ce1">
            <text:p>0,628603459</text:p>
          </table:table-cell>
          <table:table-cell office:value-type="float" office:value="1.0292195036532601" table:style-name="ce1">
            <text:p>1,029219504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2753486112097399" table:style-name="ce1">
            <text:p>2,275348611</text:p>
          </table:table-cell>
          <table:table-cell office:value-type="float" office:value="0.84737824532995798" table:style-name="ce1">
            <text:p>0,847378245</text:p>
          </table:table-cell>
          <table:table-cell office:value-type="float" office:value="0.53070299788081599" table:style-name="ce1">
            <text:p>0,530702998</text:p>
          </table:table-cell>
          <table:table-cell office:value-type="float" office:value="1.00569195383469" table:style-name="ce1">
            <text:p>1,005691954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2.1266323390149" table:style-name="ce1">
            <text:p>2,126632339</text:p>
          </table:table-cell>
          <table:table-cell office:value-type="float" office:value="0.86554612466079495" table:style-name="ce1">
            <text:p>0,865546125</text:p>
          </table:table-cell>
          <table:table-cell office:value-type="float" office:value="0.56916063307351705" table:style-name="ce1">
            <text:p>0,569160633</text:p>
          </table:table-cell>
          <table:table-cell office:value-type="float" office:value="1.0171657529079901" table:style-name="ce1">
            <text:p>1,017165753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1872206806632" table:style-name="ce1">
            <text:p>2,187220681</text:p>
          </table:table-cell>
          <table:table-cell office:value-type="float" office:value="0.84985421311243103" table:style-name="ce1">
            <text:p>0,849854213</text:p>
          </table:table-cell>
          <table:table-cell office:value-type="float" office:value="0.454519592309229" table:style-name="ce1">
            <text:p>0,454519592</text:p>
          </table:table-cell>
          <table:table-cell office:value-type="float" office:value="0.98604237711753995" table:style-name="ce1">
            <text:p>0,986042377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2.2063207161518399" table:style-name="ce1">
            <text:p>2,206320716</text:p>
          </table:table-cell>
          <table:table-cell office:value-type="float" office:value="0.85174836295799095" table:style-name="ce1">
            <text:p>0,851748363</text:p>
          </table:table-cell>
          <table:table-cell office:value-type="float" office:value="0.50061284161178199" table:style-name="ce1">
            <text:p>0,500612842</text:p>
          </table:table-cell>
          <table:table-cell office:value-type="float" office:value="0.99795051972714199" table:style-name="ce1">
            <text:p>0,99795052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24265152986586" table:style-name="ce1">
            <text:p>2,24265153</text:p>
          </table:table-cell>
          <table:table-cell office:value-type="float" office:value="0.84621487445281096" table:style-name="ce1">
            <text:p>0,846214874</text:p>
          </table:table-cell>
          <table:table-cell office:value-type="float" office:value="0.58552650261963002" table:style-name="ce1">
            <text:p>0,585526503</text:p>
          </table:table-cell>
          <table:table-cell office:value-type="float" office:value="1.01628664442289" table:style-name="ce1">
            <text:p>1,016286644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2.2815027738861602" table:style-name="ce1">
            <text:p>2,281502774</text:p>
          </table:table-cell>
          <table:table-cell office:value-type="float" office:value="0.83984594539738999" table:style-name="ce1">
            <text:p>0,839845945</text:p>
          </table:table-cell>
          <table:table-cell office:value-type="float" office:value="0.39540253759046201" table:style-name="ce1">
            <text:p>0,395402538</text:p>
          </table:table-cell>
          <table:table-cell office:value-type="float" office:value="0.96988220115380197" table:style-name="ce1">
            <text:p>0,96988220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46525548653121" table:style-name="ce1">
            <text:p>2,465255487</text:p>
          </table:table-cell>
          <table:table-cell office:value-type="float" office:value="0.81500779643768895" table:style-name="ce1">
            <text:p>0,815007796</text:p>
          </table:table-cell>
          <table:table-cell office:value-type="float" office:value="0.239779427514732" table:style-name="ce1">
            <text:p>0,239779428</text:p>
          </table:table-cell>
          <table:table-cell office:value-type="float" office:value="0.92996812881853996" table:style-name="ce1">
            <text:p>0,929968129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2.5234715430234602" table:style-name="ce1">
            <text:p>2,523471543</text:p>
          </table:table-cell>
          <table:table-cell office:value-type="float" office:value="0.79520578754850901" table:style-name="ce1">
            <text:p>0,795205788</text:p>
          </table:table-cell>
          <table:table-cell office:value-type="float" office:value="0.18417907966420399" table:style-name="ce1">
            <text:p>0,18417908</text:p>
          </table:table-cell>
          <table:table-cell office:value-type="float" office:value="0.90016414413258405" table:style-name="ce1">
            <text:p>0,90016414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70205192403863" table:style-name="ce1">
            <text:p>2,702051924</text:p>
          </table:table-cell>
          <table:table-cell office:value-type="float" office:value="0.76774360408929798" table:style-name="ce1">
            <text:p>0,767743604</text:p>
          </table:table-cell>
          <table:table-cell office:value-type="float" office:value="9.8499638455651394E-4" table:style-name="ce1">
            <text:p>0,000984996</text:p>
          </table:table-cell>
          <table:table-cell office:value-type="float" office:value="0.84262007901027702" table:style-name="ce1">
            <text:p>0,842620079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2.58176685866616" table:style-name="ce1">
            <text:p>2,581766859</text:p>
          </table:table-cell>
          <table:table-cell office:value-type="float" office:value="0.79204717488009602" table:style-name="ce1">
            <text:p>0,792047175</text:p>
          </table:table-cell>
          <table:table-cell office:value-type="float" office:value="0.129174610631967" table:style-name="ce1">
            <text:p>0,129174611</text:p>
          </table:table-cell>
          <table:table-cell office:value-type="float" office:value="0.88372796719379598" table:style-name="ce1">
            <text:p>0,88372796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.35697840643958" table:style-name="ce1">
            <text:p>2,356978406</text:p>
          </table:table-cell>
          <table:table-cell office:value-type="float" office:value="0.82753422545168698" table:style-name="ce1">
            <text:p>0,827534225</text:p>
          </table:table-cell>
          <table:table-cell office:value-type="float" office:value="0.31098274014671201" table:style-name="ce1">
            <text:p>0,31098274</text:p>
          </table:table-cell>
          <table:table-cell office:value-type="float" office:value="0.945928112713187" table:style-name="ce1">
            <text:p>0,945928113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2.3120897030416301" table:style-name="ce1">
            <text:p>2,312089703</text:p>
          </table:table-cell>
          <table:table-cell office:value-type="float" office:value="0.816372760965692" table:style-name="ce1">
            <text:p>0,816372761</text:p>
          </table:table-cell>
          <table:table-cell office:value-type="float" office:value="0.173337971505265" table:style-name="ce1">
            <text:p>0,173337972</text:p>
          </table:table-cell>
          <table:table-cell office:value-type="float" office:value="0.90312191868995595" table:style-name="ce1">
            <text:p>0,903121919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.5614317947468899" table:style-name="ce1">
            <text:p>2,561431795</text:p>
          </table:table-cell>
          <table:table-cell office:value-type="float" office:value="0.78490585239996802" table:style-name="ce1">
            <text:p>0,784905852</text:p>
          </table:table-cell>
          <table:table-cell office:value-type="float" office:value="2.3832445236805298E-2" table:style-name="ce1">
            <text:p>0,023832445</text:p>
          </table:table-cell>
          <table:table-cell office:value-type="float" office:value="0.85140149109881003" table:style-name="ce1">
            <text:p>0,851401491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2.3220667443362801" table:style-name="ce1">
            <text:p>2,322066744</text:p>
          </table:table-cell>
          <table:table-cell office:value-type="float" office:value="0.82079826147694601" table:style-name="ce1">
            <text:p>0,820798261</text:p>
          </table:table-cell>
          <table:table-cell office:value-type="float" office:value="0.30076787624158502" table:style-name="ce1">
            <text:p>0,300767876</text:p>
          </table:table-cell>
          <table:table-cell office:value-type="float" office:value="0.93933651640165094" table:style-name="ce1">
            <text:p>0,939336516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7967183599904799" table:style-name="ce1">
            <text:p>2,79671836</text:p>
          </table:table-cell>
          <table:table-cell office:value-type="float" office:value="0.7618082507042" table:style-name="ce1">
            <text:p>0,761808251</text:p>
          </table:table-cell>
          <table:table-cell office:value-type="float" office:value="-0.103105328003192" table:style-name="ce1">
            <text:p>-0,103105328</text:p>
          </table:table-cell>
          <table:table-cell office:value-type="float" office:value="0.80475667447585597" table:style-name="ce1">
            <text:p>0,804756674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2.5430350188253299" table:style-name="ce1">
            <text:p>2,543035019</text:p>
          </table:table-cell>
          <table:table-cell office:value-type="float" office:value="0.80647831698295402" table:style-name="ce1">
            <text:p>0,806478317</text:p>
          </table:table-cell>
          <table:table-cell office:value-type="float" office:value="0.24297198163425901" table:style-name="ce1">
            <text:p>0,242971982</text:p>
          </table:table-cell>
          <table:table-cell office:value-type="float" office:value="0.92108031700561699" table:style-name="ce1">
            <text:p>0,921080317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6183035234396299" table:style-name="ce1">
            <text:p>2,618303523</text:p>
          </table:table-cell>
          <table:table-cell office:value-type="float" office:value="0.788676636267579" table:style-name="ce1">
            <text:p>0,788676636</text:p>
          </table:table-cell>
          <table:table-cell office:value-type="float" office:value="0.12966319412476399" table:style-name="ce1">
            <text:p>0,129663194</text:p>
          </table:table-cell>
          <table:table-cell office:value-type="float" office:value="0.88116652430722997" table:style-name="ce1">
            <text:p>0,881166524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2.6986246715821198" table:style-name="ce1">
            <text:p>2,698624672</text:p>
          </table:table-cell>
          <table:table-cell office:value-type="float" office:value="0.77322700951867596" table:style-name="ce1">
            <text:p>0,77322701</text:p>
          </table:table-cell>
          <table:table-cell office:value-type="float" office:value="3.4821605564783198E-5" table:style-name="ce1">
            <text:p>3,48216E-05</text:p>
          </table:table-cell>
          <table:table-cell office:value-type="float" office:value="0.84357361145881005" table:style-name="ce1">
            <text:p>0,843573611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0251697425926598" table:style-name="ce1">
            <text:p>3,025169743</text:p>
          </table:table-cell>
          <table:table-cell office:value-type="float" office:value="0.71628645263879798" table:style-name="ce1">
            <text:p>0,716286453</text:p>
          </table:table-cell>
          <table:table-cell office:value-type="float" office:value="-0.33761989748162802" table:style-name="ce1">
            <text:p>-0,337619897</text:p>
          </table:table-cell>
          <table:table-cell office:value-type="float" office:value="0.72239213836833704" table:style-name="ce1">
            <text:p>0,722392138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3.0561177697631798" table:style-name="ce1">
            <text:p>3,05611777</text:p>
          </table:table-cell>
          <table:table-cell office:value-type="float" office:value="0.72757303726994105" table:style-name="ce1">
            <text:p>0,727573037</text:p>
          </table:table-cell>
          <table:table-cell office:value-type="float" office:value="-0.26419275978717599" table:style-name="ce1">
            <text:p>-0,26419276</text:p>
          </table:table-cell>
          <table:table-cell office:value-type="float" office:value="0.75597809023561002" table:style-name="ce1">
            <text:p>0,75597809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.7226168872674301" table:style-name="ce1">
            <text:p>2,722616887</text:p>
          </table:table-cell>
          <table:table-cell office:value-type="float" office:value="0.77860935438190004" table:style-name="ce1">
            <text:p>0,778609354</text:p>
          </table:table-cell>
          <table:table-cell office:value-type="float" office:value="-4.0197734849532402E-2" table:style-name="ce1">
            <text:p>-0,040197735</text:p>
          </table:table-cell>
          <table:table-cell office:value-type="float" office:value="0.84003310732610104" table:style-name="ce1">
            <text:p>0,840033107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2.8298681439879698" table:style-name="ce1">
            <text:p>2,829868144</text:p>
          </table:table-cell>
          <table:table-cell office:value-type="float" office:value="0.76423978377403701" table:style-name="ce1">
            <text:p>0,764239784</text:p>
          </table:table-cell>
          <table:table-cell office:value-type="float" office:value="-0.13094760129155" table:style-name="ce1">
            <text:p>-0,130947601</text:p>
          </table:table-cell>
          <table:table-cell office:value-type="float" office:value="0.80900519552924599" table:style-name="ce1">
            <text:p>0,809005196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.9433010376894999" table:style-name="ce1">
            <text:p>2,943301038</text:p>
          </table:table-cell>
          <table:table-cell office:value-type="float" office:value="0.74104557228636503" table:style-name="ce1">
            <text:p>0,741045572</text:p>
          </table:table-cell>
          <table:table-cell office:value-type="float" office:value="-0.14229960178707199" table:style-name="ce1">
            <text:p>-0,142299602</text:p>
          </table:table-cell>
          <table:table-cell office:value-type="float" office:value="0.795600360214893" table:style-name="ce1">
            <text:p>0,79560036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2.8850033940328199" table:style-name="ce1">
            <text:p>2,885003394</text:p>
          </table:table-cell>
          <table:table-cell office:value-type="float" office:value="0.74554289532449303" table:style-name="ce1">
            <text:p>0,745542895</text:p>
          </table:table-cell>
          <table:table-cell office:value-type="float" office:value="-0.12948812347107899" table:style-name="ce1">
            <text:p>-0,129488123</text:p>
          </table:table-cell>
          <table:table-cell office:value-type="float" office:value="0.79522786576963" table:style-name="ce1">
            <text:p>0,795227866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7234506947266102" table:style-name="ce1">
            <text:p>2,723450695</text:p>
          </table:table-cell>
          <table:table-cell office:value-type="float" office:value="0.77978578278306998" table:style-name="ce1">
            <text:p>0,779785783</text:p>
          </table:table-cell>
          <table:table-cell office:value-type="float" office:value="0.15767219450269901" table:style-name="ce1">
            <text:p>0,157672195</text:p>
          </table:table-cell>
          <table:table-cell office:value-type="float" office:value="0.89165541071654597" table:style-name="ce1">
            <text:p>0,891655411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2.62800140098732" table:style-name="ce1">
            <text:p>2,628001401</text:p>
          </table:table-cell>
          <table:table-cell office:value-type="float" office:value="0.78741437556699301" table:style-name="ce1">
            <text:p>0,787414376</text:p>
          </table:table-cell>
          <table:table-cell office:value-type="float" office:value="3.93866510065553E-2" table:style-name="ce1">
            <text:p>0,039386651</text:p>
          </table:table-cell>
          <table:table-cell office:value-type="float" office:value="0.86250162169231603" table:style-name="ce1">
            <text:p>0,862501622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.9360915825106901" table:style-name="ce1">
            <text:p>2,936091583</text:p>
          </table:table-cell>
          <table:table-cell office:value-type="float" office:value="0.72901925331002004" table:style-name="ce1">
            <text:p>0,729019253</text:p>
          </table:table-cell>
          <table:table-cell office:value-type="float" office:value="-0.25084001748510598" table:style-name="ce1">
            <text:p>-0,250840017</text:p>
          </table:table-cell>
          <table:table-cell office:value-type="float" office:value="0.75346720587350902" table:style-name="ce1">
            <text:p>0,753467206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3.0320735161060801" table:style-name="ce1">
            <text:p>3,032073516</text:p>
          </table:table-cell>
          <table:table-cell office:value-type="float" office:value="0.72854955037867297" table:style-name="ce1">
            <text:p>0,72854955</text:p>
          </table:table-cell>
          <table:table-cell office:value-type="float" office:value="-0.241059844732504" table:style-name="ce1">
            <text:p>-0,241059845</text:p>
          </table:table-cell>
          <table:table-cell office:value-type="float" office:value="0.76203305748522099" table:style-name="ce1">
            <text:p>0,762033057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9566589796676301" table:style-name="ce1">
            <text:p>2,95665898</text:p>
          </table:table-cell>
          <table:table-cell office:value-type="float" office:value="0.74560462978105002" table:style-name="ce1">
            <text:p>0,74560463</text:p>
          </table:table-cell>
          <table:table-cell office:value-type="float" office:value="-0.20967601190961399" table:style-name="ce1">
            <text:p>-0,209676012</text:p>
          </table:table-cell>
          <table:table-cell office:value-type="float" office:value="0.78149752218109103" table:style-name="ce1">
            <text:p>0,781497522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3.0458836435219401" table:style-name="ce1">
            <text:p>3,045883644</text:p>
          </table:table-cell>
          <table:table-cell office:value-type="float" office:value="0.729669729988075" table:style-name="ce1">
            <text:p>0,72966973</text:p>
          </table:table-cell>
          <table:table-cell office:value-type="float" office:value="-0.198643933857024" table:style-name="ce1">
            <text:p>-0,198643934</text:p>
          </table:table-cell>
          <table:table-cell office:value-type="float" office:value="0.77367425104657805" table:style-name="ce1">
            <text:p>0,773674251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.0635859950462301" table:style-name="ce1">
            <text:p>3,063585995</text:p>
          </table:table-cell>
          <table:table-cell office:value-type="float" office:value="0.72382569613986802" table:style-name="ce1">
            <text:p>0,723825696</text:p>
          </table:table-cell>
          <table:table-cell office:value-type="float" office:value="-0.296201002621228" table:style-name="ce1">
            <text:p>-0,296201003</text:p>
          </table:table-cell>
          <table:table-cell office:value-type="float" office:value="0.743309549140871" table:style-name="ce1">
            <text:p>0,743309549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3.1395107393527502" table:style-name="ce1">
            <text:p>3,139510739</text:p>
          </table:table-cell>
          <table:table-cell office:value-type="float" office:value="0.72306762386970602" table:style-name="ce1">
            <text:p>0,723067624</text:p>
          </table:table-cell>
          <table:table-cell office:value-type="float" office:value="-0.27557554498619202" table:style-name="ce1">
            <text:p>-0,275575545</text:p>
          </table:table-cell>
          <table:table-cell office:value-type="float" office:value="0.75176102225465302" table:style-name="ce1">
            <text:p>0,751761022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.0734004752700002" table:style-name="ce1">
            <text:p>3,073400475</text:p>
          </table:table-cell>
          <table:table-cell office:value-type="float" office:value="0.72216958033560497" table:style-name="ce1">
            <text:p>0,72216958</text:p>
          </table:table-cell>
          <table:table-cell office:value-type="float" office:value="-0.27996366255155303" table:style-name="ce1">
            <text:p>-0,279963663</text:p>
          </table:table-cell>
          <table:table-cell office:value-type="float" office:value="0.74620111722827198" table:style-name="ce1">
            <text:p>0,746201117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3.1277792489745901" table:style-name="ce1">
            <text:p>3,127779249</text:p>
          </table:table-cell>
          <table:table-cell office:value-type="float" office:value="0.70674929818926202" table:style-name="ce1">
            <text:p>0,706749298</text:p>
          </table:table-cell>
          <table:table-cell office:value-type="float" office:value="-0.36613019187922102" table:style-name="ce1">
            <text:p>-0,366130192</text:p>
          </table:table-cell>
          <table:table-cell office:value-type="float" office:value="0.71376193413577105" table:style-name="ce1">
            <text:p>0,713761934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.4837530438333499" table:style-name="ce1">
            <text:p>3,483753044</text:p>
          </table:table-cell>
          <table:table-cell office:value-type="float" office:value="0.67265760682769005" table:style-name="ce1">
            <text:p>0,672657607</text:p>
          </table:table-cell>
          <table:table-cell office:value-type="float" office:value="-0.45748194145768301" table:style-name="ce1">
            <text:p>-0,457481941</text:p>
          </table:table-cell>
          <table:table-cell office:value-type="float" office:value="0.67297826212442002" table:style-name="ce1">
            <text:p>0,672978262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3.1218869297716898" table:style-name="ce1">
            <text:p>3,12188693</text:p>
          </table:table-cell>
          <table:table-cell office:value-type="float" office:value="0.72384398646788095" table:style-name="ce1">
            <text:p>0,723843986</text:p>
          </table:table-cell>
          <table:table-cell office:value-type="float" office:value="-0.301147060028155" table:style-name="ce1">
            <text:p>-0,30114706</text:p>
          </table:table-cell>
          <table:table-cell office:value-type="float" office:value="0.73579306294741598" table:style-name="ce1">
            <text:p>0,735793063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.2357238875307401" table:style-name="ce1">
            <text:p>3,235723888</text:p>
          </table:table-cell>
          <table:table-cell office:value-type="float" office:value="0.70762078114828397" table:style-name="ce1">
            <text:p>0,707620781</text:p>
          </table:table-cell>
          <table:table-cell office:value-type="float" office:value="-0.35752336128685602" table:style-name="ce1">
            <text:p>-0,357523361</text:p>
          </table:table-cell>
          <table:table-cell office:value-type="float" office:value="0.71823990390965098" table:style-name="ce1">
            <text:p>0,718239904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3.6735749463513598" table:style-name="ce1">
            <text:p>3,673574946</text:p>
          </table:table-cell>
          <table:table-cell office:value-type="float" office:value="0.65154110064666804" table:style-name="ce1">
            <text:p>0,651541101</text:p>
          </table:table-cell>
          <table:table-cell office:value-type="float" office:value="-0.592600114463254" table:style-name="ce1">
            <text:p>-0,592600114</text:p>
          </table:table-cell>
          <table:table-cell office:value-type="float" office:value="0.619928518333828" table:style-name="ce1">
            <text:p>0,619928518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.2454414809824601" table:style-name="ce1">
            <text:p>3,245441481</text:p>
          </table:table-cell>
          <table:table-cell office:value-type="float" office:value="0.704209436955747" table:style-name="ce1">
            <text:p>0,704209437</text:p>
          </table:table-cell>
          <table:table-cell office:value-type="float" office:value="-0.41281276252462901" table:style-name="ce1">
            <text:p>-0,412812763</text:p>
          </table:table-cell>
          <table:table-cell office:value-type="float" office:value="0.697239244479817" table:style-name="ce1">
            <text:p>0,697239244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3.6225352446505701" table:style-name="ce1">
            <text:p>3,622535245</text:p>
          </table:table-cell>
          <table:table-cell office:value-type="float" office:value="0.66212868282320603" table:style-name="ce1">
            <text:p>0,662128683</text:p>
          </table:table-cell>
          <table:table-cell office:value-type="float" office:value="-0.62954912998656298" table:style-name="ce1">
            <text:p>-0,62954913</text:p>
          </table:table-cell>
          <table:table-cell office:value-type="float" office:value="0.60453084743697005" table:style-name="ce1">
            <text:p>0,60453084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.0369542637554798" table:style-name="ce1">
            <text:p>3,036954264</text:p>
          </table:table-cell>
          <table:table-cell office:value-type="float" office:value="0.71361759889110399" table:style-name="ce1">
            <text:p>0,713617599</text:p>
          </table:table-cell>
          <table:table-cell office:value-type="float" office:value="-0.36740089199534398" table:style-name="ce1">
            <text:p>-0,367400892</text:p>
          </table:table-cell>
          <table:table-cell office:value-type="float" office:value="0.71760229821989696" table:style-name="ce1">
            <text:p>0,717602298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3.31429373372859" table:style-name="ce1">
            <text:p>3,314293734</text:p>
          </table:table-cell>
          <table:table-cell office:value-type="float" office:value="0.70603401674945399" table:style-name="ce1">
            <text:p>0,706034017</text:p>
          </table:table-cell>
          <table:table-cell office:value-type="float" office:value="-0.42118551512969199" table:style-name="ce1">
            <text:p>-0,421185515</text:p>
          </table:table-cell>
          <table:table-cell office:value-type="float" office:value="0.69599235603954901" table:style-name="ce1">
            <text:p>0,695992356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.6613274535077802" table:style-name="ce1">
            <text:p>3,661327454</text:p>
          </table:table-cell>
          <table:table-cell office:value-type="float" office:value="0.65647462254791" table:style-name="ce1">
            <text:p>0,656474623</text:p>
          </table:table-cell>
          <table:table-cell office:value-type="float" office:value="-0.61851470749499005" table:style-name="ce1">
            <text:p>-0,618514707</text:p>
          </table:table-cell>
          <table:table-cell office:value-type="float" office:value="0.61255697326800296" table:style-name="ce1">
            <text:p>0,612556973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3.7502585915714701" table:style-name="ce1">
            <text:p>3,750258592</text:p>
          </table:table-cell>
          <table:table-cell office:value-type="float" office:value="0.649620072147164" table:style-name="ce1">
            <text:p>0,649620072</text:p>
          </table:table-cell>
          <table:table-cell office:value-type="float" office:value="-0.65409389895134995" table:style-name="ce1">
            <text:p>-0,654093899</text:p>
          </table:table-cell>
          <table:table-cell office:value-type="float" office:value="0.59731355413542497" table:style-name="ce1">
            <text:p>0,59731355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.43927772815863" table:style-name="ce1">
            <text:p>3,439277728</text:p>
          </table:table-cell>
          <table:table-cell office:value-type="float" office:value="0.68198538985880297" table:style-name="ce1">
            <text:p>0,68198539</text:p>
          </table:table-cell>
          <table:table-cell office:value-type="float" office:value="-0.506403073171382" table:style-name="ce1">
            <text:p>-0,506403073</text:p>
          </table:table-cell>
          <table:table-cell office:value-type="float" office:value="0.66075558430743897" table:style-name="ce1">
            <text:p>0,660755584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3.5383290668699998" table:style-name="ce1">
            <text:p>3,538329067</text:p>
          </table:table-cell>
          <table:table-cell office:value-type="float" office:value="0.66367066994747403" table:style-name="ce1">
            <text:p>0,66367067</text:p>
          </table:table-cell>
          <table:table-cell office:value-type="float" office:value="-0.59325937546341501" table:style-name="ce1">
            <text:p>-0,593259375</text:p>
          </table:table-cell>
          <table:table-cell office:value-type="float" office:value="0.62590071712926398" table:style-name="ce1">
            <text:p>0,625900717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.3210654730160898" table:style-name="ce1">
            <text:p>3,321065473</text:p>
          </table:table-cell>
          <table:table-cell office:value-type="float" office:value="0.68997964233186504" table:style-name="ce1">
            <text:p>0,689979642</text:p>
          </table:table-cell>
          <table:table-cell office:value-type="float" office:value="-0.40235811378307201" table:style-name="ce1">
            <text:p>-0,402358114</text:p>
          </table:table-cell>
          <table:table-cell office:value-type="float" office:value="0.69428532898556505" table:style-name="ce1">
            <text:p>0,694285329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3.39624108586646" table:style-name="ce1">
            <text:p>3,396241086</text:p>
          </table:table-cell>
          <table:table-cell office:value-type="float" office:value="0.67248291348145794" table:style-name="ce1">
            <text:p>0,672482913</text:p>
          </table:table-cell>
          <table:table-cell office:value-type="float" office:value="-0.57331720793522101" table:style-name="ce1">
            <text:p>-0,573317208</text:p>
          </table:table-cell>
          <table:table-cell office:value-type="float" office:value="0.62657818793831199" table:style-name="ce1">
            <text:p>0,626578188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.4876732480708501" table:style-name="ce1">
            <text:p>3,487673248</text:p>
          </table:table-cell>
          <table:table-cell office:value-type="float" office:value="0.66232036280106599" table:style-name="ce1">
            <text:p>0,662320363</text:p>
          </table:table-cell>
          <table:table-cell office:value-type="float" office:value="-0.54473593179048097" table:style-name="ce1">
            <text:p>-0,544735932</text:p>
          </table:table-cell>
          <table:table-cell office:value-type="float" office:value="0.634710997897312" table:style-name="ce1">
            <text:p>0,634710998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3.6598408438443801" table:style-name="ce1">
            <text:p>3,659840844</text:p>
          </table:table-cell>
          <table:table-cell office:value-type="float" office:value="0.66202117090677903" table:style-name="ce1">
            <text:p>0,662021171</text:p>
          </table:table-cell>
          <table:table-cell office:value-type="float" office:value="-0.59351200889727496" table:style-name="ce1">
            <text:p>-0,593512009</text:p>
          </table:table-cell>
          <table:table-cell office:value-type="float" office:value="0.61874357647616196" table:style-name="ce1">
            <text:p>0,618743576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.7218728946536102" table:style-name="ce1">
            <text:p>3,721872895</text:p>
          </table:table-cell>
          <table:table-cell office:value-type="float" office:value="0.64420079275059805" table:style-name="ce1">
            <text:p>0,644200793</text:p>
          </table:table-cell>
          <table:table-cell office:value-type="float" office:value="-0.63932150289771394" table:style-name="ce1">
            <text:p>-0,639321503</text:p>
          </table:table-cell>
          <table:table-cell office:value-type="float" office:value="0.59666336732480496" table:style-name="ce1">
            <text:p>0,596663367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3.75258102338486" table:style-name="ce1">
            <text:p>3,752581023</text:p>
          </table:table-cell>
          <table:table-cell office:value-type="float" office:value="0.64737454294976104" table:style-name="ce1">
            <text:p>0,647374543</text:p>
          </table:table-cell>
          <table:table-cell office:value-type="float" office:value="-0.652404711290687" table:style-name="ce1">
            <text:p>-0,652404711</text:p>
          </table:table-cell>
          <table:table-cell office:value-type="float" office:value="0.59857160024309697" table:style-name="ce1">
            <text:p>0,5985716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.68283778434638" table:style-name="ce1">
            <text:p>3,682837784</text:p>
          </table:table-cell>
          <table:table-cell office:value-type="float" office:value="0.64998781086135204" table:style-name="ce1">
            <text:p>0,649987811</text:p>
          </table:table-cell>
          <table:table-cell office:value-type="float" office:value="-0.65378648167642295" table:style-name="ce1">
            <text:p>-0,653786482</text:p>
          </table:table-cell>
          <table:table-cell office:value-type="float" office:value="0.60145478952441001" table:style-name="ce1">
            <text:p>0,60145479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3.8962260234773098" table:style-name="ce1">
            <text:p>3,896226023</text:p>
          </table:table-cell>
          <table:table-cell office:value-type="float" office:value="0.63090032002464802" table:style-name="ce1">
            <text:p>0,63090032</text:p>
          </table:table-cell>
          <table:table-cell office:value-type="float" office:value="-0.72511488267032298" table:style-name="ce1">
            <text:p>-0,725114883</text:p>
          </table:table-cell>
          <table:table-cell office:value-type="float" office:value="0.56409953127050805" table:style-name="ce1">
            <text:p>0,564099531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.6242703168844801" table:style-name="ce1">
            <text:p>3,624270317</text:p>
          </table:table-cell>
          <table:table-cell office:value-type="float" office:value="0.64816978303574502" table:style-name="ce1">
            <text:p>0,648169783</text:p>
          </table:table-cell>
          <table:table-cell office:value-type="float" office:value="-0.66137336682690395" table:style-name="ce1">
            <text:p>-0,661373367</text:p>
          </table:table-cell>
          <table:table-cell office:value-type="float" office:value="0.59613529792829101" table:style-name="ce1">
            <text:p>0,596135298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3.6336512249390598" table:style-name="ce1">
            <text:p>3,633651225</text:p>
          </table:table-cell>
          <table:table-cell office:value-type="float" office:value="0.65074019795752103" table:style-name="ce1">
            <text:p>0,650740198</text:p>
          </table:table-cell>
          <table:table-cell office:value-type="float" office:value="-0.63778088959981405" table:style-name="ce1">
            <text:p>-0,63778089</text:p>
          </table:table-cell>
          <table:table-cell office:value-type="float" office:value="0.60574102448383205" table:style-name="ce1">
            <text:p>0,60574102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9781391276444702" table:style-name="ce1">
            <text:p>3,978139128</text:p>
          </table:table-cell>
          <table:table-cell office:value-type="float" office:value="0.62338911663289798" table:style-name="ce1">
            <text:p>0,623389117</text:p>
          </table:table-cell>
          <table:table-cell office:value-type="float" office:value="-0.78784992334735604" table:style-name="ce1">
            <text:p>-0,787849923</text:p>
          </table:table-cell>
          <table:table-cell office:value-type="float" office:value="0.54475748907612898" table:style-name="ce1">
            <text:p>0,544757489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3.9832683377943501" table:style-name="ce1">
            <text:p>3,983268338</text:p>
          </table:table-cell>
          <table:table-cell office:value-type="float" office:value="0.61791716224400495" table:style-name="ce1">
            <text:p>0,617917162</text:p>
          </table:table-cell>
          <table:table-cell office:value-type="float" office:value="-0.780835486290683" table:style-name="ce1">
            <text:p>-0,780835486</text:p>
          </table:table-cell>
          <table:table-cell office:value-type="float" office:value="0.54118340940811305" table:style-name="ce1">
            <text:p>0,54118340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9275454232137501" table:style-name="ce1">
            <text:p>3,927545423</text:p>
          </table:table-cell>
          <table:table-cell office:value-type="float" office:value="0.62651148255367395" table:style-name="ce1">
            <text:p>0,626511483</text:p>
          </table:table-cell>
          <table:table-cell office:value-type="float" office:value="-0.73348168301818195" table:style-name="ce1">
            <text:p>-0,733481683</text:p>
          </table:table-cell>
          <table:table-cell office:value-type="float" office:value="0.56138441662046301" table:style-name="ce1">
            <text:p>0,561384417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3.92073275433015" table:style-name="ce1">
            <text:p>3,920732754</text:p>
          </table:table-cell>
          <table:table-cell office:value-type="float" office:value="0.63056326127675699" table:style-name="ce1">
            <text:p>0,630563261</text:p>
          </table:table-cell>
          <table:table-cell office:value-type="float" office:value="-0.747105509873083" table:style-name="ce1">
            <text:p>-0,74710551</text:p>
          </table:table-cell>
          <table:table-cell office:value-type="float" office:value="0.55736762805351203" table:style-name="ce1">
            <text:p>0,557367628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01809008250686" table:style-name="ce1">
            <text:p>4,018090083</text:p>
          </table:table-cell>
          <table:table-cell office:value-type="float" office:value="0.62372880526122798" table:style-name="ce1">
            <text:p>0,623728805</text:p>
          </table:table-cell>
          <table:table-cell office:value-type="float" office:value="-0.77431953647101603" table:style-name="ce1">
            <text:p>-0,774319536</text:p>
          </table:table-cell>
          <table:table-cell office:value-type="float" office:value="0.55051475809836903" table:style-name="ce1">
            <text:p>0,550514758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3.9878471729004699" table:style-name="ce1">
            <text:p>3,987847173</text:p>
          </table:table-cell>
          <table:table-cell office:value-type="float" office:value="0.619170010197309" table:style-name="ce1">
            <text:p>0,61917001</text:p>
          </table:table-cell>
          <table:table-cell office:value-type="float" office:value="-0.79538708615639397" table:style-name="ce1">
            <text:p>-0,795387086</text:p>
          </table:table-cell>
          <table:table-cell office:value-type="float" office:value="0.53783797411950196" table:style-name="ce1">
            <text:p>0,537837974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1568998974122202" table:style-name="ce1">
            <text:p>4,156899897</text:p>
          </table:table-cell>
          <table:table-cell office:value-type="float" office:value="0.60498033343720703" table:style-name="ce1">
            <text:p>0,604980333</text:p>
          </table:table-cell>
          <table:table-cell office:value-type="float" office:value="-0.86581701203029005" table:style-name="ce1">
            <text:p>-0,865817012</text:p>
          </table:table-cell>
          <table:table-cell office:value-type="float" office:value="0.50607940622146197" table:style-name="ce1">
            <text:p>0,506079406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4.0878465773318302" table:style-name="ce1">
            <text:p>4,087846577</text:p>
          </table:table-cell>
          <table:table-cell office:value-type="float" office:value="0.61253024423942304" table:style-name="ce1">
            <text:p>0,612530244</text:p>
          </table:table-cell>
          <table:table-cell office:value-type="float" office:value="-0.79982256302578802" table:style-name="ce1">
            <text:p>-0,799822563</text:p>
          </table:table-cell>
          <table:table-cell office:value-type="float" office:value="0.53267562712013194" table:style-name="ce1">
            <text:p>0,532675627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7431127769685002" table:style-name="ce1">
            <text:p>3,743112777</text:p>
          </table:table-cell>
          <table:table-cell office:value-type="float" office:value="0.64521578245330502" table:style-name="ce1">
            <text:p>0,645215782</text:p>
          </table:table-cell>
          <table:table-cell office:value-type="float" office:value="-0.66122526458022401" table:style-name="ce1">
            <text:p>-0,661225265</text:p>
          </table:table-cell>
          <table:table-cell office:value-type="float" office:value="0.59196802529506698" table:style-name="ce1">
            <text:p>0,591968025</text:p>
          </table:table-cell>
          <table:table-cell table:number-columns-repeated="16379"/>
        </table:table-row>
        <table:table-row table:style-name="ro1">
          <table:table-cell office:value-type="float" office:value="100.5" table:style-name="ce1">
            <text:p>100,5</text:p>
          </table:table-cell>
          <table:table-cell office:value-type="float" office:value="4.3534464996903903" table:style-name="ce1">
            <text:p>4,3534465</text:p>
          </table:table-cell>
          <table:table-cell office:value-type="float" office:value="0.58482679889778699" table:style-name="ce1">
            <text:p>0,584826799</text:p>
          </table:table-cell>
          <table:table-cell office:value-type="float" office:value="-0.92161286484579497" table:style-name="ce1">
            <text:p>-0,921612865</text:p>
          </table:table-cell>
          <table:table-cell office:value-type="float" office:value="0.476210636965964" table:style-name="ce1">
            <text:p>0,476210637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.0085689525823396" table:style-name="ce1">
            <text:p>4,008568953</text:p>
          </table:table-cell>
          <table:table-cell office:value-type="float" office:value="0.61472170782365698" table:style-name="ce1">
            <text:p>0,614721708</text:p>
          </table:table-cell>
          <table:table-cell office:value-type="float" office:value="-0.71399811729886897" table:style-name="ce1">
            <text:p>-0,713998117</text:p>
          </table:table-cell>
          <table:table-cell office:value-type="float" office:value="0.56613591264285701" table:style-name="ce1">
            <text:p>0,566135913</text:p>
          </table:table-cell>
          <table:table-cell table:number-columns-repeated="16379"/>
        </table:table-row>
        <table:table-row table:style-name="ro2">
          <table:table-cell office:value-type="float" office:value="101.5" table:style-name="ce1">
            <text:p>101,5</text:p>
          </table:table-cell>
          <table:table-cell office:value-type="float" office:value="4.1002452305275403" table:style-name="ce1">
            <text:p>4,100245231</text:p>
          </table:table-cell>
          <table:table-cell office:value-type="float" office:value="0.60125946679184294" table:style-name="ce1">
            <text:p>0,601259467</text:p>
          </table:table-cell>
          <table:table-cell office:value-type="float" office:value="-0.80374393660429599" table:style-name="ce1">
            <text:p>-0,803743937</text:p>
          </table:table-cell>
          <table:table-cell office:value-type="float" office:value="0.52303172458449998" table:style-name="ce1">
            <text:p>0,523031725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.2757223929575101" table:style-name="ce1">
            <text:p>4,275722393</text:p>
          </table:table-cell>
          <table:table-cell office:value-type="float" office:value="0.58920446431585904" table:style-name="ce1">
            <text:p>0,589204464</text:p>
          </table:table-cell>
          <table:table-cell office:value-type="float" office:value="-0.87488460967812398" table:style-name="ce1">
            <text:p>-0,87488461</text:p>
          </table:table-cell>
          <table:table-cell office:value-type="float" office:value="0.49261214954622301" table:style-name="ce1">
            <text:p>0,49261215</text:p>
          </table:table-cell>
          <table:table-cell table:number-columns-repeated="16379"/>
        </table:table-row>
        <table:table-row table:style-name="ro1">
          <table:table-cell office:value-type="float" office:value="102.5" table:style-name="ce1">
            <text:p>102,5</text:p>
          </table:table-cell>
          <table:table-cell office:value-type="float" office:value="4.4315912202677499" table:style-name="ce1">
            <text:p>4,43159122</text:p>
          </table:table-cell>
          <table:table-cell office:value-type="float" office:value="0.57745836641843395" table:style-name="ce1">
            <text:p>0,577458366</text:p>
          </table:table-cell>
          <table:table-cell office:value-type="float" office:value="-0.91244975718937105" table:style-name="ce1">
            <text:p>-0,912449757</text:p>
          </table:table-cell>
          <table:table-cell office:value-type="float" office:value="0.47531658224726803" table:style-name="ce1">
            <text:p>0,475316582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.4020907183059999" table:style-name="ce1">
            <text:p>4,402090718</text:p>
          </table:table-cell>
          <table:table-cell office:value-type="float" office:value="0.57625036343206504" table:style-name="ce1">
            <text:p>0,576250363</text:p>
          </table:table-cell>
          <table:table-cell office:value-type="float" office:value="-0.94979689539527701" table:style-name="ce1">
            <text:p>-0,949796895</text:p>
          </table:table-cell>
          <table:table-cell office:value-type="float" office:value="0.45574632079497601" table:style-name="ce1">
            <text:p>0,455746321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,5</text:p>
          </table:table-cell>
          <table:table-cell office:value-type="float" office:value="4.2346546186407696" table:style-name="ce1">
            <text:p>4,234654619</text:p>
          </table:table-cell>
          <table:table-cell office:value-type="float" office:value="0.58881432491174401" table:style-name="ce1">
            <text:p>0,588814325</text:p>
          </table:table-cell>
          <table:table-cell office:value-type="float" office:value="-0.88000909592943399" table:style-name="ce1">
            <text:p>-0,880009096</text:p>
          </table:table-cell>
          <table:table-cell office:value-type="float" office:value="0.49582842795529503" table:style-name="ce1">
            <text:p>0,495828428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.21732671840003" table:style-name="ce1">
            <text:p>4,217326718</text:p>
          </table:table-cell>
          <table:table-cell office:value-type="float" office:value="0.59554747243266104" table:style-name="ce1">
            <text:p>0,595547472</text:p>
          </table:table-cell>
          <table:table-cell office:value-type="float" office:value="-0.84601349753569799" table:style-name="ce1">
            <text:p>-0,846013498</text:p>
          </table:table-cell>
          <table:table-cell office:value-type="float" office:value="0.50905199572174098" table:style-name="ce1">
            <text:p>0,509051996</text:p>
          </table:table-cell>
          <table:table-cell table:number-columns-repeated="16379"/>
        </table:table-row>
        <table:table-row table:style-name="ro1">
          <table:table-cell office:value-type="float" office:value="104.5" table:style-name="ce1">
            <text:p>104,5</text:p>
          </table:table-cell>
          <table:table-cell office:value-type="float" office:value="4.6712194714627602" table:style-name="ce1">
            <text:p>4,671219471</text:p>
          </table:table-cell>
          <table:table-cell office:value-type="float" office:value="0.55466261383613502" table:style-name="ce1">
            <text:p>0,554662614</text:p>
          </table:table-cell>
          <table:table-cell office:value-type="float" office:value="-1.05522436967101" table:style-name="ce1">
            <text:p>-1,05522437</text:p>
          </table:table-cell>
          <table:table-cell office:value-type="float" office:value="0.417305457787288" table:style-name="ce1">
            <text:p>0,417305458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.5219128461373899" table:style-name="ce1">
            <text:p>4,521912846</text:p>
          </table:table-cell>
          <table:table-cell office:value-type="float" office:value="0.572890552834036" table:style-name="ce1">
            <text:p>0,572890553</text:p>
          </table:table-cell>
          <table:table-cell office:value-type="float" office:value="-0.96347195694186905" table:style-name="ce1">
            <text:p>-0,963471957</text:p>
          </table:table-cell>
          <table:table-cell office:value-type="float" office:value="0.454800913421185" table:style-name="ce1">
            <text:p>0,454800913</text:p>
          </table:table-cell>
          <table:table-cell table:number-columns-repeated="16379"/>
        </table:table-row>
        <table:table-row table:style-name="ro1">
          <table:table-cell office:value-type="float" office:value="105.5" table:style-name="ce1">
            <text:p>105,5</text:p>
          </table:table-cell>
          <table:table-cell office:value-type="float" office:value="4.2309144442589597" table:style-name="ce1">
            <text:p>4,230914444</text:p>
          </table:table-cell>
          <table:table-cell office:value-type="float" office:value="0.59069612183342701" table:style-name="ce1">
            <text:p>0,590696122</text:p>
          </table:table-cell>
          <table:table-cell office:value-type="float" office:value="-0.86775825857644096" table:style-name="ce1">
            <text:p>-0,867758259</text:p>
          </table:table-cell>
          <table:table-cell office:value-type="float" office:value="0.50028508098553803" table:style-name="ce1">
            <text:p>0,500285081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.5474093901471004" table:style-name="ce1">
            <text:p>4,54740939</text:p>
          </table:table-cell>
          <table:table-cell office:value-type="float" office:value="0.55998567708916103" table:style-name="ce1">
            <text:p>0,559985677</text:p>
          </table:table-cell>
          <table:table-cell office:value-type="float" office:value="-0.99851320354802597" table:style-name="ce1">
            <text:p>-0,998513204</text:p>
          </table:table-cell>
          <table:table-cell office:value-type="float" office:value="0.442455920920444" table:style-name="ce1">
            <text:p>0,442455921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,5</text:p>
          </table:table-cell>
          <table:table-cell office:value-type="float" office:value="4.2588068844419302" table:style-name="ce1">
            <text:p>4,258806884</text:p>
          </table:table-cell>
          <table:table-cell office:value-type="float" office:value="0.58678649014164797" table:style-name="ce1">
            <text:p>0,58678649</text:p>
          </table:table-cell>
          <table:table-cell office:value-type="float" office:value="-0.89053548190764398" table:style-name="ce1">
            <text:p>-0,890535482</text:p>
          </table:table-cell>
          <table:table-cell office:value-type="float" office:value="0.48916682068101403" table:style-name="ce1">
            <text:p>0,489166821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4.2064224068802796" table:style-name="ce1">
            <text:p>4,206422407</text:p>
          </table:table-cell>
          <table:table-cell office:value-type="float" office:value="0.59470692707723705" table:style-name="ce1">
            <text:p>0,594706927</text:p>
          </table:table-cell>
          <table:table-cell office:value-type="float" office:value="-0.85552498514359998" table:style-name="ce1">
            <text:p>-0,855524985</text:p>
          </table:table-cell>
          <table:table-cell office:value-type="float" office:value="0.50294325879805202" table:style-name="ce1">
            <text:p>0,502943259</text:p>
          </table:table-cell>
          <table:table-cell table:number-columns-repeated="16379"/>
        </table:table-row>
        <table:table-row table:style-name="ro1">
          <table:table-cell office:value-type="float" office:value="107.5" table:style-name="ce1">
            <text:p>107,5</text:p>
          </table:table-cell>
          <table:table-cell office:value-type="float" office:value="4.7056253982115601" table:style-name="ce1">
            <text:p>4,705625398</text:p>
          </table:table-cell>
          <table:table-cell office:value-type="float" office:value="0.55400429427769304" table:style-name="ce1">
            <text:p>0,554004294</text:p>
          </table:table-cell>
          <table:table-cell office:value-type="float" office:value="-1.05006991858087" table:style-name="ce1">
            <text:p>-1,050069919</text:p>
          </table:table-cell>
          <table:table-cell office:value-type="float" office:value="0.42367846291586497" table:style-name="ce1">
            <text:p>0,423678463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3373515439819599" table:style-name="ce1">
            <text:p>4,337351544</text:p>
          </table:table-cell>
          <table:table-cell office:value-type="float" office:value="0.58706938992492896" table:style-name="ce1">
            <text:p>0,58706939</text:p>
          </table:table-cell>
          <table:table-cell office:value-type="float" office:value="-0.88421495597367405" table:style-name="ce1">
            <text:p>-0,884214956</text:p>
          </table:table-cell>
          <table:table-cell office:value-type="float" office:value="0.49313396527519399" table:style-name="ce1">
            <text:p>0,493133965</text:p>
          </table:table-cell>
          <table:table-cell table:number-columns-repeated="16379"/>
        </table:table-row>
        <table:table-row table:style-name="ro1">
          <table:table-cell office:value-type="float" office:value="108.5" table:style-name="ce1">
            <text:p>108,5</text:p>
          </table:table-cell>
          <table:table-cell office:value-type="float" office:value="4.7829828387589997" table:style-name="ce1">
            <text:p>4,782982839</text:p>
          </table:table-cell>
          <table:table-cell office:value-type="float" office:value="0.54894863761172397" table:style-name="ce1">
            <text:p>0,548948638</text:p>
          </table:table-cell>
          <table:table-cell office:value-type="float" office:value="-1.0746411088183001" table:style-name="ce1">
            <text:p>-1,074641109</text:p>
          </table:table-cell>
          <table:table-cell office:value-type="float" office:value="0.41012429982174398" table:style-name="ce1">
            <text:p>0,4101243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4.6945344644627296" table:style-name="ce1">
            <text:p>4,694534464</text:p>
          </table:table-cell>
          <table:table-cell office:value-type="float" office:value="0.55066012888284799" table:style-name="ce1">
            <text:p>0,550660129</text:p>
          </table:table-cell>
          <table:table-cell office:value-type="float" office:value="-1.04854539340137" table:style-name="ce1">
            <text:p>-1,048545393</text:p>
          </table:table-cell>
          <table:table-cell office:value-type="float" office:value="0.42097720928571197" table:style-name="ce1">
            <text:p>0,420977209</text:p>
          </table:table-cell>
          <table:table-cell table:number-columns-repeated="16379"/>
        </table:table-row>
        <table:table-row table:style-name="ro1">
          <table:table-cell office:value-type="float" office:value="109.5" table:style-name="ce1">
            <text:p>109,5</text:p>
          </table:table-cell>
          <table:table-cell office:value-type="float" office:value="4.8022434666554101" table:style-name="ce1">
            <text:p>4,802243467</text:p>
          </table:table-cell>
          <table:table-cell office:value-type="float" office:value="0.55133089714309302" table:style-name="ce1">
            <text:p>0,551330897</text:p>
          </table:table-cell>
          <table:table-cell office:value-type="float" office:value="-1.0550646342483201" table:style-name="ce1">
            <text:p>-1,055064634</text:p>
          </table:table-cell>
          <table:table-cell office:value-type="float" office:value="0.41243133802022902" table:style-name="ce1">
            <text:p>0,412431338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4288922290776602" table:style-name="ce1">
            <text:p>4,428892229</text:p>
          </table:table-cell>
          <table:table-cell office:value-type="float" office:value="0.57670978135200701" table:style-name="ce1">
            <text:p>0,576709781</text:p>
          </table:table-cell>
          <table:table-cell office:value-type="float" office:value="-0.95735788114211895" table:style-name="ce1">
            <text:p>-0,957357881</text:p>
          </table:table-cell>
          <table:table-cell office:value-type="float" office:value="0.45998723306891498" table:style-name="ce1">
            <text:p>0,459987233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,5</text:p>
          </table:table-cell>
          <table:table-cell office:value-type="float" office:value="4.57565059896557" table:style-name="ce1">
            <text:p>4,575650599</text:p>
          </table:table-cell>
          <table:table-cell office:value-type="float" office:value="0.56487192312272405" table:style-name="ce1">
            <text:p>0,564871923</text:p>
          </table:table-cell>
          <table:table-cell office:value-type="float" office:value="-0.99135466675781003" table:style-name="ce1">
            <text:p>-0,991354667</text:p>
          </table:table-cell>
          <table:table-cell office:value-type="float" office:value="0.44659452075932699" table:style-name="ce1">
            <text:p>0,446594521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4.6117042581914802" table:style-name="ce1">
            <text:p>4,611704258</text:p>
          </table:table-cell>
          <table:table-cell office:value-type="float" office:value="0.56147946905414803" table:style-name="ce1">
            <text:p>0,561479469</text:p>
          </table:table-cell>
          <table:table-cell office:value-type="float" office:value="-1.01300544521182" table:style-name="ce1">
            <text:p>-1,013005445</text:p>
          </table:table-cell>
          <table:table-cell office:value-type="float" office:value="0.439861555793016" table:style-name="ce1">
            <text:p>0,439861556</text:p>
          </table:table-cell>
          <table:table-cell table:number-columns-repeated="16379"/>
        </table:table-row>
        <table:table-row table:style-name="ro1">
          <table:table-cell office:value-type="float" office:value="111.5" table:style-name="ce1">
            <text:p>111,5</text:p>
          </table:table-cell>
          <table:table-cell office:value-type="float" office:value="4.5310224520259696" table:style-name="ce1">
            <text:p>4,531022452</text:p>
          </table:table-cell>
          <table:table-cell office:value-type="float" office:value="0.56538803960739603" table:style-name="ce1">
            <text:p>0,56538804</text:p>
          </table:table-cell>
          <table:table-cell office:value-type="float" office:value="-0.98992394464053801" table:style-name="ce1">
            <text:p>-0,989923945</text:p>
          </table:table-cell>
          <table:table-cell office:value-type="float" office:value="0.444084834173267" table:style-name="ce1">
            <text:p>0,444084834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.6077871327678697" table:style-name="ce1">
            <text:p>4,607787133</text:p>
          </table:table-cell>
          <table:table-cell office:value-type="float" office:value="0.56142771786983303" table:style-name="ce1">
            <text:p>0,561427718</text:p>
          </table:table-cell>
          <table:table-cell office:value-type="float" office:value="-1.0200842662854499" table:style-name="ce1">
            <text:p>-1,020084266</text:p>
          </table:table-cell>
          <table:table-cell office:value-type="float" office:value="0.43686992343028103" table:style-name="ce1">
            <text:p>0,436869923</text:p>
          </table:table-cell>
          <table:table-cell table:number-columns-repeated="16379"/>
        </table:table-row>
        <table:table-row table:style-name="ro1">
          <table:table-cell office:value-type="float" office:value="112.5" table:style-name="ce1">
            <text:p>112,5</text:p>
          </table:table-cell>
          <table:table-cell office:value-type="float" office:value="4.3293408285187702" table:style-name="ce1">
            <text:p>4,329340829</text:p>
          </table:table-cell>
          <table:table-cell office:value-type="float" office:value="0.58130460536377104" table:style-name="ce1">
            <text:p>0,581304605</text:p>
          </table:table-cell>
          <table:table-cell office:value-type="float" office:value="-0.91437028763022499" table:style-name="ce1">
            <text:p>-0,914370288</text:p>
          </table:table-cell>
          <table:table-cell office:value-type="float" office:value="0.481641846952167" table:style-name="ce1">
            <text:p>0,481641847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.6428095585658102" table:style-name="ce1">
            <text:p>4,642809559</text:p>
          </table:table-cell>
          <table:table-cell office:value-type="float" office:value="0.55724169164119997" table:style-name="ce1">
            <text:p>0,557241692</text:p>
          </table:table-cell>
          <table:table-cell office:value-type="float" office:value="-1.02971996565496" table:style-name="ce1">
            <text:p>-1,029719966</text:p>
          </table:table-cell>
          <table:table-cell office:value-type="float" office:value="0.43170961920652301" table:style-name="ce1">
            <text:p>0,431709619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,5</text:p>
          </table:table-cell>
          <table:table-cell office:value-type="float" office:value="4.9122109267750602" table:style-name="ce1">
            <text:p>4,912210927</text:p>
          </table:table-cell>
          <table:table-cell office:value-type="float" office:value="0.53805304696343303" table:style-name="ce1">
            <text:p>0,538053047</text:p>
          </table:table-cell>
          <table:table-cell office:value-type="float" office:value="-1.1283605039914699" table:style-name="ce1">
            <text:p>-1,128360504</text:p>
          </table:table-cell>
          <table:table-cell office:value-type="float" office:value="0.38871232643448" table:style-name="ce1">
            <text:p>0,388712326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4.8089349879462899" table:style-name="ce1">
            <text:p>4,808934988</text:p>
          </table:table-cell>
          <table:table-cell office:value-type="float" office:value="0.546679145165752" table:style-name="ce1">
            <text:p>0,546679145</text:p>
          </table:table-cell>
          <table:table-cell office:value-type="float" office:value="-1.09180105169653" table:style-name="ce1">
            <text:p>-1,091801052</text:p>
          </table:table-cell>
          <table:table-cell office:value-type="float" office:value="0.40339878727263401" table:style-name="ce1">
            <text:p>0,403398787</text:p>
          </table:table-cell>
          <table:table-cell table:number-columns-repeated="16379"/>
        </table:table-row>
        <table:table-row table:style-name="ro1">
          <table:table-cell office:value-type="float" office:value="114.5" table:style-name="ce1">
            <text:p>114,5</text:p>
          </table:table-cell>
          <table:table-cell office:value-type="float" office:value="4.78492332522538" table:style-name="ce1">
            <text:p>4,784923325</text:p>
          </table:table-cell>
          <table:table-cell office:value-type="float" office:value="0.54759762804560297" table:style-name="ce1">
            <text:p>0,547597628</text:p>
          </table:table-cell>
          <table:table-cell office:value-type="float" office:value="-1.0909233168587" table:style-name="ce1">
            <text:p>-1,090923317</text:p>
          </table:table-cell>
          <table:table-cell office:value-type="float" office:value="0.40475712619378601" table:style-name="ce1">
            <text:p>0,404757126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.7586430701258502" table:style-name="ce1">
            <text:p>4,75864307</text:p>
          </table:table-cell>
          <table:table-cell office:value-type="float" office:value="0.54677654761238903" table:style-name="ce1">
            <text:p>0,546776548</text:p>
          </table:table-cell>
          <table:table-cell office:value-type="float" office:value="-1.0870873374491501" table:style-name="ce1">
            <text:p>-1,087087337</text:p>
          </table:table-cell>
          <table:table-cell office:value-type="float" office:value="0.40604189430563697" table:style-name="ce1">
            <text:p>0,406041894</text:p>
          </table:table-cell>
          <table:table-cell table:number-columns-repeated="16379"/>
        </table:table-row>
        <table:table-row table:style-name="ro1">
          <table:table-cell office:value-type="float" office:value="115.5" table:style-name="ce1">
            <text:p>115,5</text:p>
          </table:table-cell>
          <table:table-cell office:value-type="float" office:value="4.5676517753990398" table:style-name="ce1">
            <text:p>4,567651775</text:p>
          </table:table-cell>
          <table:table-cell office:value-type="float" office:value="0.56456930640588798" table:style-name="ce1">
            <text:p>0,564569306</text:p>
          </table:table-cell>
          <table:table-cell office:value-type="float" office:value="-1.01870983528847" table:style-name="ce1">
            <text:p>-1,018709835</text:p>
          </table:table-cell>
          <table:table-cell office:value-type="float" office:value="0.436460256094656" table:style-name="ce1">
            <text:p>0,436460256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4.7235269287256099" table:style-name="ce1">
            <text:p>4,723526929</text:p>
          </table:table-cell>
          <table:table-cell office:value-type="float" office:value="0.55611032952819495" table:style-name="ce1">
            <text:p>0,55611033</text:p>
          </table:table-cell>
          <table:table-cell office:value-type="float" office:value="-1.03893715061445" table:style-name="ce1">
            <text:p>-1,038937151</text:p>
          </table:table-cell>
          <table:table-cell office:value-type="float" office:value="0.42513401823135899" table:style-name="ce1">
            <text:p>0,425134018</text:p>
          </table:table-cell>
          <table:table-cell table:number-columns-repeated="16379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4.8780171398211696" table:style-name="ce1">
            <text:p>4,87801714</text:p>
          </table:table-cell>
          <table:table-cell office:value-type="float" office:value="0.547935482762683" table:style-name="ce1">
            <text:p>0,547935483</text:p>
          </table:table-cell>
          <table:table-cell office:value-type="float" office:value="-1.08080946876901" table:style-name="ce1">
            <text:p>-1,080809469</text:p>
          </table:table-cell>
          <table:table-cell office:value-type="float" office:value="0.40513800453564602" table:style-name="ce1">
            <text:p>0,40513800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.7378667047834204" table:style-name="ce1">
            <text:p>4,737866705</text:p>
          </table:table-cell>
          <table:table-cell office:value-type="float" office:value="0.54810222852574697" table:style-name="ce1">
            <text:p>0,548102229</text:p>
          </table:table-cell>
          <table:table-cell office:value-type="float" office:value="-1.0857970656725799" table:style-name="ce1">
            <text:p>-1,085797066</text:p>
          </table:table-cell>
          <table:table-cell office:value-type="float" office:value="0.40758668318982999" table:style-name="ce1">
            <text:p>0,407586683</text:p>
          </table:table-cell>
          <table:table-cell table:number-columns-repeated="16379"/>
        </table:table-row>
        <table:table-row table:style-name="ro1">
          <table:table-cell office:value-type="float" office:value="117.5" table:style-name="ce1">
            <text:p>117,5</text:p>
          </table:table-cell>
          <table:table-cell office:value-type="float" office:value="4.9439729007865196" table:style-name="ce1">
            <text:p>4,943972901</text:p>
          </table:table-cell>
          <table:table-cell office:value-type="float" office:value="0.53619255803993604" table:style-name="ce1">
            <text:p>0,536192558</text:p>
          </table:table-cell>
          <table:table-cell office:value-type="float" office:value="-1.1341287450844" table:style-name="ce1">
            <text:p>-1,134128745</text:p>
          </table:table-cell>
          <table:table-cell office:value-type="float" office:value="0.38165472929403299" table:style-name="ce1">
            <text:p>0,381654729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.5988116205001504" table:style-name="ce1">
            <text:p>4,598811621</text:p>
          </table:table-cell>
          <table:table-cell office:value-type="float" office:value="0.55915924424555996" table:style-name="ce1">
            <text:p>0,559159244</text:p>
          </table:table-cell>
          <table:table-cell office:value-type="float" office:value="-1.0384173353997299" table:style-name="ce1">
            <text:p>-1,038417335</text:p>
          </table:table-cell>
          <table:table-cell office:value-type="float" office:value="0.428981468557942" table:style-name="ce1">
            <text:p>0,428981469</text:p>
          </table:table-cell>
          <table:table-cell table:number-columns-repeated="16379"/>
        </table:table-row>
        <table:table-row table:style-name="ro1">
          <table:table-cell office:value-type="float" office:value="118.5" table:style-name="ce1">
            <text:p>118,5</text:p>
          </table:table-cell>
          <table:table-cell office:value-type="float" office:value="4.8988851878646198" table:style-name="ce1">
            <text:p>4,898885188</text:p>
          </table:table-cell>
          <table:table-cell office:value-type="float" office:value="0.53719745004978203" table:style-name="ce1">
            <text:p>0,53719745</text:p>
          </table:table-cell>
          <table:table-cell office:value-type="float" office:value="-1.1403000138270101" table:style-name="ce1">
            <text:p>-1,140300014</text:p>
          </table:table-cell>
          <table:table-cell office:value-type="float" office:value="0.38606736345210602" table:style-name="ce1">
            <text:p>0,386067363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.7851796925919103" table:style-name="ce1">
            <text:p>4,785179693</text:p>
          </table:table-cell>
          <table:table-cell office:value-type="float" office:value="0.548614448793038" table:style-name="ce1">
            <text:p>0,548614449</text:p>
          </table:table-cell>
          <table:table-cell office:value-type="float" office:value="-1.0975761977751499" table:style-name="ce1">
            <text:p>-1,097576198</text:p>
          </table:table-cell>
          <table:table-cell office:value-type="float" office:value="0.40072876445732197" table:style-name="ce1">
            <text:p>0,400728764</text:p>
          </table:table-cell>
          <table:table-cell table:number-columns-repeated="16379"/>
        </table:table-row>
        <table:table-row table:style-name="ro1">
          <table:table-cell office:value-type="float" office:value="119.5" table:style-name="ce1">
            <text:p>119,5</text:p>
          </table:table-cell>
          <table:table-cell office:value-type="float" office:value="4.9470833685957496" table:style-name="ce1">
            <text:p>4,947083369</text:p>
          </table:table-cell>
          <table:table-cell office:value-type="float" office:value="0.54470155916336105" table:style-name="ce1">
            <text:p>0,544701559</text:p>
          </table:table-cell>
          <table:table-cell office:value-type="float" office:value="-1.1272872335841799" table:style-name="ce1">
            <text:p>-1,127287234</text:p>
          </table:table-cell>
          <table:table-cell office:value-type="float" office:value="0.38827746401687102" table:style-name="ce1">
            <text:p>0,388277464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8788243270616096" table:style-name="ce1">
            <text:p>4,878824327</text:p>
          </table:table-cell>
          <table:table-cell office:value-type="float" office:value="0.54464938633160598" table:style-name="ce1">
            <text:p>0,544649386</text:p>
          </table:table-cell>
          <table:table-cell office:value-type="float" office:value="-1.13362786323206" table:style-name="ce1">
            <text:p>-1,133627863</text:p>
          </table:table-cell>
          <table:table-cell office:value-type="float" office:value="0.38779714688009997" table:style-name="ce1">
            <text:p>0,387797147</text:p>
          </table:table-cell>
          <table:table-cell table:number-columns-repeated="16379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4.7833945591378599" table:style-name="ce1">
            <text:p>4,783394559</text:p>
          </table:table-cell>
          <table:table-cell office:value-type="float" office:value="0.549755622967396" table:style-name="ce1">
            <text:p>0,549755623</text:p>
          </table:table-cell>
          <table:table-cell office:value-type="float" office:value="-1.0919895386032401" table:style-name="ce1">
            <text:p>-1,091989539</text:p>
          </table:table-cell>
          <table:table-cell office:value-type="float" office:value="0.40822400873058501" table:style-name="ce1">
            <text:p>0,408224009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.8239002657732" table:style-name="ce1">
            <text:p>4,823900266</text:p>
          </table:table-cell>
          <table:table-cell office:value-type="float" office:value="0.54626843888467203" table:style-name="ce1">
            <text:p>0,546268439</text:p>
          </table:table-cell>
          <table:table-cell office:value-type="float" office:value="-1.1105784822487701" table:style-name="ce1">
            <text:p>-1,110578482</text:p>
          </table:table-cell>
          <table:table-cell office:value-type="float" office:value="0.39833807983571601" table:style-name="ce1">
            <text:p>0,39833808</text:p>
          </table:table-cell>
          <table:table-cell table:number-columns-repeated="16379"/>
        </table:table-row>
        <table:table-row table:style-name="ro1">
          <table:table-cell office:value-type="float" office:value="121.5" table:style-name="ce1">
            <text:p>121,5</text:p>
          </table:table-cell>
          <table:table-cell office:value-type="float" office:value="4.7997364083089797" table:style-name="ce1">
            <text:p>4,799736408</text:p>
          </table:table-cell>
          <table:table-cell office:value-type="float" office:value="0.54938747070138405" table:style-name="ce1">
            <text:p>0,549387471</text:p>
          </table:table-cell>
          <table:table-cell office:value-type="float" office:value="-1.0898030520997599" table:style-name="ce1">
            <text:p>-1,089803052</text:p>
          </table:table-cell>
          <table:table-cell office:value-type="float" office:value="0.40957184304504601" table:style-name="ce1">
            <text:p>0,409571843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4.9958683290612402" table:style-name="ce1">
            <text:p>4,995868329</text:p>
          </table:table-cell>
          <table:table-cell office:value-type="float" office:value="0.53763628650139095" table:style-name="ce1">
            <text:p>0,537636287</text:p>
          </table:table-cell>
          <table:table-cell office:value-type="float" office:value="-1.1561537058456399" table:style-name="ce1">
            <text:p>-1,156153706</text:p>
          </table:table-cell>
          <table:table-cell office:value-type="float" office:value="0.375257535642542" table:style-name="ce1">
            <text:p>0,375257536</text:p>
          </table:table-cell>
          <table:table-cell table:number-columns-repeated="16379"/>
        </table:table-row>
        <table:table-row table:style-name="ro1">
          <table:table-cell office:value-type="float" office:value="122.5" table:style-name="ce1">
            <text:p>122,5</text:p>
          </table:table-cell>
          <table:table-cell office:value-type="float" office:value="5.0662605978178998" table:style-name="ce1">
            <text:p>5,066260598</text:p>
          </table:table-cell>
          <table:table-cell office:value-type="float" office:value="0.52925313740573598" table:style-name="ce1">
            <text:p>0,529253137</text:p>
          </table:table-cell>
          <table:table-cell office:value-type="float" office:value="-1.19738622531148" table:style-name="ce1">
            <text:p>-1,197386225</text:p>
          </table:table-cell>
          <table:table-cell office:value-type="float" office:value="0.36234201620489798" table:style-name="ce1">
            <text:p>0,362342016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5.0060954224100804" table:style-name="ce1">
            <text:p>5,006095422</text:p>
          </table:table-cell>
          <table:table-cell office:value-type="float" office:value="0.53464450262376995" table:style-name="ce1">
            <text:p>0,534644503</text:p>
          </table:table-cell>
          <table:table-cell office:value-type="float" office:value="-1.16669002304765" table:style-name="ce1">
            <text:p>-1,166690023</text:p>
          </table:table-cell>
          <table:table-cell office:value-type="float" office:value="0.37480362532996497" table:style-name="ce1">
            <text:p>0,374803625</text:p>
          </table:table-cell>
          <table:table-cell table:number-columns-repeated="16379"/>
        </table:table-row>
        <table:table-row table:style-name="ro1">
          <table:table-cell office:value-type="float" office:value="123.5" table:style-name="ce1">
            <text:p>123,5</text:p>
          </table:table-cell>
          <table:table-cell office:value-type="float" office:value="4.9897522676730404" table:style-name="ce1">
            <text:p>4,989752268</text:p>
          </table:table-cell>
          <table:table-cell office:value-type="float" office:value="0.53375299925247099" table:style-name="ce1">
            <text:p>0,533752999</text:p>
          </table:table-cell>
          <table:table-cell office:value-type="float" office:value="-1.17615907199683" table:style-name="ce1">
            <text:p>-1,176159072</text:p>
          </table:table-cell>
          <table:table-cell office:value-type="float" office:value="0.369630838969848" table:style-name="ce1">
            <text:p>0,369630839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.95606892370186" table:style-name="ce1">
            <text:p>4,956068924</text:p>
          </table:table-cell>
          <table:table-cell office:value-type="float" office:value="0.53856250860878696" table:style-name="ce1">
            <text:p>0,538562509</text:p>
          </table:table-cell>
          <table:table-cell office:value-type="float" office:value="-1.1643756161574901" table:style-name="ce1">
            <text:p>-1,164375616</text:p>
          </table:table-cell>
          <table:table-cell office:value-type="float" office:value="0.37187728368679301" table:style-name="ce1">
            <text:p>0,371877284</text:p>
          </table:table-cell>
          <table:table-cell table:number-columns-repeated="16379"/>
        </table:table-row>
        <table:table-row table:style-name="ro1">
          <table:table-cell office:value-type="float" office:value="124.5" table:style-name="ce1">
            <text:p>124,5</text:p>
          </table:table-cell>
          <table:table-cell office:value-type="float" office:value="4.9711490431119101" table:style-name="ce1">
            <text:p>4,971149043</text:p>
          </table:table-cell>
          <table:table-cell office:value-type="float" office:value="0.53381495390515599" table:style-name="ce1">
            <text:p>0,533814954</text:p>
          </table:table-cell>
          <table:table-cell office:value-type="float" office:value="-1.1701844017905401" table:style-name="ce1">
            <text:p>-1,170184402</text:p>
          </table:table-cell>
          <table:table-cell office:value-type="float" office:value="0.37158195824722901" table:style-name="ce1">
            <text:p>0,371581958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4.9779434030102996" table:style-name="ce1">
            <text:p>4,977943403</text:p>
          </table:table-cell>
          <table:table-cell office:value-type="float" office:value="0.53321279820275402" table:style-name="ce1">
            <text:p>0,533212798</text:p>
          </table:table-cell>
          <table:table-cell office:value-type="float" office:value="-1.1887412141868099" table:style-name="ce1">
            <text:p>-1,188741214</text:p>
          </table:table-cell>
          <table:table-cell office:value-type="float" office:value="0.36629395728124198" table:style-name="ce1">
            <text:p>0,366293957</text:p>
          </table:table-cell>
          <table:table-cell table:number-columns-repeated="16379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4.9790869418359698" table:style-name="ce1">
            <text:p>4,979086942</text:p>
          </table:table-cell>
          <table:table-cell office:value-type="float" office:value="0.53616138235621902" table:style-name="ce1">
            <text:p>0,536161382</text:p>
          </table:table-cell>
          <table:table-cell office:value-type="float" office:value="-1.17679844050732" table:style-name="ce1">
            <text:p>-1,176798441</text:p>
          </table:table-cell>
          <table:table-cell office:value-type="float" office:value="0.36742056713750498" table:style-name="ce1">
            <text:p>0,367420567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.10114442985412" table:style-name="ce1">
            <text:p>5,10114443</text:p>
          </table:table-cell>
          <table:table-cell office:value-type="float" office:value="0.52906022897560301" table:style-name="ce1">
            <text:p>0,529060229</text:p>
          </table:table-cell>
          <table:table-cell office:value-type="float" office:value="-1.22743080297924" table:style-name="ce1">
            <text:p>-1,227430803</text:p>
          </table:table-cell>
          <table:table-cell office:value-type="float" office:value="0.349498923174414" table:style-name="ce1">
            <text:p>0,349498923</text:p>
          </table:table-cell>
          <table:table-cell table:number-columns-repeated="16379"/>
        </table:table-row>
        <table:table-row table:style-name="ro1">
          <table:table-cell office:value-type="float" office:value="126.5" table:style-name="ce1">
            <text:p>126,5</text:p>
          </table:table-cell>
          <table:table-cell office:value-type="float" office:value="5.2110495170954501" table:style-name="ce1">
            <text:p>5,211049517</text:p>
          </table:table-cell>
          <table:table-cell office:value-type="float" office:value="0.51729392942471197" table:style-name="ce1">
            <text:p>0,517293929</text:p>
          </table:table-cell>
          <table:table-cell office:value-type="float" office:value="-1.2802607524055001" table:style-name="ce1">
            <text:p>-1,280260752</text:p>
          </table:table-cell>
          <table:table-cell office:value-type="float" office:value="0.329634649607363" table:style-name="ce1">
            <text:p>0,32963465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.0548234559265" table:style-name="ce1">
            <text:p>5,054823456</text:p>
          </table:table-cell>
          <table:table-cell office:value-type="float" office:value="0.53049010054720402" table:style-name="ce1">
            <text:p>0,530490101</text:p>
          </table:table-cell>
          <table:table-cell office:value-type="float" office:value="-1.1958126326899301" table:style-name="ce1">
            <text:p>-1,195812633</text:p>
          </table:table-cell>
          <table:table-cell office:value-type="float" office:value="0.36566237229766402" table:style-name="ce1">
            <text:p>0,365662372</text:p>
          </table:table-cell>
          <table:table-cell table:number-columns-repeated="16379"/>
        </table:table-row>
        <table:table-row table:style-name="ro1">
          <table:table-cell office:value-type="float" office:value="127.5" table:style-name="ce1">
            <text:p>127,5</text:p>
          </table:table-cell>
          <table:table-cell office:value-type="float" office:value="4.9979157043197304" table:style-name="ce1">
            <text:p>4,997915704</text:p>
          </table:table-cell>
          <table:table-cell office:value-type="float" office:value="0.53059396596673503" table:style-name="ce1">
            <text:p>0,530593966</text:p>
          </table:table-cell>
          <table:table-cell office:value-type="float" office:value="-1.20713819947072" table:style-name="ce1">
            <text:p>-1,207138199</text:p>
          </table:table-cell>
          <table:table-cell office:value-type="float" office:value="0.35916804617243703" table:style-name="ce1">
            <text:p>0,359168046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.1564430792535099" table:style-name="ce1">
            <text:p>5,156443079</text:p>
          </table:table-cell>
          <table:table-cell office:value-type="float" office:value="0.52217918001772101" table:style-name="ce1">
            <text:p>0,52217918</text:p>
          </table:table-cell>
          <table:table-cell office:value-type="float" office:value="-1.2504478372012899" table:style-name="ce1">
            <text:p>-1,250447837</text:p>
          </table:table-cell>
          <table:table-cell office:value-type="float" office:value="0.33944566597107501" table:style-name="ce1">
            <text:p>0,339445666</text:p>
          </table:table-cell>
          <table:table-cell table:number-columns-repeated="16379"/>
        </table:table-row>
        <table:table-row table:style-name="ro1">
          <table:table-cell office:value-type="float" office:value="128.5" table:style-name="ce1">
            <text:p>128,5</text:p>
          </table:table-cell>
          <table:table-cell office:value-type="float" office:value="5.0104608089196896" table:style-name="ce1">
            <text:p>5,010460809</text:p>
          </table:table-cell>
          <table:table-cell office:value-type="float" office:value="0.53437145356364002" table:style-name="ce1">
            <text:p>0,534371454</text:p>
          </table:table-cell>
          <table:table-cell office:value-type="float" office:value="-1.1779664765948901" table:style-name="ce1">
            <text:p>-1,177966477</text:p>
          </table:table-cell>
          <table:table-cell office:value-type="float" office:value="0.37097685482908899" table:style-name="ce1">
            <text:p>0,370976855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.1041053747696301" table:style-name="ce1">
            <text:p>5,104105375</text:p>
          </table:table-cell>
          <table:table-cell office:value-type="float" office:value="0.52739097644969501" table:style-name="ce1">
            <text:p>0,527390976</text:p>
          </table:table-cell>
          <table:table-cell office:value-type="float" office:value="-1.21528945294146" table:style-name="ce1">
            <text:p>-1,215289453</text:p>
          </table:table-cell>
          <table:table-cell office:value-type="float" office:value="0.35144218761701901" table:style-name="ce1">
            <text:p>0,351442188</text:p>
          </table:table-cell>
          <table:table-cell table:number-columns-repeated="16379"/>
        </table:table-row>
        <table:table-row table:style-name="ro1">
          <table:table-cell office:value-type="float" office:value="129.5" table:style-name="ce1">
            <text:p>129,5</text:p>
          </table:table-cell>
          <table:table-cell office:value-type="float" office:value="5.0821480935062997" table:style-name="ce1">
            <text:p>5,082148094</text:p>
          </table:table-cell>
          <table:table-cell office:value-type="float" office:value="0.52795488589907402" table:style-name="ce1">
            <text:p>0,527954886</text:p>
          </table:table-cell>
          <table:table-cell office:value-type="float" office:value="-1.2088654364148601" table:style-name="ce1">
            <text:p>-1,208865436</text:p>
          </table:table-cell>
          <table:table-cell office:value-type="float" office:value="0.35755687703474198" table:style-name="ce1">
            <text:p>0,357556877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.13052309676684" table:style-name="ce1">
            <text:p>5,130523097</text:p>
          </table:table-cell>
          <table:table-cell office:value-type="float" office:value="0.52459177153277103" table:style-name="ce1">
            <text:p>0,524591772</text:p>
          </table:table-cell>
          <table:table-cell office:value-type="float" office:value="-1.2342012660416199" table:style-name="ce1">
            <text:p>-1,234201266</text:p>
          </table:table-cell>
          <table:table-cell office:value-type="float" office:value="0.34523607392755001" table:style-name="ce1">
            <text:p>0,345236074</text:p>
          </table:table-cell>
          <table:table-cell table:number-columns-repeated="16379"/>
        </table:table-row>
        <table:table-row table:style-name="ro1">
          <table:table-cell office:value-type="float" office:value="130.5" table:style-name="ce1">
            <text:p>130,5</text:p>
          </table:table-cell>
          <table:table-cell office:value-type="float" office:value="5.0526969450708297" table:style-name="ce1">
            <text:p>5,052696945</text:p>
          </table:table-cell>
          <table:table-cell office:value-type="float" office:value="0.52843955545963595" table:style-name="ce1">
            <text:p>0,528439555</text:p>
          </table:table-cell>
          <table:table-cell office:value-type="float" office:value="-1.21516977150673" table:style-name="ce1">
            <text:p>-1,215169772</text:p>
          </table:table-cell>
          <table:table-cell office:value-type="float" office:value="0.35447366420790599" table:style-name="ce1">
            <text:p>0,354473664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.0219879957313402" table:style-name="ce1">
            <text:p>5,021987996</text:p>
          </table:table-cell>
          <table:table-cell office:value-type="float" office:value="0.53106224789344203" table:style-name="ce1">
            <text:p>0,531062248</text:p>
          </table:table-cell>
          <table:table-cell office:value-type="float" office:value="-1.19742582322653" table:style-name="ce1">
            <text:p>-1,197425823</text:p>
          </table:table-cell>
          <table:table-cell office:value-type="float" office:value="0.36350127479653399" table:style-name="ce1">
            <text:p>0,363501275</text:p>
          </table:table-cell>
          <table:table-cell table:number-columns-repeated="16379"/>
        </table:table-row>
        <table:table-row table:style-name="ro1">
          <table:table-cell office:value-type="float" office:value="131.5" table:style-name="ce1">
            <text:p>131,5</text:p>
          </table:table-cell>
          <table:table-cell office:value-type="float" office:value="5.1361835791724202" table:style-name="ce1">
            <text:p>5,136183579</text:p>
          </table:table-cell>
          <table:table-cell office:value-type="float" office:value="0.52689075016402898" table:style-name="ce1">
            <text:p>0,52689075</text:p>
          </table:table-cell>
          <table:table-cell office:value-type="float" office:value="-1.2301501502419401" table:style-name="ce1">
            <text:p>-1,23015015</text:p>
          </table:table-cell>
          <table:table-cell office:value-type="float" office:value="0.347047969746754" table:style-name="ce1">
            <text:p>0,34704797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.19903806867518" table:style-name="ce1">
            <text:p>5,199038069</text:p>
          </table:table-cell>
          <table:table-cell office:value-type="float" office:value="0.51999855227453096" table:style-name="ce1">
            <text:p>0,519998552</text:p>
          </table:table-cell>
          <table:table-cell office:value-type="float" office:value="-1.2600748752834501" table:style-name="ce1">
            <text:p>-1,260074875</text:p>
          </table:table-cell>
          <table:table-cell office:value-type="float" office:value="0.33643199947612001" table:style-name="ce1">
            <text:p>0,336431999</text:p>
          </table:table-cell>
          <table:table-cell table:number-columns-repeated="16379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5.2090262711861204" table:style-name="ce1">
            <text:p>5,209026271</text:p>
          </table:table-cell>
          <table:table-cell office:value-type="float" office:value="0.51823204501750497" table:style-name="ce1">
            <text:p>0,518232045</text:p>
          </table:table-cell>
          <table:table-cell office:value-type="float" office:value="-1.2732139481026099" table:style-name="ce1">
            <text:p>-1,273213948</text:p>
          </table:table-cell>
          <table:table-cell office:value-type="float" office:value="0.33160794111148001" table:style-name="ce1">
            <text:p>0,331607941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.1979488826117599" table:style-name="ce1">
            <text:p>5,197948883</text:p>
          </table:table-cell>
          <table:table-cell office:value-type="float" office:value="0.52060097118944604" table:style-name="ce1">
            <text:p>0,520600971</text:p>
          </table:table-cell>
          <table:table-cell office:value-type="float" office:value="-1.26185234600185" table:style-name="ce1">
            <text:p>-1,261852346</text:p>
          </table:table-cell>
          <table:table-cell office:value-type="float" office:value="0.334231008313916" table:style-name="ce1">
            <text:p>0,334231008</text:p>
          </table:table-cell>
          <table:table-cell table:number-columns-repeated="16379"/>
        </table:table-row>
        <table:table-row table:style-name="ro1">
          <table:table-cell office:value-type="float" office:value="133.5" table:style-name="ce1">
            <text:p>133,5</text:p>
          </table:table-cell>
          <table:table-cell office:value-type="float" office:value="5.2042651608369601" table:style-name="ce1">
            <text:p>5,204265161</text:p>
          </table:table-cell>
          <table:table-cell office:value-type="float" office:value="0.51950514347592602" table:style-name="ce1">
            <text:p>0,519505143</text:p>
          </table:table-cell>
          <table:table-cell office:value-type="float" office:value="-1.26570544484229" table:style-name="ce1">
            <text:p>-1,265705445</text:p>
          </table:table-cell>
          <table:table-cell office:value-type="float" office:value="0.33422106289742698" table:style-name="ce1">
            <text:p>0,334221063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.1835653166340503" table:style-name="ce1">
            <text:p>5,183565317</text:p>
          </table:table-cell>
          <table:table-cell office:value-type="float" office:value="0.51939588917311696" table:style-name="ce1">
            <text:p>0,519395889</text:p>
          </table:table-cell>
          <table:table-cell office:value-type="float" office:value="-1.26935080380596" table:style-name="ce1">
            <text:p>-1,269350804</text:p>
          </table:table-cell>
          <table:table-cell office:value-type="float" office:value="0.33244148661459899" table:style-name="ce1">
            <text:p>0,332441487</text:p>
          </table:table-cell>
          <table:table-cell table:number-columns-repeated="16379"/>
        </table:table-row>
        <table:table-row table:style-name="ro1">
          <table:table-cell office:value-type="float" office:value="134.5" table:style-name="ce1">
            <text:p>134,5</text:p>
          </table:table-cell>
          <table:table-cell office:value-type="float" office:value="5.2066860270509796" table:style-name="ce1">
            <text:p>5,206686027</text:p>
          </table:table-cell>
          <table:table-cell office:value-type="float" office:value="0.51748816632736805" table:style-name="ce1">
            <text:p>0,517488166</text:p>
          </table:table-cell>
          <table:table-cell office:value-type="float" office:value="-1.2874949276726699" table:style-name="ce1">
            <text:p>-1,287494928</text:p>
          </table:table-cell>
          <table:table-cell office:value-type="float" office:value="0.32487396374277" table:style-name="ce1">
            <text:p>0,324873964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.0541037710146597" table:style-name="ce1">
            <text:p>5,054103771</text:p>
          </table:table-cell>
          <table:table-cell office:value-type="float" office:value="0.52485369017498995" table:style-name="ce1">
            <text:p>0,52485369</text:p>
          </table:table-cell>
          <table:table-cell office:value-type="float" office:value="-1.2237523496204701" table:style-name="ce1">
            <text:p>-1,22375235</text:p>
          </table:table-cell>
          <table:table-cell office:value-type="float" office:value="0.34797857990131598" table:style-name="ce1">
            <text:p>0,34797858</text:p>
          </table:table-cell>
          <table:table-cell table:number-columns-repeated="16379"/>
        </table:table-row>
        <table:table-row table:style-name="ro1">
          <table:table-cell office:value-type="float" office:value="135.5" table:style-name="ce1">
            <text:p>135,5</text:p>
          </table:table-cell>
          <table:table-cell office:value-type="float" office:value="5.08036556774048" table:style-name="ce1">
            <text:p>5,080365568</text:p>
          </table:table-cell>
          <table:table-cell office:value-type="float" office:value="0.52489945266117999" table:style-name="ce1">
            <text:p>0,524899453</text:p>
          </table:table-cell>
          <table:table-cell office:value-type="float" office:value="-1.2439019313934501" table:style-name="ce1">
            <text:p>-1,243901931</text:p>
          </table:table-cell>
          <table:table-cell office:value-type="float" office:value="0.34300805848145799" table:style-name="ce1">
            <text:p>0,343008058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.1121048017523796" table:style-name="ce1">
            <text:p>5,112104802</text:p>
          </table:table-cell>
          <table:table-cell office:value-type="float" office:value="0.52262948598785897" table:style-name="ce1">
            <text:p>0,522629486</text:p>
          </table:table-cell>
          <table:table-cell office:value-type="float" office:value="-1.2632099381808199" table:style-name="ce1">
            <text:p>-1,263209938</text:p>
          </table:table-cell>
          <table:table-cell office:value-type="float" office:value="0.337404807469812" table:style-name="ce1">
            <text:p>0,337404807</text:p>
          </table:table-cell>
          <table:table-cell table:number-columns-repeated="16379"/>
        </table:table-row>
        <table:table-row table:style-name="ro1">
          <table:table-cell office:value-type="float" office:value="136.5" table:style-name="ce1">
            <text:p>136,5</text:p>
          </table:table-cell>
          <table:table-cell office:value-type="float" office:value="5.1784708210674397" table:style-name="ce1">
            <text:p>5,178470821</text:p>
          </table:table-cell>
          <table:table-cell office:value-type="float" office:value="0.51924022838741402" table:style-name="ce1">
            <text:p>0,519240228</text:p>
          </table:table-cell>
          <table:table-cell office:value-type="float" office:value="-1.28833289226956" table:style-name="ce1">
            <text:p>-1,288332892</text:p>
          </table:table-cell>
          <table:table-cell office:value-type="float" office:value="0.32107056815859802" table:style-name="ce1">
            <text:p>0,321070568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.2696652584156203" table:style-name="ce1">
            <text:p>5,269665258</text:p>
          </table:table-cell>
          <table:table-cell office:value-type="float" office:value="0.51266992980917603" table:style-name="ce1">
            <text:p>0,51266993</text:p>
          </table:table-cell>
          <table:table-cell office:value-type="float" office:value="-1.3184061011523101" table:style-name="ce1">
            <text:p>-1,318406101</text:p>
          </table:table-cell>
          <table:table-cell office:value-type="float" office:value="0.31879405868698801" table:style-name="ce1">
            <text:p>0,318794059</text:p>
          </table:table-cell>
          <table:table-cell table:number-columns-repeated="16379"/>
        </table:table-row>
        <table:table-row table:style-name="ro1">
          <table:table-cell office:value-type="float" office:value="137.5" table:style-name="ce1">
            <text:p>137,5</text:p>
          </table:table-cell>
          <table:table-cell office:value-type="float" office:value="5.1036391697366996" table:style-name="ce1">
            <text:p>5,10363917</text:p>
          </table:table-cell>
          <table:table-cell office:value-type="float" office:value="0.52277022196265999" table:style-name="ce1">
            <text:p>0,522770222</text:p>
          </table:table-cell>
          <table:table-cell office:value-type="float" office:value="-1.26517438590881" table:style-name="ce1">
            <text:p>-1,265174386</text:p>
          </table:table-cell>
          <table:table-cell office:value-type="float" office:value="0.33405218664883601" table:style-name="ce1">
            <text:p>0,334052187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.1943759426194402" table:style-name="ce1">
            <text:p>5,194375943</text:p>
          </table:table-cell>
          <table:table-cell office:value-type="float" office:value="0.51620542967305305" table:style-name="ce1">
            <text:p>0,51620543</text:p>
          </table:table-cell>
          <table:table-cell office:value-type="float" office:value="-1.29484217726651" table:style-name="ce1">
            <text:p>-1,294842177</text:p>
          </table:table-cell>
          <table:table-cell office:value-type="float" office:value="0.321403094549706" table:style-name="ce1">
            <text:p>0,321403095</text:p>
          </table:table-cell>
          <table:table-cell table:number-columns-repeated="16379"/>
        </table:table-row>
        <table:table-row table:style-name="ro1">
          <table:table-cell office:value-type="float" office:value="138.5" table:style-name="ce1">
            <text:p>138,5</text:p>
          </table:table-cell>
          <table:table-cell office:value-type="float" office:value="5.1737291932951104" table:style-name="ce1">
            <text:p>5,173729193</text:p>
          </table:table-cell>
          <table:table-cell office:value-type="float" office:value="0.51963362297023297" table:style-name="ce1">
            <text:p>0,519633623</text:p>
          </table:table-cell>
          <table:table-cell office:value-type="float" office:value="-1.2889664703368799" table:style-name="ce1">
            <text:p>-1,28896647</text:p>
          </table:table-cell>
          <table:table-cell office:value-type="float" office:value="0.326664744976157" table:style-name="ce1">
            <text:p>0,326664745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.2247648201628998" table:style-name="ce1">
            <text:p>5,22476482</text:p>
          </table:table-cell>
          <table:table-cell office:value-type="float" office:value="0.51533460748489901" table:style-name="ce1">
            <text:p>0,515334607</text:p>
          </table:table-cell>
          <table:table-cell office:value-type="float" office:value="-1.31011255590915" table:style-name="ce1">
            <text:p>-1,310112556</text:p>
          </table:table-cell>
          <table:table-cell office:value-type="float" office:value="0.316818931112609" table:style-name="ce1">
            <text:p>0,316818931</text:p>
          </table:table-cell>
          <table:table-cell table:number-columns-repeated="16379"/>
        </table:table-row>
        <table:table-row table:style-name="ro1">
          <table:table-cell office:value-type="float" office:value="139.5" table:style-name="ce1">
            <text:p>139,5</text:p>
          </table:table-cell>
          <table:table-cell office:value-type="float" office:value="5.1554311932196999" table:style-name="ce1">
            <text:p>5,155431193</text:p>
          </table:table-cell>
          <table:table-cell office:value-type="float" office:value="0.51861582090238301" table:style-name="ce1">
            <text:p>0,518615821</text:p>
          </table:table-cell>
          <table:table-cell office:value-type="float" office:value="-1.2969705885712199" table:style-name="ce1">
            <text:p>-1,296970589</text:p>
          </table:table-cell>
          <table:table-cell office:value-type="float" office:value="0.322911029028007" table:style-name="ce1">
            <text:p>0,322911029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5.2128127381033096" table:style-name="ce1">
            <text:p>5,212812738</text:p>
          </table:table-cell>
          <table:table-cell office:value-type="float" office:value="0.51515294877020301" table:style-name="ce1">
            <text:p>0,515152949</text:p>
          </table:table-cell>
          <table:table-cell office:value-type="float" office:value="-1.31159733865404" table:style-name="ce1">
            <text:p>-1,311597339</text:p>
          </table:table-cell>
          <table:table-cell office:value-type="float" office:value="0.31487118615828003" table:style-name="ce1">
            <text:p>0,314871186</text:p>
          </table:table-cell>
          <table:table-cell table:number-columns-repeated="16379"/>
        </table:table-row>
        <table:table-row table:style-name="ro1">
          <table:table-cell office:value-type="float" office:value="140.5" table:style-name="ce1">
            <text:p>140,5</text:p>
          </table:table-cell>
          <table:table-cell office:value-type="float" office:value="5.2473472294221803" table:style-name="ce1">
            <text:p>5,247347229</text:p>
          </table:table-cell>
          <table:table-cell office:value-type="float" office:value="0.51398685313208303" table:style-name="ce1">
            <text:p>0,513986853</text:p>
          </table:table-cell>
          <table:table-cell office:value-type="float" office:value="-1.31540134519023" table:style-name="ce1">
            <text:p>-1,315401345</text:p>
          </table:table-cell>
          <table:table-cell office:value-type="float" office:value="0.31588194188830798" table:style-name="ce1">
            <text:p>0,315881942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.2323399718086998" table:style-name="ce1">
            <text:p>5,232339972</text:p>
          </table:table-cell>
          <table:table-cell office:value-type="float" office:value="0.51374893297524604" table:style-name="ce1">
            <text:p>0,513748933</text:p>
          </table:table-cell>
          <table:table-cell office:value-type="float" office:value="-1.31008953968756" table:style-name="ce1">
            <text:p>-1,31008954</text:p>
          </table:table-cell>
          <table:table-cell office:value-type="float" office:value="0.317003426873945" table:style-name="ce1">
            <text:p>0,317003427</text:p>
          </table:table-cell>
          <table:table-cell table:number-columns-repeated="16379"/>
        </table:table-row>
        <table:table-row table:style-name="ro1">
          <table:table-cell office:value-type="float" office:value="141.5" table:style-name="ce1">
            <text:p>141,5</text:p>
          </table:table-cell>
          <table:table-cell office:value-type="float" office:value="5.16607741717909" table:style-name="ce1">
            <text:p>5,166077417</text:p>
          </table:table-cell>
          <table:table-cell office:value-type="float" office:value="0.51633160249023602" table:style-name="ce1">
            <text:p>0,516331602</text:p>
          </table:table-cell>
          <table:table-cell office:value-type="float" office:value="-1.3159558864410701" table:style-name="ce1">
            <text:p>-1,315955886</text:p>
          </table:table-cell>
          <table:table-cell office:value-type="float" office:value="0.31480790401914099" table:style-name="ce1">
            <text:p>0,314807904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.2251098784329697" table:style-name="ce1">
            <text:p>5,225109878</text:p>
          </table:table-cell>
          <table:table-cell office:value-type="float" office:value="0.51340975200537797" table:style-name="ce1">
            <text:p>0,513409752</text:p>
          </table:table-cell>
          <table:table-cell office:value-type="float" office:value="-1.32272251892889" table:style-name="ce1">
            <text:p>-1,322722519</text:p>
          </table:table-cell>
          <table:table-cell office:value-type="float" office:value="0.31043543236490401" table:style-name="ce1">
            <text:p>0,310435432</text:p>
          </table:table-cell>
          <table:table-cell table:number-columns-repeated="16379"/>
        </table:table-row>
        <table:table-row table:style-name="ro1">
          <table:table-cell office:value-type="float" office:value="142.5" table:style-name="ce1">
            <text:p>142,5</text:p>
          </table:table-cell>
          <table:table-cell office:value-type="float" office:value="5.1742515555545596" table:style-name="ce1">
            <text:p>5,174251556</text:p>
          </table:table-cell>
          <table:table-cell office:value-type="float" office:value="0.51709175184655998" table:style-name="ce1">
            <text:p>0,517091752</text:p>
          </table:table-cell>
          <table:table-cell office:value-type="float" office:value="-1.3099124891082099" table:style-name="ce1">
            <text:p>-1,309912489</text:p>
          </table:table-cell>
          <table:table-cell office:value-type="float" office:value="0.317019930014593" table:style-name="ce1">
            <text:p>0,31701993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.2206103913960602" table:style-name="ce1">
            <text:p>5,220610391</text:p>
          </table:table-cell>
          <table:table-cell office:value-type="float" office:value="0.513997226766988" table:style-name="ce1">
            <text:p>0,513997227</text:p>
          </table:table-cell>
          <table:table-cell office:value-type="float" office:value="-1.3205306942458701" table:style-name="ce1">
            <text:p>-1,320530694</text:p>
          </table:table-cell>
          <table:table-cell office:value-type="float" office:value="0.31268260811773402" table:style-name="ce1">
            <text:p>0,312682608</text:p>
          </table:table-cell>
          <table:table-cell table:number-columns-repeated="16379"/>
        </table:table-row>
        <table:table-row table:style-name="ro1">
          <table:table-cell office:value-type="float" office:value="143.5" table:style-name="ce1">
            <text:p>143,5</text:p>
          </table:table-cell>
          <table:table-cell office:value-type="float" office:value="5.1297209108303603" table:style-name="ce1">
            <text:p>5,129720911</text:p>
          </table:table-cell>
          <table:table-cell office:value-type="float" office:value="0.51894168194264501" table:style-name="ce1">
            <text:p>0,518941682</text:p>
          </table:table-cell>
          <table:table-cell office:value-type="float" office:value="-1.29601190096667" table:style-name="ce1">
            <text:p>-1,296011901</text:p>
          </table:table-cell>
          <table:table-cell office:value-type="float" office:value="0.32382685224263702" table:style-name="ce1">
            <text:p>0,323826852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.1001739411139901" table:style-name="ce1">
            <text:p>5,100173941</text:p>
          </table:table-cell>
          <table:table-cell office:value-type="float" office:value="0.51896109819665404" table:style-name="ce1">
            <text:p>0,518961098</text:p>
          </table:table-cell>
          <table:table-cell office:value-type="float" office:value="-1.3042655532354599" table:style-name="ce1">
            <text:p>-1,304265553</text:p>
          </table:table-cell>
          <table:table-cell office:value-type="float" office:value="0.32084542118994702" table:style-name="ce1">
            <text:p>0,320845421</text:p>
          </table:table-cell>
          <table:table-cell table:number-columns-repeated="16379"/>
        </table:table-row>
        <table:table-row table:style-name="ro1">
          <table:table-cell office:value-type="float" office:value="144.5" table:style-name="ce1">
            <text:p>144,5</text:p>
          </table:table-cell>
          <table:table-cell office:value-type="float" office:value="5.2548440568382802" table:style-name="ce1">
            <text:p>5,254844057</text:p>
          </table:table-cell>
          <table:table-cell office:value-type="float" office:value="0.51196249712282205" table:style-name="ce1">
            <text:p>0,511962497</text:p>
          </table:table-cell>
          <table:table-cell office:value-type="float" office:value="-1.34139397558886" table:style-name="ce1">
            <text:p>-1,341393976</text:p>
          </table:table-cell>
          <table:table-cell office:value-type="float" office:value="0.30165802839980599" table:style-name="ce1">
            <text:p>0,301658028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.1758772771899002" table:style-name="ce1">
            <text:p>5,175877277</text:p>
          </table:table-cell>
          <table:table-cell office:value-type="float" office:value="0.51598140352249" table:style-name="ce1">
            <text:p>0,515981404</text:p>
          </table:table-cell>
          <table:table-cell office:value-type="float" office:value="-1.3151770359494499" table:style-name="ce1">
            <text:p>-1,315177036</text:p>
          </table:table-cell>
          <table:table-cell office:value-type="float" office:value="0.311896401478233" table:style-name="ce1">
            <text:p>0,311896401</text:p>
          </table:table-cell>
          <table:table-cell table:number-columns-repeated="16379"/>
        </table:table-row>
        <table:table-row table:style-name="ro1">
          <table:table-cell office:value-type="float" office:value="145.5" table:style-name="ce1">
            <text:p>145,5</text:p>
          </table:table-cell>
          <table:table-cell office:value-type="float" office:value="5.1789893349260501" table:style-name="ce1">
            <text:p>5,178989335</text:p>
          </table:table-cell>
          <table:table-cell office:value-type="float" office:value="0.51474063087853805" table:style-name="ce1">
            <text:p>0,514740631</text:p>
          </table:table-cell>
          <table:table-cell office:value-type="float" office:value="-1.3331938744060701" table:style-name="ce1">
            <text:p>-1,333193874</text:p>
          </table:table-cell>
          <table:table-cell office:value-type="float" office:value="0.30742579923908298" table:style-name="ce1">
            <text:p>0,307425799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.1838532119034797" table:style-name="ce1">
            <text:p>5,183853212</text:p>
          </table:table-cell>
          <table:table-cell office:value-type="float" office:value="0.51467144424994904" table:style-name="ce1">
            <text:p>0,514671444</text:p>
          </table:table-cell>
          <table:table-cell office:value-type="float" office:value="-1.32671222102112" table:style-name="ce1">
            <text:p>-1,326712221</text:p>
          </table:table-cell>
          <table:table-cell office:value-type="float" office:value="0.30807584826220402" table:style-name="ce1">
            <text:p>0,308075848</text:p>
          </table:table-cell>
          <table:table-cell table:number-columns-repeated="16379"/>
        </table:table-row>
        <table:table-row table:style-name="ro1">
          <table:table-cell office:value-type="float" office:value="146.5" table:style-name="ce1">
            <text:p>146,5</text:p>
          </table:table-cell>
          <table:table-cell office:value-type="float" office:value="5.1827737616686997" table:style-name="ce1">
            <text:p>5,182773762</text:p>
          </table:table-cell>
          <table:table-cell office:value-type="float" office:value="0.514178774983584" table:style-name="ce1">
            <text:p>0,514178775</text:p>
          </table:table-cell>
          <table:table-cell office:value-type="float" office:value="-1.3229068624506199" table:style-name="ce1">
            <text:p>-1,322906862</text:p>
          </table:table-cell>
          <table:table-cell office:value-type="float" office:value="0.31134090275689202" table:style-name="ce1">
            <text:p>0,311340903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.1225593460090799" table:style-name="ce1">
            <text:p>5,122559346</text:p>
          </table:table-cell>
          <table:table-cell office:value-type="float" office:value="0.51793465146788698" table:style-name="ce1">
            <text:p>0,517934651</text:p>
          </table:table-cell>
          <table:table-cell office:value-type="float" office:value="-1.31604472441356" table:style-name="ce1">
            <text:p>-1,316044724</text:p>
          </table:table-cell>
          <table:table-cell office:value-type="float" office:value="0.31748903547040902" table:style-name="ce1">
            <text:p>0,317489035</text:p>
          </table:table-cell>
          <table:table-cell table:number-columns-repeated="16379"/>
        </table:table-row>
        <table:table-row table:style-name="ro1">
          <table:table-cell office:value-type="float" office:value="147.5" table:style-name="ce1">
            <text:p>147,5</text:p>
          </table:table-cell>
          <table:table-cell office:value-type="float" office:value="5.1568464957924602" table:style-name="ce1">
            <text:p>5,156846496</text:p>
          </table:table-cell>
          <table:table-cell office:value-type="float" office:value="0.51485104682715699" table:style-name="ce1">
            <text:p>0,514851047</text:p>
          </table:table-cell>
          <table:table-cell office:value-type="float" office:value="-1.3327856191263601" table:style-name="ce1">
            <text:p>-1,332785619</text:p>
          </table:table-cell>
          <table:table-cell office:value-type="float" office:value="0.30721624885052701" table:style-name="ce1">
            <text:p>0,307216249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2121096133594502" table:style-name="ce1">
            <text:p>5,212109613</text:p>
          </table:table-cell>
          <table:table-cell office:value-type="float" office:value="0.51187856284491995" table:style-name="ce1">
            <text:p>0,511878563</text:p>
          </table:table-cell>
          <table:table-cell office:value-type="float" office:value="-1.3424588222714899" table:style-name="ce1">
            <text:p>-1,342458822</text:p>
          </table:table-cell>
          <table:table-cell office:value-type="float" office:value="0.30224842495304999" table:style-name="ce1">
            <text:p>0,302248425</text:p>
          </table:table-cell>
          <table:table-cell table:number-columns-repeated="16379"/>
        </table:table-row>
        <table:table-row table:style-name="ro1">
          <table:table-cell office:value-type="float" office:value="148.5" table:style-name="ce1">
            <text:p>148,5</text:p>
          </table:table-cell>
          <table:table-cell office:value-type="float" office:value="5.1560922033747101" table:style-name="ce1">
            <text:p>5,156092203</text:p>
          </table:table-cell>
          <table:table-cell office:value-type="float" office:value="0.51538427746013604" table:style-name="ce1">
            <text:p>0,515384277</text:p>
          </table:table-cell>
          <table:table-cell office:value-type="float" office:value="-1.3335798191063499" table:style-name="ce1">
            <text:p>-1,333579819</text:p>
          </table:table-cell>
          <table:table-cell office:value-type="float" office:value="0.30806685042183901" table:style-name="ce1">
            <text:p>0,30806685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.1930219176098804" table:style-name="ce1">
            <text:p>5,193021918</text:p>
          </table:table-cell>
          <table:table-cell office:value-type="float" office:value="0.51333434035594006" table:style-name="ce1">
            <text:p>0,51333434</text:p>
          </table:table-cell>
          <table:table-cell office:value-type="float" office:value="-1.3405378303548201" table:style-name="ce1">
            <text:p>-1,34053783</text:p>
          </table:table-cell>
          <table:table-cell office:value-type="float" office:value="0.30190508064153398" table:style-name="ce1">
            <text:p>0,301905081</text:p>
          </table:table-cell>
          <table:table-cell table:number-columns-repeated="16379"/>
        </table:table-row>
        <table:table-row table:style-name="ro1">
          <table:table-cell office:value-type="float" office:value="149.5" table:style-name="ce1">
            <text:p>149,5</text:p>
          </table:table-cell>
          <table:table-cell office:value-type="float" office:value="5.2137619254115899" table:style-name="ce1">
            <text:p>5,213761925</text:p>
          </table:table-cell>
          <table:table-cell office:value-type="float" office:value="0.51279499722012201" table:style-name="ce1">
            <text:p>0,512794997</text:p>
          </table:table-cell>
          <table:table-cell office:value-type="float" office:value="-1.3437724798184401" table:style-name="ce1">
            <text:p>-1,34377248</text:p>
          </table:table-cell>
          <table:table-cell office:value-type="float" office:value="0.30450249580897398" table:style-name="ce1">
            <text:p>0,304502496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.1517479207267396" table:style-name="ce1">
            <text:p>5,151747921</text:p>
          </table:table-cell>
          <table:table-cell office:value-type="float" office:value="0.51436070017863" table:style-name="ce1">
            <text:p>0,5143607</text:p>
          </table:table-cell>
          <table:table-cell office:value-type="float" office:value="-1.33506488354625" table:style-name="ce1">
            <text:p>-1,335064884</text:p>
          </table:table-cell>
          <table:table-cell office:value-type="float" office:value="0.30390720184777897" table:style-name="ce1">
            <text:p>0,303907202</text:p>
          </table:table-cell>
          <table:table-cell table:number-columns-repeated="16379"/>
        </table:table-row>
        <table:table-row table:style-name="ro1">
          <table:table-cell office:value-type="float" office:value="150.5" table:style-name="ce1">
            <text:p>150,5</text:p>
          </table:table-cell>
          <table:table-cell office:value-type="float" office:value="5.1253719846283596" table:style-name="ce1">
            <text:p>5,125371985</text:p>
          </table:table-cell>
          <table:table-cell office:value-type="float" office:value="0.51481759355377898" table:style-name="ce1">
            <text:p>0,514817594</text:p>
          </table:table-cell>
          <table:table-cell office:value-type="float" office:value="-1.3349839605493199" table:style-name="ce1">
            <text:p>-1,334983961</text:p>
          </table:table-cell>
          <table:table-cell office:value-type="float" office:value="0.30817054327148102" table:style-name="ce1">
            <text:p>0,308170543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.1733109051051001" table:style-name="ce1">
            <text:p>5,173310905</text:p>
          </table:table-cell>
          <table:table-cell office:value-type="float" office:value="0.51358617219900105" table:style-name="ce1">
            <text:p>0,513586172</text:p>
          </table:table-cell>
          <table:table-cell office:value-type="float" office:value="-1.3512037783375499" table:style-name="ce1">
            <text:p>-1,351203778</text:p>
          </table:table-cell>
          <table:table-cell office:value-type="float" office:value="0.30054699574968402" table:style-name="ce1">
            <text:p>0,300546996</text:p>
          </table:table-cell>
          <table:table-cell table:number-columns-repeated="16379"/>
        </table:table-row>
        <table:table-row table:style-name="ro1">
          <table:table-cell office:value-type="float" office:value="151.5" table:style-name="ce1">
            <text:p>151,5</text:p>
          </table:table-cell>
          <table:table-cell office:value-type="float" office:value="5.1130290541743797" table:style-name="ce1">
            <text:p>5,113029054</text:p>
          </table:table-cell>
          <table:table-cell office:value-type="float" office:value="0.51524548788005897" table:style-name="ce1">
            <text:p>0,515245488</text:p>
          </table:table-cell>
          <table:table-cell office:value-type="float" office:value="-1.33686856835542" table:style-name="ce1">
            <text:p>-1,336868568</text:p>
          </table:table-cell>
          <table:table-cell office:value-type="float" office:value="0.30604717717228003" table:style-name="ce1">
            <text:p>0,306047177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.1389758423887004" table:style-name="ce1">
            <text:p>5,138975842</text:p>
          </table:table-cell>
          <table:table-cell office:value-type="float" office:value="0.51444061213664305" table:style-name="ce1">
            <text:p>0,514440612</text:p>
          </table:table-cell>
          <table:table-cell office:value-type="float" office:value="-1.35394841812872" table:style-name="ce1">
            <text:p>-1,353948418</text:p>
          </table:table-cell>
          <table:table-cell office:value-type="float" office:value="0.301966588740817" table:style-name="ce1">
            <text:p>0,301966589</text:p>
          </table:table-cell>
          <table:table-cell table:number-columns-repeated="16379"/>
        </table:table-row>
        <table:table-row table:style-name="ro1">
          <table:table-cell office:value-type="float" office:value="152.5" table:style-name="ce1">
            <text:p>152,5</text:p>
          </table:table-cell>
          <table:table-cell office:value-type="float" office:value="5.1404247171163897" table:style-name="ce1">
            <text:p>5,140424717</text:p>
          </table:table-cell>
          <table:table-cell office:value-type="float" office:value="0.51433293368815702" table:style-name="ce1">
            <text:p>0,514332934</text:p>
          </table:table-cell>
          <table:table-cell office:value-type="float" office:value="-1.34627725814355" table:style-name="ce1">
            <text:p>-1,346277258</text:p>
          </table:table-cell>
          <table:table-cell office:value-type="float" office:value="0.302186690053386" table:style-name="ce1">
            <text:p>0,30218669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.1374523682396704" table:style-name="ce1">
            <text:p>5,137452368</text:p>
          </table:table-cell>
          <table:table-cell office:value-type="float" office:value="0.51385640873336103" table:style-name="ce1">
            <text:p>0,513856409</text:p>
          </table:table-cell>
          <table:table-cell office:value-type="float" office:value="-1.3437429614943599" table:style-name="ce1">
            <text:p>-1,343742961</text:p>
          </table:table-cell>
          <table:table-cell office:value-type="float" office:value="0.30163202813307799" table:style-name="ce1">
            <text:p>0,301632028</text:p>
          </table:table-cell>
          <table:table-cell table:number-columns-repeated="16379"/>
        </table:table-row>
        <table:table-row table:style-name="ro1">
          <table:table-cell office:value-type="float" office:value="153.5" table:style-name="ce1">
            <text:p>153,5</text:p>
          </table:table-cell>
          <table:table-cell office:value-type="float" office:value="5.13547159127158" table:style-name="ce1">
            <text:p>5,135471591</text:p>
          </table:table-cell>
          <table:table-cell office:value-type="float" office:value="0.51490733697552604" table:style-name="ce1">
            <text:p>0,514907337</text:p>
          </table:table-cell>
          <table:table-cell office:value-type="float" office:value="-1.35139134657869" table:style-name="ce1">
            <text:p>-1,351391347</text:p>
          </table:table-cell>
          <table:table-cell office:value-type="float" office:value="0.29818810218134001" table:style-name="ce1">
            <text:p>0,298188102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.1488679820076797" table:style-name="ce1">
            <text:p>5,148867982</text:p>
          </table:table-cell>
          <table:table-cell office:value-type="float" office:value="0.513967131645786" table:style-name="ce1">
            <text:p>0,513967132</text:p>
          </table:table-cell>
          <table:table-cell office:value-type="float" office:value="-1.3593297849932" table:style-name="ce1">
            <text:p>-1,359329785</text:p>
          </table:table-cell>
          <table:table-cell office:value-type="float" office:value="0.29739329562418598" table:style-name="ce1">
            <text:p>0,297393296</text:p>
          </table:table-cell>
          <table:table-cell table:number-columns-repeated="16379"/>
        </table:table-row>
        <table:table-row table:style-name="ro1">
          <table:table-cell office:value-type="float" office:value="154.5" table:style-name="ce1">
            <text:p>154,5</text:p>
          </table:table-cell>
          <table:table-cell office:value-type="float" office:value="5.1558796295835103" table:style-name="ce1">
            <text:p>5,15587963</text:p>
          </table:table-cell>
          <table:table-cell office:value-type="float" office:value="0.51380846879073105" table:style-name="ce1">
            <text:p>0,513808469</text:p>
          </table:table-cell>
          <table:table-cell office:value-type="float" office:value="-1.3530448122984" table:style-name="ce1">
            <text:p>-1,353044812</text:p>
          </table:table-cell>
          <table:table-cell office:value-type="float" office:value="0.30094307625080702" table:style-name="ce1">
            <text:p>0,300943076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.0925838636843999" table:style-name="ce1">
            <text:p>5,092583864</text:p>
          </table:table-cell>
          <table:table-cell office:value-type="float" office:value="0.51565340961191197" table:style-name="ce1">
            <text:p>0,51565341</text:p>
          </table:table-cell>
          <table:table-cell office:value-type="float" office:value="-1.3451590970515299" table:style-name="ce1">
            <text:p>-1,345159097</text:p>
          </table:table-cell>
          <table:table-cell office:value-type="float" office:value="0.30407081756875398" table:style-name="ce1">
            <text:p>0,304070818</text:p>
          </table:table-cell>
          <table:table-cell table:number-columns-repeated="16379"/>
        </table:table-row>
        <table:table-row table:style-name="ro1">
          <table:table-cell office:value-type="float" office:value="155.5" table:style-name="ce1">
            <text:p>155,5</text:p>
          </table:table-cell>
          <table:table-cell office:value-type="float" office:value="5.1307081154500302" table:style-name="ce1">
            <text:p>5,130708115</text:p>
          </table:table-cell>
          <table:table-cell office:value-type="float" office:value="0.51337814398034598" table:style-name="ce1">
            <text:p>0,513378144</text:p>
          </table:table-cell>
          <table:table-cell office:value-type="float" office:value="-1.3663355656806699" table:style-name="ce1">
            <text:p>-1,366335566</text:p>
          </table:table-cell>
          <table:table-cell office:value-type="float" office:value="0.29333998238831199" table:style-name="ce1">
            <text:p>0,293339982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.1070256521286899" table:style-name="ce1">
            <text:p>5,107025652</text:p>
          </table:table-cell>
          <table:table-cell office:value-type="float" office:value="0.51500790971939503" table:style-name="ce1">
            <text:p>0,51500791</text:p>
          </table:table-cell>
          <table:table-cell office:value-type="float" office:value="-1.35058141075003" table:style-name="ce1">
            <text:p>-1,350581411</text:p>
          </table:table-cell>
          <table:table-cell office:value-type="float" office:value="0.30134438706664202" table:style-name="ce1">
            <text:p>0,301344387</text:p>
          </table:table-cell>
          <table:table-cell table:number-columns-repeated="16379"/>
        </table:table-row>
        <table:table-row table:style-name="ro1">
          <table:table-cell office:value-type="float" office:value="156.5" table:style-name="ce1">
            <text:p>156,5</text:p>
          </table:table-cell>
          <table:table-cell office:value-type="float" office:value="5.1407616584119902" table:style-name="ce1">
            <text:p>5,140761658</text:p>
          </table:table-cell>
          <table:table-cell office:value-type="float" office:value="0.51476143548265196" table:style-name="ce1">
            <text:p>0,514761435</text:p>
          </table:table-cell>
          <table:table-cell office:value-type="float" office:value="-1.3505118122181501" table:style-name="ce1">
            <text:p>-1,350511812</text:p>
          </table:table-cell>
          <table:table-cell office:value-type="float" office:value="0.303354028143762" table:style-name="ce1">
            <text:p>0,303354028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.0779568596536402" table:style-name="ce1">
            <text:p>5,07795686</text:p>
          </table:table-cell>
          <table:table-cell office:value-type="float" office:value="0.51607773900881204" table:style-name="ce1">
            <text:p>0,516077739</text:p>
          </table:table-cell>
          <table:table-cell office:value-type="float" office:value="-1.3432468598799301" table:style-name="ce1">
            <text:p>-1,34324686</text:p>
          </table:table-cell>
          <table:table-cell office:value-type="float" office:value="0.30718911453728898" table:style-name="ce1">
            <text:p>0,307189115</text:p>
          </table:table-cell>
          <table:table-cell table:number-columns-repeated="16379"/>
        </table:table-row>
        <table:table-row table:style-name="ro1">
          <table:table-cell office:value-type="float" office:value="157.5" table:style-name="ce1">
            <text:p>157,5</text:p>
          </table:table-cell>
          <table:table-cell office:value-type="float" office:value="5.0752188948603196" table:style-name="ce1">
            <text:p>5,075218895</text:p>
          </table:table-cell>
          <table:table-cell office:value-type="float" office:value="0.51647808308456999" table:style-name="ce1">
            <text:p>0,516478083</text:p>
          </table:table-cell>
          <table:table-cell office:value-type="float" office:value="-1.35072187084745" table:style-name="ce1">
            <text:p>-1,350721871</text:p>
          </table:table-cell>
          <table:table-cell office:value-type="float" office:value="0.30229513918268802" table:style-name="ce1">
            <text:p>0,302295139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.0970970147300898" table:style-name="ce1">
            <text:p>5,097097015</text:p>
          </table:table-cell>
          <table:table-cell office:value-type="float" office:value="0.51614297465175596" table:style-name="ce1">
            <text:p>0,516142975</text:p>
          </table:table-cell>
          <table:table-cell office:value-type="float" office:value="-1.3505548004074599" table:style-name="ce1">
            <text:p>-1,3505548</text:p>
          </table:table-cell>
          <table:table-cell office:value-type="float" office:value="0.30397456750942498" table:style-name="ce1">
            <text:p>0,303974568</text:p>
          </table:table-cell>
          <table:table-cell table:number-columns-repeated="16379"/>
        </table:table-row>
        <table:table-row table:style-name="ro1">
          <table:table-cell office:value-type="float" office:value="158.5" table:style-name="ce1">
            <text:p>158,5</text:p>
          </table:table-cell>
          <table:table-cell office:value-type="float" office:value="5.0910650276523501" table:style-name="ce1">
            <text:p>5,091065028</text:p>
          </table:table-cell>
          <table:table-cell office:value-type="float" office:value="0.51509242868869898" table:style-name="ce1">
            <text:p>0,515092429</text:p>
          </table:table-cell>
          <table:table-cell office:value-type="float" office:value="-1.3578080861072199" table:style-name="ce1">
            <text:p>-1,357808086</text:p>
          </table:table-cell>
          <table:table-cell office:value-type="float" office:value="0.29873069707142902" table:style-name="ce1">
            <text:p>0,298730697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.0524669428469302" table:style-name="ce1">
            <text:p>5,052466943</text:p>
          </table:table-cell>
          <table:table-cell office:value-type="float" office:value="0.51728281024640399" table:style-name="ce1">
            <text:p>0,51728281</text:p>
          </table:table-cell>
          <table:table-cell office:value-type="float" office:value="-1.3390146689183799" table:style-name="ce1">
            <text:p>-1,339014669</text:p>
          </table:table-cell>
          <table:table-cell office:value-type="float" office:value="0.30851470823435601" table:style-name="ce1">
            <text:p>0,308514708</text:p>
          </table:table-cell>
          <table:table-cell table:number-columns-repeated="16379"/>
        </table:table-row>
        <table:table-row table:style-name="ro1">
          <table:table-cell office:value-type="float" office:value="159.5" table:style-name="ce1">
            <text:p>159,5</text:p>
          </table:table-cell>
          <table:table-cell office:value-type="float" office:value="5.0268124361129303" table:style-name="ce1">
            <text:p>5,026812436</text:p>
          </table:table-cell>
          <table:table-cell office:value-type="float" office:value="0.51795525824600497" table:style-name="ce1">
            <text:p>0,517955258</text:p>
          </table:table-cell>
          <table:table-cell office:value-type="float" office:value="-1.34613020549385" table:style-name="ce1">
            <text:p>-1,346130205</text:p>
          </table:table-cell>
          <table:table-cell office:value-type="float" office:value="0.30611711933636199" table:style-name="ce1">
            <text:p>0,306117119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.0580413717904502" table:style-name="ce1">
            <text:p>5,058041372</text:p>
          </table:table-cell>
          <table:table-cell office:value-type="float" office:value="0.51756984639486903" table:style-name="ce1">
            <text:p>0,517569846</text:p>
          </table:table-cell>
          <table:table-cell office:value-type="float" office:value="-1.3520746936633901" table:style-name="ce1">
            <text:p>-1,352074694</text:p>
          </table:table-cell>
          <table:table-cell office:value-type="float" office:value="0.30336440513338198" table:style-name="ce1">
            <text:p>0,303364405</text:p>
          </table:table-cell>
          <table:table-cell table:number-columns-repeated="16379"/>
        </table:table-row>
        <table:table-row table:style-name="ro1">
          <table:table-cell office:value-type="float" office:value="160.5" table:style-name="ce1">
            <text:p>160,5</text:p>
          </table:table-cell>
          <table:table-cell office:value-type="float" office:value="5.0944859402185498" table:style-name="ce1">
            <text:p>5,09448594</text:p>
          </table:table-cell>
          <table:table-cell office:value-type="float" office:value="0.51550256882097301" table:style-name="ce1">
            <text:p>0,515502569</text:p>
          </table:table-cell>
          <table:table-cell office:value-type="float" office:value="-1.3484550282821799" table:style-name="ce1">
            <text:p>-1,348455028</text:p>
          </table:table-cell>
          <table:table-cell office:value-type="float" office:value="0.30169146093431098" table:style-name="ce1">
            <text:p>0,301691461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.0525435384713697" table:style-name="ce1">
            <text:p>5,052543538</text:p>
          </table:table-cell>
          <table:table-cell office:value-type="float" office:value="0.51660461680926295" table:style-name="ce1">
            <text:p>0,516604617</text:p>
          </table:table-cell>
          <table:table-cell office:value-type="float" office:value="-1.3658136333789499" table:style-name="ce1">
            <text:p>-1,365813633</text:p>
          </table:table-cell>
          <table:table-cell office:value-type="float" office:value="0.29806742586304502" table:style-name="ce1">
            <text:p>0,298067426</text:p>
          </table:table-cell>
          <table:table-cell table:number-columns-repeated="16379"/>
        </table:table-row>
        <table:table-row table:style-name="ro1">
          <table:table-cell office:value-type="float" office:value="161.5" table:style-name="ce1">
            <text:p>161,5</text:p>
          </table:table-cell>
          <table:table-cell office:value-type="float" office:value="5.0928951504075002" table:style-name="ce1">
            <text:p>5,09289515</text:p>
          </table:table-cell>
          <table:table-cell office:value-type="float" office:value="0.51503727178473402" table:style-name="ce1">
            <text:p>0,515037272</text:p>
          </table:table-cell>
          <table:table-cell office:value-type="float" office:value="-1.36075006158296" table:style-name="ce1">
            <text:p>-1,360750062</text:p>
          </table:table-cell>
          <table:table-cell office:value-type="float" office:value="0.29752241427343901" table:style-name="ce1">
            <text:p>0,297522414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.0820582692830802" table:style-name="ce1">
            <text:p>5,082058269</text:p>
          </table:table-cell>
          <table:table-cell office:value-type="float" office:value="0.51628124203507897" table:style-name="ce1">
            <text:p>0,516281242</text:p>
          </table:table-cell>
          <table:table-cell office:value-type="float" office:value="-1.3594302764533299" table:style-name="ce1">
            <text:p>-1,359430276</text:p>
          </table:table-cell>
          <table:table-cell office:value-type="float" office:value="0.29868875730351102" table:style-name="ce1">
            <text:p>0,298688757</text:p>
          </table:table-cell>
          <table:table-cell table:number-columns-repeated="16379"/>
        </table:table-row>
        <table:table-row table:style-name="ro1">
          <table:table-cell office:value-type="float" office:value="162.5" table:style-name="ce1">
            <text:p>162,5</text:p>
          </table:table-cell>
          <table:table-cell office:value-type="float" office:value="5.03805842606711" table:style-name="ce1">
            <text:p>5,038058426</text:p>
          </table:table-cell>
          <table:table-cell office:value-type="float" office:value="0.51828286060429696" table:style-name="ce1">
            <text:p>0,518282861</text:p>
          </table:table-cell>
          <table:table-cell office:value-type="float" office:value="-1.3362857922267899" table:style-name="ce1">
            <text:p>-1,336285792</text:p>
          </table:table-cell>
          <table:table-cell office:value-type="float" office:value="0.30929114124192802" table:style-name="ce1">
            <text:p>0,309291141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.0373612630256801" table:style-name="ce1">
            <text:p>5,037361263</text:p>
          </table:table-cell>
          <table:table-cell office:value-type="float" office:value="0.51750056798594801" table:style-name="ce1">
            <text:p>0,517500568</text:p>
          </table:table-cell>
          <table:table-cell office:value-type="float" office:value="-1.35876977605604" table:style-name="ce1">
            <text:p>-1,358769776</text:p>
          </table:table-cell>
          <table:table-cell office:value-type="float" office:value="0.30197954173413799" table:style-name="ce1">
            <text:p>0,301979542</text:p>
          </table:table-cell>
          <table:table-cell table:number-columns-repeated="16379"/>
        </table:table-row>
        <table:table-row table:style-name="ro1">
          <table:table-cell office:value-type="float" office:value="163.5" table:style-name="ce1">
            <text:p>163,5</text:p>
          </table:table-cell>
          <table:table-cell office:value-type="float" office:value="5.0738587668634203" table:style-name="ce1">
            <text:p>5,073858767</text:p>
          </table:table-cell>
          <table:table-cell office:value-type="float" office:value="0.51670813041764396" table:style-name="ce1">
            <text:p>0,51670813</text:p>
          </table:table-cell>
          <table:table-cell office:value-type="float" office:value="-1.3553502001090401" table:style-name="ce1">
            <text:p>-1,3553502</text:p>
          </table:table-cell>
          <table:table-cell office:value-type="float" office:value="0.29930051351363901" table:style-name="ce1">
            <text:p>0,299300514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.0137601850236999" table:style-name="ce1">
            <text:p>5,013760185</text:p>
          </table:table-cell>
          <table:table-cell office:value-type="float" office:value="0.51853034727801195" table:style-name="ce1">
            <text:p>0,518530347</text:p>
          </table:table-cell>
          <table:table-cell office:value-type="float" office:value="-1.3413671064255499" table:style-name="ce1">
            <text:p>-1,341367106</text:p>
          </table:table-cell>
          <table:table-cell office:value-type="float" office:value="0.306271464275573" table:style-name="ce1">
            <text:p>0,306271464</text:p>
          </table:table-cell>
          <table:table-cell table:number-columns-repeated="16379"/>
        </table:table-row>
        <table:table-row table:style-name="ro1">
          <table:table-cell office:value-type="float" office:value="164.5" table:style-name="ce1">
            <text:p>164,5</text:p>
          </table:table-cell>
          <table:table-cell office:value-type="float" office:value="5.0393323610515797" table:style-name="ce1">
            <text:p>5,039332361</text:p>
          </table:table-cell>
          <table:table-cell office:value-type="float" office:value="0.51714771584878605" table:style-name="ce1">
            <text:p>0,517147716</text:p>
          </table:table-cell>
          <table:table-cell office:value-type="float" office:value="-1.36079765126001" table:style-name="ce1">
            <text:p>-1,360797651</text:p>
          </table:table-cell>
          <table:table-cell office:value-type="float" office:value="0.29641285192074701" table:style-name="ce1">
            <text:p>0,296412852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.0861514053285202" table:style-name="ce1">
            <text:p>5,086151405</text:p>
          </table:table-cell>
          <table:table-cell office:value-type="float" office:value="0.51563969989894298" table:style-name="ce1">
            <text:p>0,5156397</text:p>
          </table:table-cell>
          <table:table-cell office:value-type="float" office:value="-1.3586573907925401" table:style-name="ce1">
            <text:p>-1,358657391</text:p>
          </table:table-cell>
          <table:table-cell office:value-type="float" office:value="0.30186539318716898" table:style-name="ce1">
            <text:p>0,301865393</text:p>
          </table:table-cell>
          <table:table-cell table:number-columns-repeated="16379"/>
        </table:table-row>
        <table:table-row table:style-name="ro1">
          <table:table-cell office:value-type="float" office:value="165.5" table:style-name="ce1">
            <text:p>165,5</text:p>
          </table:table-cell>
          <table:table-cell office:value-type="float" office:value="5.0341965168094198" table:style-name="ce1">
            <text:p>5,034196517</text:p>
          </table:table-cell>
          <table:table-cell office:value-type="float" office:value="0.51729923650956899" table:style-name="ce1">
            <text:p>0,517299237</text:p>
          </table:table-cell>
          <table:table-cell office:value-type="float" office:value="-1.3632871991951301" table:style-name="ce1">
            <text:p>-1,363287199</text:p>
          </table:table-cell>
          <table:table-cell office:value-type="float" office:value="0.29775136307635602" table:style-name="ce1">
            <text:p>0,297751363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.0064676247076001" table:style-name="ce1">
            <text:p>5,006467625</text:p>
          </table:table-cell>
          <table:table-cell office:value-type="float" office:value="0.51817526619481302" table:style-name="ce1">
            <text:p>0,518175266</text:p>
          </table:table-cell>
          <table:table-cell office:value-type="float" office:value="-1.35783943484198" table:style-name="ce1">
            <text:p>-1,357839435</text:p>
          </table:table-cell>
          <table:table-cell office:value-type="float" office:value="0.30077933824296899" table:style-name="ce1">
            <text:p>0,300779338</text:p>
          </table:table-cell>
          <table:table-cell table:number-columns-repeated="16379"/>
        </table:table-row>
        <table:table-row table:style-name="ro1">
          <table:table-cell office:value-type="float" office:value="166.5" table:style-name="ce1">
            <text:p>166,5</text:p>
          </table:table-cell>
          <table:table-cell office:value-type="float" office:value="5.0126198512904896" table:style-name="ce1">
            <text:p>5,012619851</text:p>
          </table:table-cell>
          <table:table-cell office:value-type="float" office:value="0.51768865677419396" table:style-name="ce1">
            <text:p>0,517688657</text:p>
          </table:table-cell>
          <table:table-cell office:value-type="float" office:value="-1.35911556580832" table:style-name="ce1">
            <text:p>-1,359115566</text:p>
          </table:table-cell>
          <table:table-cell office:value-type="float" office:value="0.29844919200041298" table:style-name="ce1">
            <text:p>0,298449192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9722646101561701" table:style-name="ce1">
            <text:p>4,97226461</text:p>
          </table:table-cell>
          <table:table-cell office:value-type="float" office:value="0.518688191680027" table:style-name="ce1">
            <text:p>0,518688192</text:p>
          </table:table-cell>
          <table:table-cell office:value-type="float" office:value="-1.36107778257943" table:style-name="ce1">
            <text:p>-1,361077783</text:p>
          </table:table-cell>
          <table:table-cell office:value-type="float" office:value="0.29843938070112702" table:style-name="ce1">
            <text:p>0,298439381</text:p>
          </table:table-cell>
          <table:table-cell table:number-columns-repeated="16379"/>
        </table:table-row>
        <table:table-row table:style-name="ro1">
          <table:table-cell office:value-type="float" office:value="167.5" table:style-name="ce1">
            <text:p>167,5</text:p>
          </table:table-cell>
          <table:table-cell office:value-type="float" office:value="5.01008931244845" table:style-name="ce1">
            <text:p>5,010089312</text:p>
          </table:table-cell>
          <table:table-cell office:value-type="float" office:value="0.51787478306160095" table:style-name="ce1">
            <text:p>0,517874783</text:p>
          </table:table-cell>
          <table:table-cell office:value-type="float" office:value="-1.3601295586467601" table:style-name="ce1">
            <text:p>-1,360129559</text:p>
          </table:table-cell>
          <table:table-cell office:value-type="float" office:value="0.29755125198457799" table:style-name="ce1">
            <text:p>0,297551252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.9989503375233699" table:style-name="ce1">
            <text:p>4,998950338</text:p>
          </table:table-cell>
          <table:table-cell office:value-type="float" office:value="0.51917445791406702" table:style-name="ce1">
            <text:p>0,519174458</text:p>
          </table:table-cell>
          <table:table-cell office:value-type="float" office:value="-1.3505355249609099" table:style-name="ce1">
            <text:p>-1,350535525</text:p>
          </table:table-cell>
          <table:table-cell office:value-type="float" office:value="0.30327733598165801" table:style-name="ce1">
            <text:p>0,303277336</text:p>
          </table:table-cell>
          <table:table-cell table:number-columns-repeated="16379"/>
        </table:table-row>
        <table:table-row table:style-name="ro1">
          <table:table-cell office:value-type="float" office:value="168.5" table:style-name="ce1">
            <text:p>168,5</text:p>
          </table:table-cell>
          <table:table-cell office:value-type="float" office:value="5.0164821703445099" table:style-name="ce1">
            <text:p>5,01648217</text:p>
          </table:table-cell>
          <table:table-cell office:value-type="float" office:value="0.51757457736888202" table:style-name="ce1">
            <text:p>0,517574577</text:p>
          </table:table-cell>
          <table:table-cell office:value-type="float" office:value="-1.3586156134507801" table:style-name="ce1">
            <text:p>-1,358615613</text:p>
          </table:table-cell>
          <table:table-cell office:value-type="float" office:value="0.2995997346823" table:style-name="ce1">
            <text:p>0,299599735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.0222787541773899" table:style-name="ce1">
            <text:p>5,022278754</text:p>
          </table:table-cell>
          <table:table-cell office:value-type="float" office:value="0.51791067601848795" table:style-name="ce1">
            <text:p>0,517910676</text:p>
          </table:table-cell>
          <table:table-cell office:value-type="float" office:value="-1.36604481113627" table:style-name="ce1">
            <text:p>-1,366044811</text:p>
          </table:table-cell>
          <table:table-cell office:value-type="float" office:value="0.29985512469405101" table:style-name="ce1">
            <text:p>0,299855125</text:p>
          </table:table-cell>
          <table:table-cell table:number-columns-repeated="16379"/>
        </table:table-row>
        <table:table-row table:style-name="ro1">
          <table:table-cell office:value-type="float" office:value="169.5" table:style-name="ce1">
            <text:p>169,5</text:p>
          </table:table-cell>
          <table:table-cell office:value-type="float" office:value="4.9801862531915404" table:style-name="ce1">
            <text:p>4,980186253</text:p>
          </table:table-cell>
          <table:table-cell office:value-type="float" office:value="0.52001908223275395" table:style-name="ce1">
            <text:p>0,520019082</text:p>
          </table:table-cell>
          <table:table-cell office:value-type="float" office:value="-1.3518193549659601" table:style-name="ce1">
            <text:p>-1,351819355</text:p>
          </table:table-cell>
          <table:table-cell office:value-type="float" office:value="0.30367651389887701" table:style-name="ce1">
            <text:p>0,303676514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4.9992129699826702" table:style-name="ce1">
            <text:p>4,99921297</text:p>
          </table:table-cell>
          <table:table-cell office:value-type="float" office:value="0.51842723284464498" table:style-name="ce1">
            <text:p>0,518427233</text:p>
          </table:table-cell>
          <table:table-cell office:value-type="float" office:value="-1.36386465483329" table:style-name="ce1">
            <text:p>-1,363864655</text:p>
          </table:table-cell>
          <table:table-cell office:value-type="float" office:value="0.29730027434263601" table:style-name="ce1">
            <text:p>0,297300274</text:p>
          </table:table-cell>
          <table:table-cell table:number-columns-repeated="16379"/>
        </table:table-row>
        <table:table-row table:style-name="ro1">
          <table:table-cell office:value-type="float" office:value="170.5" table:style-name="ce1">
            <text:p>170,5</text:p>
          </table:table-cell>
          <table:table-cell office:value-type="float" office:value="5.0043980133791397" table:style-name="ce1">
            <text:p>5,004398013</text:p>
          </table:table-cell>
          <table:table-cell office:value-type="float" office:value="0.51866268282697103" table:style-name="ce1">
            <text:p>0,518662683</text:p>
          </table:table-cell>
          <table:table-cell office:value-type="float" office:value="-1.3583442812289801" table:style-name="ce1">
            <text:p>-1,358344281</text:p>
          </table:table-cell>
          <table:table-cell office:value-type="float" office:value="0.30080815787666298" table:style-name="ce1">
            <text:p>0,300808158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.0075633516334603" table:style-name="ce1">
            <text:p>5,007563352</text:p>
          </table:table-cell>
          <table:table-cell office:value-type="float" office:value="0.51761297416868002" table:style-name="ce1">
            <text:p>0,517612974</text:p>
          </table:table-cell>
          <table:table-cell office:value-type="float" office:value="-1.36873061264003" table:style-name="ce1">
            <text:p>-1,368730613</text:p>
          </table:table-cell>
          <table:table-cell office:value-type="float" office:value="0.29598401317068601" table:style-name="ce1">
            <text:p>0,295984013</text:p>
          </table:table-cell>
          <table:table-cell table:number-columns-repeated="16379"/>
        </table:table-row>
        <table:table-row table:style-name="ro1">
          <table:table-cell office:value-type="float" office:value="171.5" table:style-name="ce1">
            <text:p>171,5</text:p>
          </table:table-cell>
          <table:table-cell office:value-type="float" office:value="4.96807993408237" table:style-name="ce1">
            <text:p>4,968079934</text:p>
          </table:table-cell>
          <table:table-cell office:value-type="float" office:value="0.520315572872728" table:style-name="ce1">
            <text:p>0,520315573</text:p>
          </table:table-cell>
          <table:table-cell office:value-type="float" office:value="-1.3587433336011701" table:style-name="ce1">
            <text:p>-1,358743334</text:p>
          </table:table-cell>
          <table:table-cell office:value-type="float" office:value="0.30184743802257402" table:style-name="ce1">
            <text:p>0,301847438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.9722993428238604" table:style-name="ce1">
            <text:p>4,972299343</text:p>
          </table:table-cell>
          <table:table-cell office:value-type="float" office:value="0.51861067943524897" table:style-name="ce1">
            <text:p>0,518610679</text:p>
          </table:table-cell>
          <table:table-cell office:value-type="float" office:value="-1.36197136578904" table:style-name="ce1">
            <text:p>-1,361971366</text:p>
          </table:table-cell>
          <table:table-cell office:value-type="float" office:value="0.29950333756893399" table:style-name="ce1">
            <text:p>0,299503338</text:p>
          </table:table-cell>
          <table:table-cell table:number-columns-repeated="16379"/>
        </table:table-row>
        <table:table-row table:style-name="ro1">
          <table:table-cell office:value-type="float" office:value="172.5" table:style-name="ce1">
            <text:p>172,5</text:p>
          </table:table-cell>
          <table:table-cell office:value-type="float" office:value="4.9475525963555196" table:style-name="ce1">
            <text:p>4,947552596</text:p>
          </table:table-cell>
          <table:table-cell office:value-type="float" office:value="0.520251243131853" table:style-name="ce1">
            <text:p>0,520251243</text:p>
          </table:table-cell>
          <table:table-cell office:value-type="float" office:value="-1.3612897587103401" table:style-name="ce1">
            <text:p>-1,361289759</text:p>
          </table:table-cell>
          <table:table-cell office:value-type="float" office:value="0.29917446582537799" table:style-name="ce1">
            <text:p>0,299174466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4.97775109177954" table:style-name="ce1">
            <text:p>4,977751092</text:p>
          </table:table-cell>
          <table:table-cell office:value-type="float" office:value="0.51931699276695997" table:style-name="ce1">
            <text:p>0,519316993</text:p>
          </table:table-cell>
          <table:table-cell office:value-type="float" office:value="-1.3677459517122801" table:style-name="ce1">
            <text:p>-1,367745952</text:p>
          </table:table-cell>
          <table:table-cell office:value-type="float" office:value="0.30220625563806403" table:style-name="ce1">
            <text:p>0,302206256</text:p>
          </table:table-cell>
          <table:table-cell table:number-columns-repeated="16379"/>
        </table:table-row>
        <table:table-row table:style-name="ro1">
          <table:table-cell office:value-type="float" office:value="173.5" table:style-name="ce1">
            <text:p>173,5</text:p>
          </table:table-cell>
          <table:table-cell office:value-type="float" office:value="4.9809641191150797" table:style-name="ce1">
            <text:p>4,980964119</text:p>
          </table:table-cell>
          <table:table-cell office:value-type="float" office:value="0.51889827027499902" table:style-name="ce1">
            <text:p>0,51889827</text:p>
          </table:table-cell>
          <table:table-cell office:value-type="float" office:value="-1.3643460946400601" table:style-name="ce1">
            <text:p>-1,364346095</text:p>
          </table:table-cell>
          <table:table-cell office:value-type="float" office:value="0.29611633335147503" table:style-name="ce1">
            <text:p>0,296116333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4.9690525195630402" table:style-name="ce1">
            <text:p>4,96905252</text:p>
          </table:table-cell>
          <table:table-cell office:value-type="float" office:value="0.52063353320898598" table:style-name="ce1">
            <text:p>0,520633533</text:p>
          </table:table-cell>
          <table:table-cell office:value-type="float" office:value="-1.3557419456245701" table:style-name="ce1">
            <text:p>-1,355741946</text:p>
          </table:table-cell>
          <table:table-cell office:value-type="float" office:value="0.30158756242138102" table:style-name="ce1">
            <text:p>0,301587562</text:p>
          </table:table-cell>
          <table:table-cell table:number-columns-repeated="16379"/>
        </table:table-row>
        <table:table-row table:style-name="ro1">
          <table:table-cell office:value-type="float" office:value="174.5" table:style-name="ce1">
            <text:p>174,5</text:p>
          </table:table-cell>
          <table:table-cell office:value-type="float" office:value="4.9574115213064802" table:style-name="ce1">
            <text:p>4,957411521</text:p>
          </table:table-cell>
          <table:table-cell office:value-type="float" office:value="0.51946573351440195" table:style-name="ce1">
            <text:p>0,519465734</text:p>
          </table:table-cell>
          <table:table-cell office:value-type="float" office:value="-1.3619168513559201" table:style-name="ce1">
            <text:p>-1,361916851</text:p>
          </table:table-cell>
          <table:table-cell office:value-type="float" office:value="0.29925442759399101" table:style-name="ce1">
            <text:p>0,299254428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.9692725734299401" table:style-name="ce1">
            <text:p>4,969272573</text:p>
          </table:table-cell>
          <table:table-cell office:value-type="float" office:value="0.52042276374548901" table:style-name="ce1">
            <text:p>0,520422764</text:p>
          </table:table-cell>
          <table:table-cell office:value-type="float" office:value="-1.3633583104596301" table:style-name="ce1">
            <text:p>-1,36335831</text:p>
          </table:table-cell>
          <table:table-cell office:value-type="float" office:value="0.29957438813218601" table:style-name="ce1">
            <text:p>0,299574388</text:p>
          </table:table-cell>
          <table:table-cell table:number-columns-repeated="16379"/>
        </table:table-row>
        <table:table-row table:style-name="ro1">
          <table:table-cell office:value-type="float" office:value="175.5" table:style-name="ce1">
            <text:p>175,5</text:p>
          </table:table-cell>
          <table:table-cell office:value-type="float" office:value="4.93792287745962" table:style-name="ce1">
            <text:p>4,937922877</text:p>
          </table:table-cell>
          <table:table-cell office:value-type="float" office:value="0.52060396040717205" table:style-name="ce1">
            <text:p>0,52060396</text:p>
          </table:table-cell>
          <table:table-cell office:value-type="float" office:value="-1.34857529165059" table:style-name="ce1">
            <text:p>-1,348575292</text:p>
          </table:table-cell>
          <table:table-cell office:value-type="float" office:value="0.304384687331341" table:style-name="ce1">
            <text:p>0,304384687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.9961278749747198" table:style-name="ce1">
            <text:p>4,996127875</text:p>
          </table:table-cell>
          <table:table-cell office:value-type="float" office:value="0.51882669999585096" table:style-name="ce1">
            <text:p>0,5188267</text:p>
          </table:table-cell>
          <table:table-cell office:value-type="float" office:value="-1.3604425740971" table:style-name="ce1">
            <text:p>-1,360442574</text:p>
          </table:table-cell>
          <table:table-cell office:value-type="float" office:value="0.30004070160644603" table:style-name="ce1">
            <text:p>0,300040702</text:p>
          </table:table-cell>
          <table:table-cell table:number-columns-repeated="16379"/>
        </table:table-row>
        <table:table-row table:style-name="ro1">
          <table:table-cell office:value-type="float" office:value="176.5" table:style-name="ce1">
            <text:p>176,5</text:p>
          </table:table-cell>
          <table:table-cell office:value-type="float" office:value="4.9771838485570798" table:style-name="ce1">
            <text:p>4,977183849</text:p>
          </table:table-cell>
          <table:table-cell office:value-type="float" office:value="0.51939842351546095" table:style-name="ce1">
            <text:p>0,519398424</text:p>
          </table:table-cell>
          <table:table-cell office:value-type="float" office:value="-1.3510685763614501" table:style-name="ce1">
            <text:p>-1,351068576</text:p>
          </table:table-cell>
          <table:table-cell office:value-type="float" office:value="0.30323335564148601" table:style-name="ce1">
            <text:p>0,303233356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4.9799700450809796" table:style-name="ce1">
            <text:p>4,979970045</text:p>
          </table:table-cell>
          <table:table-cell office:value-type="float" office:value="0.51932396922721702" table:style-name="ce1">
            <text:p>0,519323969</text:p>
          </table:table-cell>
          <table:table-cell office:value-type="float" office:value="-1.36724476140537" table:style-name="ce1">
            <text:p>-1,367244761</text:p>
          </table:table-cell>
          <table:table-cell office:value-type="float" office:value="0.29628036598866803" table:style-name="ce1">
            <text:p>0,296280366</text:p>
          </table:table-cell>
          <table:table-cell table:number-columns-repeated="16379"/>
        </table:table-row>
        <table:table-row table:style-name="ro1">
          <table:table-cell office:value-type="float" office:value="177.5" table:style-name="ce1">
            <text:p>177,5</text:p>
          </table:table-cell>
          <table:table-cell office:value-type="float" office:value="4.9899302985187601" table:style-name="ce1">
            <text:p>4,989930299</text:p>
          </table:table-cell>
          <table:table-cell office:value-type="float" office:value="0.51939677986612898" table:style-name="ce1">
            <text:p>0,51939678</text:p>
          </table:table-cell>
          <table:table-cell office:value-type="float" office:value="-1.36310817461385" table:style-name="ce1">
            <text:p>-1,363108175</text:p>
          </table:table-cell>
          <table:table-cell office:value-type="float" office:value="0.30145759734645799" table:style-name="ce1">
            <text:p>0,301457597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.9867247318688799" table:style-name="ce1">
            <text:p>4,986724732</text:p>
          </table:table-cell>
          <table:table-cell office:value-type="float" office:value="0.51928859111464898" table:style-name="ce1">
            <text:p>0,519288591</text:p>
          </table:table-cell>
          <table:table-cell office:value-type="float" office:value="-1.36034788209878" table:style-name="ce1">
            <text:p>-1,360347882</text:p>
          </table:table-cell>
          <table:table-cell office:value-type="float" office:value="0.30080095493256498" table:style-name="ce1">
            <text:p>0,300800955</text:p>
          </table:table-cell>
          <table:table-cell table:number-columns-repeated="16379"/>
        </table:table-row>
        <table:table-row table:style-name="ro1">
          <table:table-cell office:value-type="float" office:value="178.5" table:style-name="ce1">
            <text:p>178,5</text:p>
          </table:table-cell>
          <table:table-cell office:value-type="float" office:value="4.9837805643731397" table:style-name="ce1">
            <text:p>4,983780564</text:p>
          </table:table-cell>
          <table:table-cell office:value-type="float" office:value="0.51978019959564203" table:style-name="ce1">
            <text:p>0,5197802</text:p>
          </table:table-cell>
          <table:table-cell office:value-type="float" office:value="-1.3505698858833199" table:style-name="ce1">
            <text:p>-1,350569886</text:p>
          </table:table-cell>
          <table:table-cell office:value-type="float" office:value="0.30454567987479297" table:style-name="ce1">
            <text:p>0,30454568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5.00120172534404" table:style-name="ce1">
            <text:p>5,001201725</text:p>
          </table:table-cell>
          <table:table-cell office:value-type="float" office:value="0.51886755712032695" table:style-name="ce1">
            <text:p>0,518867557</text:p>
          </table:table-cell>
          <table:table-cell office:value-type="float" office:value="-1.3612082912338801" table:style-name="ce1">
            <text:p>-1,361208291</text:p>
          </table:table-cell>
          <table:table-cell office:value-type="float" office:value="0.300030560503382" table:style-name="ce1">
            <text:p>0,300030561</text:p>
          </table:table-cell>
          <table:table-cell table:number-columns-repeated="16379"/>
        </table:table-row>
        <table:table-row table:style-name="ro1">
          <table:table-cell office:value-type="float" office:value="179.5" table:style-name="ce1">
            <text:p>179,5</text:p>
          </table:table-cell>
          <table:table-cell office:value-type="float" office:value="4.9694594597785597" table:style-name="ce1">
            <text:p>4,96945946</text:p>
          </table:table-cell>
          <table:table-cell office:value-type="float" office:value="0.51998252390321598" table:style-name="ce1">
            <text:p>0,519982524</text:p>
          </table:table-cell>
          <table:table-cell office:value-type="float" office:value="-1.36133227765701" table:style-name="ce1">
            <text:p>-1,361332278</text:p>
          </table:table-cell>
          <table:table-cell office:value-type="float" office:value="0.30046701932911801" table:style-name="ce1">
            <text:p>0,300467019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.0248393267956102" table:style-name="ce1">
            <text:p>5,024839327</text:p>
          </table:table-cell>
          <table:table-cell office:value-type="float" office:value="0.51828479582466402" table:style-name="ce1">
            <text:p>0,518284796</text:p>
          </table:table-cell>
          <table:table-cell office:value-type="float" office:value="-1.35718199991851" table:style-name="ce1">
            <text:p>-1,357182</text:p>
          </table:table-cell>
          <table:table-cell office:value-type="float" office:value="0.29856684213016099" table:style-name="ce1">
            <text:p>0,298566842</text:p>
          </table:table-cell>
          <table:table-cell table:number-columns-repeated="16379"/>
        </table:table-row>
        <table:table-row table:style-name="ro1">
          <table:table-cell office:value-type="float" office:value="180.5" table:style-name="ce1">
            <text:p>180,5</text:p>
          </table:table-cell>
          <table:table-cell office:value-type="float" office:value="4.9854243003724603" table:style-name="ce1">
            <text:p>4,9854243</text:p>
          </table:table-cell>
          <table:table-cell office:value-type="float" office:value="0.52056872506339003" table:style-name="ce1">
            <text:p>0,520568725</text:p>
          </table:table-cell>
          <table:table-cell office:value-type="float" office:value="-1.3560591686030401" table:style-name="ce1">
            <text:p>-1,356059169</text:p>
          </table:table-cell>
          <table:table-cell office:value-type="float" office:value="0.30097411584615202" table:style-name="ce1">
            <text:p>0,300974116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4.9494798073162096" table:style-name="ce1">
            <text:p>4,949479807</text:p>
          </table:table-cell>
          <table:table-cell office:value-type="float" office:value="0.51993608678907899" table:style-name="ce1">
            <text:p>0,519936087</text:p>
          </table:table-cell>
          <table:table-cell office:value-type="float" office:value="-1.3545307405135001" table:style-name="ce1">
            <text:p>-1,354530741</text:p>
          </table:table-cell>
          <table:table-cell office:value-type="float" office:value="0.29900839927429002" table:style-name="ce1">
            <text:p>0,299008399</text:p>
          </table:table-cell>
          <table:table-cell table:number-columns-repeated="16379"/>
        </table:table-row>
        <table:table-row table:style-name="ro1">
          <table:table-cell office:value-type="float" office:value="181.5" table:style-name="ce1">
            <text:p>181,5</text:p>
          </table:table-cell>
          <table:table-cell office:value-type="float" office:value="4.9747459200514399" table:style-name="ce1">
            <text:p>4,97474592</text:p>
          </table:table-cell>
          <table:table-cell office:value-type="float" office:value="0.520847672312993" table:style-name="ce1">
            <text:p>0,520847672</text:p>
          </table:table-cell>
          <table:table-cell office:value-type="float" office:value="-1.35673668525696" table:style-name="ce1">
            <text:p>-1,356736685</text:p>
          </table:table-cell>
          <table:table-cell office:value-type="float" office:value="0.30236392343902002" table:style-name="ce1">
            <text:p>0,302363923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.9527628835181901" table:style-name="ce1">
            <text:p>4,952762884</text:p>
          </table:table-cell>
          <table:table-cell office:value-type="float" office:value="0.52220849505516598" table:style-name="ce1">
            <text:p>0,522208495</text:p>
          </table:table-cell>
          <table:table-cell office:value-type="float" office:value="-1.3607253422090799" table:style-name="ce1">
            <text:p>-1,360725342</text:p>
          </table:table-cell>
          <table:table-cell office:value-type="float" office:value="0.300698359144213" table:style-name="ce1">
            <text:p>0,300698359</text:p>
          </table:table-cell>
          <table:table-cell table:number-columns-repeated="16379"/>
        </table:table-row>
        <table:table-row table:style-name="ro1">
          <table:table-cell office:value-type="float" office:value="182.5" table:style-name="ce1">
            <text:p>182,5</text:p>
          </table:table-cell>
          <table:table-cell office:value-type="float" office:value="4.9726146518012202" table:style-name="ce1">
            <text:p>4,972614652</text:p>
          </table:table-cell>
          <table:table-cell office:value-type="float" office:value="0.52034265293178295" table:style-name="ce1">
            <text:p>0,520342653</text:p>
          </table:table-cell>
          <table:table-cell office:value-type="float" office:value="-1.3620897715157301" table:style-name="ce1">
            <text:p>-1,362089772</text:p>
          </table:table-cell>
          <table:table-cell office:value-type="float" office:value="0.30375700480462497" table:style-name="ce1">
            <text:p>0,303757005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4.9725265286663296" table:style-name="ce1">
            <text:p>4,972526529</text:p>
          </table:table-cell>
          <table:table-cell office:value-type="float" office:value="0.52200564963936102" table:style-name="ce1">
            <text:p>0,52200565</text:p>
          </table:table-cell>
          <table:table-cell office:value-type="float" office:value="-1.34716053026504" table:style-name="ce1">
            <text:p>-1,34716053</text:p>
          </table:table-cell>
          <table:table-cell office:value-type="float" office:value="0.30543016936407102" table:style-name="ce1">
            <text:p>0,305430169</text:p>
          </table:table-cell>
          <table:table-cell table:number-columns-repeated="16379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4.9421157036679002" table:style-name="ce1">
            <text:p>4,942115704</text:p>
          </table:table-cell>
          <table:table-cell office:value-type="float" office:value="0.52175635365473305" table:style-name="ce1">
            <text:p>0,521756354</text:p>
          </table:table-cell>
          <table:table-cell office:value-type="float" office:value="-1.3501438290336301" table:style-name="ce1">
            <text:p>-1,350143829</text:p>
          </table:table-cell>
          <table:table-cell office:value-type="float" office:value="0.30425671075028399" table:style-name="ce1">
            <text:p>0,304256711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.9253568448579497" table:style-name="ce1">
            <text:p>4,925356845</text:p>
          </table:table-cell>
          <table:table-cell office:value-type="float" office:value="0.52153479247304602" table:style-name="ce1">
            <text:p>0,521534792</text:p>
          </table:table-cell>
          <table:table-cell office:value-type="float" office:value="-1.35177759567773" table:style-name="ce1">
            <text:p>-1,351777596</text:p>
          </table:table-cell>
          <table:table-cell office:value-type="float" office:value="0.30359332661478999" table:style-name="ce1">
            <text:p>0,303593327</text:p>
          </table:table-cell>
          <table:table-cell table:number-columns-repeated="16379"/>
        </table:table-row>
        <table:table-row table:style-name="ro1">
          <table:table-cell office:value-type="float" office:value="184.5" table:style-name="ce1">
            <text:p>184,5</text:p>
          </table:table-cell>
          <table:table-cell office:value-type="float" office:value="4.9745647141069202" table:style-name="ce1">
            <text:p>4,974564714</text:p>
          </table:table-cell>
          <table:table-cell office:value-type="float" office:value="0.520547548491745" table:style-name="ce1">
            <text:p>0,520547548</text:p>
          </table:table-cell>
          <table:table-cell office:value-type="float" office:value="-1.3519338879349301" table:style-name="ce1">
            <text:p>-1,351933888</text:p>
          </table:table-cell>
          <table:table-cell office:value-type="float" office:value="0.30373547281577901" table:style-name="ce1">
            <text:p>0,303735473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.9469118190192098" table:style-name="ce1">
            <text:p>4,946911819</text:p>
          </table:table-cell>
          <table:table-cell office:value-type="float" office:value="0.52304412481120099" table:style-name="ce1">
            <text:p>0,523044125</text:p>
          </table:table-cell>
          <table:table-cell office:value-type="float" office:value="-1.3517453574718199" table:style-name="ce1">
            <text:p>-1,351745357</text:p>
          </table:table-cell>
          <table:table-cell office:value-type="float" office:value="0.30389457322965202" table:style-name="ce1">
            <text:p>0,303894573</text:p>
          </table:table-cell>
          <table:table-cell table:number-columns-repeated="16379"/>
        </table:table-row>
        <table:table-row table:style-name="ro1">
          <table:table-cell office:value-type="float" office:value="185.5" table:style-name="ce1">
            <text:p>185,5</text:p>
          </table:table-cell>
          <table:table-cell office:value-type="float" office:value="4.9560456692856496" table:style-name="ce1">
            <text:p>4,956045669</text:p>
          </table:table-cell>
          <table:table-cell office:value-type="float" office:value="0.52097498646545304" table:style-name="ce1">
            <text:p>0,520974986</text:p>
          </table:table-cell>
          <table:table-cell office:value-type="float" office:value="-1.3556613930571999" table:style-name="ce1">
            <text:p>-1,355661393</text:p>
          </table:table-cell>
          <table:table-cell office:value-type="float" office:value="0.30137443616118598" table:style-name="ce1">
            <text:p>0,301374436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4.9460217171710203" table:style-name="ce1">
            <text:p>4,946021717</text:p>
          </table:table-cell>
          <table:table-cell office:value-type="float" office:value="0.52329944161770203" table:style-name="ce1">
            <text:p>0,523299442</text:p>
          </table:table-cell>
          <table:table-cell office:value-type="float" office:value="-1.35311033578753" table:style-name="ce1">
            <text:p>-1,353110336</text:p>
          </table:table-cell>
          <table:table-cell office:value-type="float" office:value="0.30243863515599401" table:style-name="ce1">
            <text:p>0,302438635</text:p>
          </table:table-cell>
          <table:table-cell table:number-columns-repeated="16379"/>
        </table:table-row>
        <table:table-row table:style-name="ro1">
          <table:table-cell office:value-type="float" office:value="186.5" table:style-name="ce1">
            <text:p>186,5</text:p>
          </table:table-cell>
          <table:table-cell office:value-type="float" office:value="4.9727346950054399" table:style-name="ce1">
            <text:p>4,972734695</text:p>
          </table:table-cell>
          <table:table-cell office:value-type="float" office:value="0.52123509119530398" table:style-name="ce1">
            <text:p>0,521235091</text:p>
          </table:table-cell>
          <table:table-cell office:value-type="float" office:value="-1.35501316399036" table:style-name="ce1">
            <text:p>-1,355013164</text:p>
          </table:table-cell>
          <table:table-cell office:value-type="float" office:value="0.30279138292497498" table:style-name="ce1">
            <text:p>0,302791383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4.99499944093089" table:style-name="ce1">
            <text:p>4,994999441</text:p>
          </table:table-cell>
          <table:table-cell office:value-type="float" office:value="0.52072975828194801" table:style-name="ce1">
            <text:p>0,520729758</text:p>
          </table:table-cell>
          <table:table-cell office:value-type="float" office:value="-1.3666126809843799" table:style-name="ce1">
            <text:p>-1,366612681</text:p>
          </table:table-cell>
          <table:table-cell office:value-type="float" office:value="0.29951842330171302" table:style-name="ce1">
            <text:p>0,299518423</text:p>
          </table:table-cell>
          <table:table-cell table:number-columns-repeated="16379"/>
        </table:table-row>
        <table:table-row table:style-name="ro1">
          <table:table-cell office:value-type="float" office:value="187.5" table:style-name="ce1">
            <text:p>187,5</text:p>
          </table:table-cell>
          <table:table-cell office:value-type="float" office:value="4.9566047921186902" table:style-name="ce1">
            <text:p>4,956604792</text:p>
          </table:table-cell>
          <table:table-cell office:value-type="float" office:value="0.52259544976754302" table:style-name="ce1">
            <text:p>0,52259545</text:p>
          </table:table-cell>
          <table:table-cell office:value-type="float" office:value="-1.3492898425892299" table:style-name="ce1">
            <text:p>-1,349289843</text:p>
          </table:table-cell>
          <table:table-cell office:value-type="float" office:value="0.30431989225241601" table:style-name="ce1">
            <text:p>0,304319892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4.9165030754516597" table:style-name="ce1">
            <text:p>4,916503075</text:p>
          </table:table-cell>
          <table:table-cell office:value-type="float" office:value="0.52637479127709197" table:style-name="ce1">
            <text:p>0,526374791</text:p>
          </table:table-cell>
          <table:table-cell office:value-type="float" office:value="-1.3339245020316099" table:style-name="ce1">
            <text:p>-1,333924502</text:p>
          </table:table-cell>
          <table:table-cell office:value-type="float" office:value="0.312922243852985" table:style-name="ce1">
            <text:p>0,312922244</text:p>
          </table:table-cell>
          <table:table-cell table:number-columns-repeated="16379"/>
        </table:table-row>
        <table:table-row table:style-name="ro1">
          <table:table-cell office:value-type="float" office:value="188.5" table:style-name="ce1">
            <text:p>188,5</text:p>
          </table:table-cell>
          <table:table-cell office:value-type="float" office:value="4.9596983667591896" table:style-name="ce1">
            <text:p>4,959698367</text:p>
          </table:table-cell>
          <table:table-cell office:value-type="float" office:value="0.52365878562968604" table:style-name="ce1">
            <text:p>0,523658786</text:p>
          </table:table-cell>
          <table:table-cell office:value-type="float" office:value="-1.3328195589757199" table:style-name="ce1">
            <text:p>-1,332819559</text:p>
          </table:table-cell>
          <table:table-cell office:value-type="float" office:value="0.31016426207367598" table:style-name="ce1">
            <text:p>0,310164262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.9065825115208304" table:style-name="ce1">
            <text:p>4,906582512</text:p>
          </table:table-cell>
          <table:table-cell office:value-type="float" office:value="0.52538754639011598" table:style-name="ce1">
            <text:p>0,525387546</text:p>
          </table:table-cell>
          <table:table-cell office:value-type="float" office:value="-1.33241576230735" table:style-name="ce1">
            <text:p>-1,332415762</text:p>
          </table:table-cell>
          <table:table-cell office:value-type="float" office:value="0.31370398021727902" table:style-name="ce1">
            <text:p>0,31370398</text:p>
          </table:table-cell>
          <table:table-cell table:number-columns-repeated="16379"/>
        </table:table-row>
        <table:table-row table:style-name="ro1">
          <table:table-cell office:value-type="float" office:value="189.5" table:style-name="ce1">
            <text:p>189,5</text:p>
          </table:table-cell>
          <table:table-cell office:value-type="float" office:value="4.9115026522290997" table:style-name="ce1">
            <text:p>4,911502652</text:p>
          </table:table-cell>
          <table:table-cell office:value-type="float" office:value="0.52590278756982001" table:style-name="ce1">
            <text:p>0,525902788</text:p>
          </table:table-cell>
          <table:table-cell office:value-type="float" office:value="-1.3374262769076" table:style-name="ce1">
            <text:p>-1,337426277</text:p>
          </table:table-cell>
          <table:table-cell office:value-type="float" office:value="0.30902132940750598" table:style-name="ce1">
            <text:p>0,309021329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4.86742850767408" table:style-name="ce1">
            <text:p>4,867428508</text:p>
          </table:table-cell>
          <table:table-cell office:value-type="float" office:value="0.52798496333479705" table:style-name="ce1">
            <text:p>0,527984963</text:p>
          </table:table-cell>
          <table:table-cell office:value-type="float" office:value="-1.3493943790491401" table:style-name="ce1">
            <text:p>-1,349394379</text:p>
          </table:table-cell>
          <table:table-cell office:value-type="float" office:value="0.306280367902933" table:style-name="ce1">
            <text:p>0,306280368</text:p>
          </table:table-cell>
          <table:table-cell table:number-columns-repeated="16379"/>
        </table:table-row>
        <table:table-row table:style-name="ro1">
          <table:table-cell office:value-type="float" office:value="190.5" table:style-name="ce1">
            <text:p>190,5</text:p>
          </table:table-cell>
          <table:table-cell office:value-type="float" office:value="4.85990197635138" table:style-name="ce1">
            <text:p>4,859901976</text:p>
          </table:table-cell>
          <table:table-cell office:value-type="float" office:value="0.52942920319395503" table:style-name="ce1">
            <text:p>0,529429203</text:p>
          </table:table-cell>
          <table:table-cell office:value-type="float" office:value="-1.3346135265731101" table:style-name="ce1">
            <text:p>-1,334613527</text:p>
          </table:table-cell>
          <table:table-cell office:value-type="float" office:value="0.31050007010035202" table:style-name="ce1">
            <text:p>0,31050007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4.8777533359054699" table:style-name="ce1">
            <text:p>4,877753336</text:p>
          </table:table-cell>
          <table:table-cell office:value-type="float" office:value="0.52754653023959197" table:style-name="ce1">
            <text:p>0,52754653</text:p>
          </table:table-cell>
          <table:table-cell office:value-type="float" office:value="-1.3348457171455601" table:style-name="ce1">
            <text:p>-1,334845717</text:p>
          </table:table-cell>
          <table:table-cell office:value-type="float" office:value="0.31347413056051099" table:style-name="ce1">
            <text:p>0,313474131</text:p>
          </table:table-cell>
          <table:table-cell table:number-columns-repeated="16379"/>
        </table:table-row>
        <table:table-row table:style-name="ro1">
          <table:table-cell office:value-type="float" office:value="191.5" table:style-name="ce1">
            <text:p>191,5</text:p>
          </table:table-cell>
          <table:table-cell office:value-type="float" office:value="4.7599532577338701" table:style-name="ce1">
            <text:p>4,759953258</text:p>
          </table:table-cell>
          <table:table-cell office:value-type="float" office:value="0.53617706375324703" table:style-name="ce1">
            <text:p>0,536177064</text:p>
          </table:table-cell>
          <table:table-cell office:value-type="float" office:value="-1.3026525708413099" table:style-name="ce1">
            <text:p>-1,302652571</text:p>
          </table:table-cell>
          <table:table-cell office:value-type="float" office:value="0.32515014463532799" table:style-name="ce1">
            <text:p>0,325150145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.8340356864396004" table:style-name="ce1">
            <text:p>4,834035686</text:p>
          </table:table-cell>
          <table:table-cell office:value-type="float" office:value="0.52955171757844399" table:style-name="ce1">
            <text:p>0,529551718</text:p>
          </table:table-cell>
          <table:table-cell office:value-type="float" office:value="-1.3276706980080599" table:style-name="ce1">
            <text:p>-1,327670698</text:p>
          </table:table-cell>
          <table:table-cell office:value-type="float" office:value="0.31312252675152102" table:style-name="ce1">
            <text:p>0,313122527</text:p>
          </table:table-cell>
          <table:table-cell table:number-columns-repeated="16379"/>
        </table:table-row>
        <table:table-row table:style-name="ro1">
          <table:table-cell office:value-type="float" office:value="192.5" table:style-name="ce1">
            <text:p>192,5</text:p>
          </table:table-cell>
          <table:table-cell office:value-type="float" office:value="4.6446467071595201" table:style-name="ce1">
            <text:p>4,644646707</text:p>
          </table:table-cell>
          <table:table-cell office:value-type="float" office:value="0.54325430633181104" table:style-name="ce1">
            <text:p>0,543254306</text:p>
          </table:table-cell>
          <table:table-cell office:value-type="float" office:value="-1.27915448610135" table:style-name="ce1">
            <text:p>-1,279154486</text:p>
          </table:table-cell>
          <table:table-cell office:value-type="float" office:value="0.33651555222511498" table:style-name="ce1">
            <text:p>0,336515552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.6206860941590699" table:style-name="ce1">
            <text:p>4,620686094</text:p>
          </table:table-cell>
          <table:table-cell office:value-type="float" office:value="0.54483726240310104" table:style-name="ce1">
            <text:p>0,544837262</text:p>
          </table:table-cell>
          <table:table-cell office:value-type="float" office:value="-1.2641395380512901" table:style-name="ce1">
            <text:p>-1,264139538</text:p>
          </table:table-cell>
          <table:table-cell office:value-type="float" office:value="0.34164715776722698" table:style-name="ce1">
            <text:p>0,341647158</text:p>
          </table:table-cell>
          <table:table-cell table:number-columns-repeated="16379"/>
        </table:table-row>
        <table:table-row table:style-name="ro1">
          <table:table-cell office:value-type="float" office:value="193.5" table:style-name="ce1">
            <text:p>193,5</text:p>
          </table:table-cell>
          <table:table-cell office:value-type="float" office:value="4.4785902598501997" table:style-name="ce1">
            <text:p>4,47859026</text:p>
          </table:table-cell>
          <table:table-cell office:value-type="float" office:value="0.554207933947648" table:style-name="ce1">
            <text:p>0,554207934</text:p>
          </table:table-cell>
          <table:table-cell office:value-type="float" office:value="-1.2333710413985499" table:style-name="ce1">
            <text:p>-1,233371041</text:p>
          </table:table-cell>
          <table:table-cell office:value-type="float" office:value="0.35617299785920697" table:style-name="ce1">
            <text:p>0,356172998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.3485758504997598" table:style-name="ce1">
            <text:p>4,34857585</text:p>
          </table:table-cell>
          <table:table-cell office:value-type="float" office:value="0.56122466388981196" table:style-name="ce1">
            <text:p>0,561224664</text:p>
          </table:table-cell>
          <table:table-cell office:value-type="float" office:value="-1.2006194931197101" table:style-name="ce1">
            <text:p>-1,200619493</text:p>
          </table:table-cell>
          <table:table-cell office:value-type="float" office:value="0.37388601331527099" table:style-name="ce1">
            <text:p>0,373886013</text:p>
          </table:table-cell>
          <table:table-cell table:number-columns-repeated="16379"/>
        </table:table-row>
        <table:table-row table:style-name="ro1">
          <table:table-cell office:value-type="float" office:value="194.5" table:style-name="ce1">
            <text:p>194,5</text:p>
          </table:table-cell>
          <table:table-cell office:value-type="float" office:value="4.1954876602982401" table:style-name="ce1">
            <text:p>4,19548766</text:p>
          </table:table-cell>
          <table:table-cell office:value-type="float" office:value="0.575260345751479" table:style-name="ce1">
            <text:p>0,575260346</text:p>
          </table:table-cell>
          <table:table-cell office:value-type="float" office:value="-1.1418666528510999" table:style-name="ce1">
            <text:p>-1,141866653</text:p>
          </table:table-cell>
          <table:table-cell office:value-type="float" office:value="0.40115890643191898" table:style-name="ce1">
            <text:p>0,401158906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.9110749810743801" table:style-name="ce1">
            <text:p>3,911074981</text:p>
          </table:table-cell>
          <table:table-cell office:value-type="float" office:value="0.59775061395732898" table:style-name="ce1">
            <text:p>0,597750614</text:p>
          </table:table-cell>
          <table:table-cell office:value-type="float" office:value="-1.0458010184518101" table:style-name="ce1">
            <text:p>-1,045801018</text:p>
          </table:table-cell>
          <table:table-cell office:value-type="float" office:value="0.44266433454266702" table:style-name="ce1">
            <text:p>0,442664335</text:p>
          </table:table-cell>
          <table:table-cell table:number-columns-repeated="16379"/>
        </table:table-row>
        <table:table-row table:style-name="ro1">
          <table:table-cell office:value-type="float" office:value="195.5" table:style-name="ce1">
            <text:p>195,5</text:p>
          </table:table-cell>
          <table:table-cell office:value-type="float" office:value="3.7522650993662698" table:style-name="ce1">
            <text:p>3,752265099</text:p>
          </table:table-cell>
          <table:table-cell office:value-type="float" office:value="0.60493878437423798" table:style-name="ce1">
            <text:p>0,604938784</text:p>
          </table:table-cell>
          <table:table-cell office:value-type="float" office:value="-1.0246029541327499" table:style-name="ce1">
            <text:p>-1,024602954</text:p>
          </table:table-cell>
          <table:table-cell office:value-type="float" office:value="0.45614732304231698" table:style-name="ce1">
            <text:p>0,456147323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.4785731695967899" table:style-name="ce1">
            <text:p>3,47857317</text:p>
          </table:table-cell>
          <table:table-cell office:value-type="float" office:value="0.62595435483691797" table:style-name="ce1">
            <text:p>0,625954355</text:p>
          </table:table-cell>
          <table:table-cell office:value-type="float" office:value="-0.92825721634414105" table:style-name="ce1">
            <text:p>-0,928257216</text:p>
          </table:table-cell>
          <table:table-cell office:value-type="float" office:value="0.49543385717232802" table:style-name="ce1">
            <text:p>0,495433857</text:p>
          </table:table-cell>
          <table:table-cell table:number-columns-repeated="16379"/>
        </table:table-row>
        <table:table-row table:style-name="ro1">
          <table:table-cell office:value-type="float" office:value="196.5" table:style-name="ce1">
            <text:p>196,5</text:p>
          </table:table-cell>
          <table:table-cell office:value-type="float" office:value="3.0943135196091598" table:style-name="ce1">
            <text:p>3,09431352</text:p>
          </table:table-cell>
          <table:table-cell office:value-type="float" office:value="0.66891620703683996" table:style-name="ce1">
            <text:p>0,668916207</text:p>
          </table:table-cell>
          <table:table-cell office:value-type="float" office:value="-0.74091757726041196" table:style-name="ce1">
            <text:p>-0,740917577</text:p>
          </table:table-cell>
          <table:table-cell office:value-type="float" office:value="0.57281058443196597" table:style-name="ce1">
            <text:p>0,572810584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.4976115817937798" table:style-name="ce1">
            <text:p>2,497611582</text:p>
          </table:table-cell>
          <table:table-cell office:value-type="float" office:value="0.72801355988907002" table:style-name="ce1">
            <text:p>0,72801356</text:p>
          </table:table-cell>
          <table:table-cell office:value-type="float" office:value="-0.59930685892185298" table:style-name="ce1">
            <text:p>-0,599306859</text:p>
          </table:table-cell>
          <table:table-cell office:value-type="float" office:value="0.63317485862995404" table:style-name="ce1">
            <text:p>0,633174859</text:p>
          </table:table-cell>
          <table:table-cell table:number-columns-repeated="16379"/>
        </table:table-row>
        <table:table-row table:style-name="ro1">
          <table:table-cell office:value-type="float" office:value="197.5" table:style-name="ce1">
            <text:p>197,5</text:p>
          </table:table-cell>
          <table:table-cell office:value-type="float" office:value="2.2398909492851899" table:style-name="ce1">
            <text:p>2,239890949</text:p>
          </table:table-cell>
          <table:table-cell office:value-type="float" office:value="0.78728059271740503" table:style-name="ce1">
            <text:p>0,787280593</text:p>
          </table:table-cell>
          <table:table-cell office:value-type="float" office:value="-0.13623748606243499" table:style-name="ce1">
            <text:p>-0,136237486</text:p>
          </table:table-cell>
          <table:table-cell office:value-type="float" office:value="0.78859269371623797" table:style-name="ce1">
            <text:p>0,788592694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.6864341617980301" table:style-name="ce1">
            <text:p>1,686434162</text:p>
          </table:table-cell>
          <table:table-cell office:value-type="float" office:value="0.87372768697268599" table:style-name="ce1">
            <text:p>0,873727687</text:p>
          </table:table-cell>
          <table:table-cell office:value-type="float" office:value="0.15224713091943901" table:style-name="ce1">
            <text:p>0,152247131</text:p>
          </table:table-cell>
          <table:table-cell office:value-type="float" office:value="0.86715955520431498" table:style-name="ce1">
            <text:p>0,867159555</text:p>
          </table:table-cell>
          <table:table-cell table:number-columns-repeated="16379"/>
        </table:table-row>
        <table:table-row table:style-name="ro1">
          <table:table-cell office:value-type="float" office:value="198.5" table:style-name="ce1">
            <text:p>198,5</text:p>
          </table:table-cell>
          <table:table-cell office:value-type="float" office:value="1.36676781600734" table:style-name="ce1">
            <text:p>1,366767816</text:p>
          </table:table-cell>
          <table:table-cell office:value-type="float" office:value="0.98544911723654405" table:style-name="ce1">
            <text:p>0,985449117</text:p>
          </table:table-cell>
          <table:table-cell office:value-type="float" office:value="0.63943423762513796" table:style-name="ce1">
            <text:p>0,639434238</text:p>
          </table:table-cell>
          <table:table-cell office:value-type="float" office:value="1.01638668131858" table:style-name="ce1">
            <text:p>1,016386681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0.95417640571252904" table:style-name="ce1">
            <text:p>0,954176406</text:p>
          </table:table-cell>
          <table:table-cell office:value-type="float" office:value="1.1507444650177501" table:style-name="ce1">
            <text:p>1,150744465</text:p>
          </table:table-cell>
          <table:table-cell office:value-type="float" office:value="1.2598697638765901" table:style-name="ce1">
            <text:p>1,259869764</text:p>
          </table:table-cell>
          <table:table-cell office:value-type="float" office:value="1.13891309690929" table:style-name="ce1">
            <text:p>1,138913097</text:p>
          </table:table-cell>
          <table:table-cell table:number-columns-repeated="16379"/>
        </table:table-row>
        <table:table-row table:style-name="ro1">
          <table:table-cell office:value-type="float" office:value="199.5" table:style-name="ce1">
            <text:p>199,5</text:p>
          </table:table-cell>
          <table:table-cell office:value-type="float" office:value="0.64774608124370903" table:style-name="ce1">
            <text:p>0,647746081</text:p>
          </table:table-cell>
          <table:table-cell office:value-type="float" office:value="1.38701437505208" table:style-name="ce1">
            <text:p>1,387014375</text:p>
          </table:table-cell>
          <table:table-cell office:value-type="float" office:value="1.9212277734123999" table:style-name="ce1">
            <text:p>1,921227773</text:p>
          </table:table-cell>
          <table:table-cell office:value-type="float" office:value="1.2107617109358499" table:style-name="ce1">
            <text:p>1,210761711</text:p>
          </table:table-cell>
          <table:table-cell table:number-columns-repeated="16379"/>
        </table:table-row>
        <table:table-row table:number-rows-repeated="1048176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26:49Z</dc:date>
    <meta:editing-cycles>7</meta:editing-cycles>
    <meta:editing-duration>PT0S</meta:editing-duration>
  </office:meta>
</office:document-meta>
</file>